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040e2"/>
    </style:style>
    <style:style style:name="P2" style:family="paragraph" style:parent-style-name="Text_20_body">
      <style:paragraph-properties fo:text-align="justify" style:justify-single-word="false"/>
      <style:text-properties fo:font-weight="bold" officeooo:rsid="0054d40b" officeooo:paragraph-rsid="0054d40b" style:font-weight-asian="bold" style:font-weight-complex="bold"/>
    </style:style>
    <style:style style:name="P3" style:family="paragraph" style:parent-style-name="Text_20_body">
      <style:paragraph-properties fo:text-align="justify" style:justify-single-word="false"/>
      <style:text-properties fo:font-weight="bold" officeooo:rsid="0054d40b" officeooo:paragraph-rsid="0069436f" style:font-weight-asian="bold" style:font-weight-complex="bold"/>
    </style:style>
    <style:style style:name="P4" style:family="paragraph" style:parent-style-name="Text_20_body">
      <style:paragraph-properties fo:text-align="justify" style:justify-single-word="false"/>
      <style:text-properties fo:font-weight="bold" officeooo:rsid="005cca13" officeooo:paragraph-rsid="00688763" style:font-weight-asian="bold" style:font-weight-complex="bold"/>
    </style:style>
    <style:style style:name="P5" style:family="paragraph" style:parent-style-name="Text_20_body">
      <style:paragraph-properties fo:text-align="justify" style:justify-single-word="false"/>
      <style:text-properties fo:font-weight="bold" officeooo:rsid="005cca13" officeooo:paragraph-rsid="01478914" style:font-weight-asian="bold" style:font-weight-complex="bold"/>
    </style:style>
    <style:style style:name="P6" style:family="paragraph" style:parent-style-name="Text_20_body">
      <style:paragraph-properties fo:text-align="justify" style:justify-single-word="false"/>
      <style:text-properties fo:font-weight="bold" officeooo:rsid="005cca13" officeooo:paragraph-rsid="01495aa9" style:font-weight-asian="bold" style:font-weight-complex="bold"/>
    </style:style>
    <style:style style:name="P7" style:family="paragraph" style:parent-style-name="Text_20_body">
      <style:paragraph-properties fo:text-align="justify" style:justify-single-word="false"/>
      <style:text-properties fo:font-weight="bold" officeooo:rsid="005cca13" officeooo:paragraph-rsid="014e0946" style:font-weight-asian="bold" style:font-weight-complex="bold"/>
    </style:style>
    <style:style style:name="P8" style:family="paragraph" style:parent-style-name="Text_20_body">
      <style:paragraph-properties fo:text-align="justify" style:justify-single-word="false"/>
      <style:text-properties fo:font-weight="bold" officeooo:rsid="005cca13" officeooo:paragraph-rsid="014f2be8" style:font-weight-asian="bold" style:font-weight-complex="bold"/>
    </style:style>
    <style:style style:name="P9" style:family="paragraph" style:parent-style-name="Text_20_body">
      <style:paragraph-properties fo:text-align="justify" style:justify-single-word="false"/>
      <style:text-properties fo:font-weight="bold" officeooo:rsid="005cca13" officeooo:paragraph-rsid="015928c3" style:font-weight-asian="bold" style:font-weight-complex="bold"/>
    </style:style>
    <style:style style:name="P10" style:family="paragraph" style:parent-style-name="Text_20_body">
      <style:paragraph-properties fo:text-align="justify" style:justify-single-word="false"/>
      <style:text-properties fo:font-weight="bold" officeooo:rsid="005cca13" officeooo:paragraph-rsid="01629b39" style:font-weight-asian="bold" style:font-weight-complex="bold"/>
    </style:style>
    <style:style style:name="P11" style:family="paragraph" style:parent-style-name="Text_20_body">
      <style:paragraph-properties fo:text-align="justify" style:justify-single-word="false"/>
      <style:text-properties fo:font-weight="bold" officeooo:rsid="005cca13" officeooo:paragraph-rsid="016b16b0" style:font-weight-asian="bold" style:font-weight-complex="bold"/>
    </style:style>
    <style:style style:name="P12" style:family="paragraph" style:parent-style-name="Text_20_body">
      <style:paragraph-properties fo:text-align="justify" style:justify-single-word="false"/>
      <style:text-properties fo:font-weight="bold" officeooo:rsid="005cca13" officeooo:paragraph-rsid="016e7d0e" style:font-weight-asian="bold" style:font-weight-complex="bold"/>
    </style:style>
    <style:style style:name="P13" style:family="paragraph" style:parent-style-name="Text_20_body">
      <style:paragraph-properties fo:text-align="justify" style:justify-single-word="false"/>
      <style:text-properties fo:font-weight="bold" officeooo:rsid="005cca13" officeooo:paragraph-rsid="016fe4a0" style:font-weight-asian="bold" style:font-weight-complex="bold"/>
    </style:style>
    <style:style style:name="P14" style:family="paragraph" style:parent-style-name="Text_20_body">
      <style:paragraph-properties fo:text-align="justify" style:justify-single-word="false"/>
      <style:text-properties fo:font-weight="bold" officeooo:rsid="005cca13" officeooo:paragraph-rsid="0171c932" style:font-weight-asian="bold" style:font-weight-complex="bold"/>
    </style:style>
    <style:style style:name="P15" style:family="paragraph" style:parent-style-name="Text_20_body">
      <style:paragraph-properties fo:text-align="justify" style:justify-single-word="false"/>
      <style:text-properties fo:font-weight="bold" officeooo:rsid="005cca13" officeooo:paragraph-rsid="0172c6c2" style:font-weight-asian="bold" style:font-weight-complex="bold"/>
    </style:style>
    <style:style style:name="P16" style:family="paragraph" style:parent-style-name="Text_20_body">
      <style:paragraph-properties fo:text-align="justify" style:justify-single-word="false"/>
      <style:text-properties fo:font-weight="bold" officeooo:rsid="005cca13" officeooo:paragraph-rsid="0174662e" style:font-weight-asian="bold" style:font-weight-complex="bold"/>
    </style:style>
    <style:style style:name="P17" style:family="paragraph" style:parent-style-name="Text_20_body">
      <style:paragraph-properties fo:text-align="justify" style:justify-single-word="false"/>
      <style:text-properties fo:font-weight="bold" officeooo:rsid="005cca13" officeooo:paragraph-rsid="0166faac" style:font-weight-asian="bold" style:font-weight-complex="bold"/>
    </style:style>
    <style:style style:name="P18" style:family="paragraph" style:parent-style-name="Text_20_body">
      <style:paragraph-properties fo:text-align="justify" style:justify-single-word="false"/>
      <style:text-properties fo:font-weight="bold" officeooo:rsid="00650104" officeooo:paragraph-rsid="00650104" style:font-weight-asian="bold" style:font-weight-complex="bold"/>
    </style:style>
    <style:style style:name="P19" style:family="paragraph" style:parent-style-name="Text_20_body">
      <style:paragraph-properties fo:text-align="justify" style:justify-single-word="false"/>
      <style:text-properties fo:font-weight="bold" officeooo:rsid="00799222" officeooo:paragraph-rsid="00799222" style:font-weight-asian="bold" style:font-weight-complex="bold"/>
    </style:style>
    <style:style style:name="P20" style:family="paragraph" style:parent-style-name="Text_20_body">
      <style:paragraph-properties fo:text-align="justify" style:justify-single-word="false"/>
      <style:text-properties fo:font-weight="bold" officeooo:rsid="00799222" officeooo:paragraph-rsid="007c2078" style:font-weight-asian="bold" style:font-weight-complex="bold"/>
    </style:style>
    <style:style style:name="P21" style:family="paragraph" style:parent-style-name="Text_20_body">
      <style:paragraph-properties fo:text-align="justify" style:justify-single-word="false"/>
      <style:text-properties fo:font-weight="bold" officeooo:rsid="00180a85" officeooo:paragraph-rsid="0066277d" style:font-weight-asian="bold" style:font-weight-complex="bold"/>
    </style:style>
    <style:style style:name="P22" style:family="paragraph" style:parent-style-name="Text_20_body">
      <style:paragraph-properties fo:text-align="justify" style:justify-single-word="false"/>
      <style:text-properties fo:font-weight="bold" officeooo:rsid="00180a85" officeooo:paragraph-rsid="0054d40b" style:font-weight-asian="bold" style:font-weight-complex="bold"/>
    </style:style>
    <style:style style:name="P23" style:family="paragraph" style:parent-style-name="Text_20_body">
      <style:paragraph-properties fo:text-align="justify" style:justify-single-word="false"/>
      <style:text-properties fo:font-weight="bold" officeooo:rsid="00180a85" officeooo:paragraph-rsid="00180a85" style:font-weight-asian="bold" style:font-weight-complex="bold"/>
    </style:style>
    <style:style style:name="P24" style:family="paragraph" style:parent-style-name="Text_20_body">
      <style:paragraph-properties fo:text-align="justify" style:justify-single-word="false"/>
      <style:text-properties fo:font-weight="bold" officeooo:rsid="00180a85" officeooo:paragraph-rsid="0069436f" style:font-weight-asian="bold" style:font-weight-complex="bold"/>
    </style:style>
    <style:style style:name="P25" style:family="paragraph" style:parent-style-name="Text_20_body">
      <style:paragraph-properties fo:text-align="justify" style:justify-single-word="false"/>
      <style:text-properties fo:font-weight="bold" officeooo:rsid="00180a85" officeooo:paragraph-rsid="0022649a" style:font-weight-asian="bold" style:font-weight-complex="bold"/>
    </style:style>
    <style:style style:name="P26" style:family="paragraph" style:parent-style-name="Text_20_body">
      <style:paragraph-properties fo:text-align="justify" style:justify-single-word="false"/>
      <style:text-properties fo:font-weight="bold" officeooo:rsid="00180a85" officeooo:paragraph-rsid="002463f2" style:font-weight-asian="bold" style:font-weight-complex="bold"/>
    </style:style>
    <style:style style:name="P27" style:family="paragraph" style:parent-style-name="Text_20_body">
      <style:paragraph-properties fo:text-align="justify" style:justify-single-word="false"/>
      <style:text-properties fo:font-weight="bold" officeooo:rsid="00180a85" officeooo:paragraph-rsid="006f8f47" style:font-weight-asian="bold" style:font-weight-complex="bold"/>
    </style:style>
    <style:style style:name="P28" style:family="paragraph" style:parent-style-name="Text_20_body">
      <style:paragraph-properties fo:text-align="justify" style:justify-single-word="false"/>
      <style:text-properties fo:font-weight="bold" officeooo:rsid="00180a85" officeooo:paragraph-rsid="00970740" style:font-weight-asian="bold" style:font-weight-complex="bold"/>
    </style:style>
    <style:style style:name="P29" style:family="paragraph" style:parent-style-name="Text_20_body">
      <style:paragraph-properties fo:text-align="justify" style:justify-single-word="false"/>
      <style:text-properties fo:font-weight="bold" officeooo:rsid="00180a85" officeooo:paragraph-rsid="011b2a24" style:font-weight-asian="bold" style:font-weight-complex="bold"/>
    </style:style>
    <style:style style:name="P30" style:family="paragraph" style:parent-style-name="Text_20_body">
      <style:paragraph-properties fo:text-align="justify" style:justify-single-word="false"/>
      <style:text-properties fo:font-weight="bold" officeooo:rsid="00180a85" officeooo:paragraph-rsid="013ca799" style:font-weight-asian="bold" style:font-weight-complex="bold"/>
    </style:style>
    <style:style style:name="P31" style:family="paragraph" style:parent-style-name="Text_20_body">
      <style:paragraph-properties fo:text-align="justify" style:justify-single-word="false"/>
      <style:text-properties fo:font-weight="bold" officeooo:rsid="00622313" officeooo:paragraph-rsid="0066277d" style:font-weight-asian="bold" style:font-weight-complex="bold"/>
    </style:style>
    <style:style style:name="P32" style:family="paragraph" style:parent-style-name="Text_20_body">
      <style:paragraph-properties fo:text-align="justify" style:justify-single-word="false"/>
      <style:text-properties fo:font-weight="bold" officeooo:rsid="0057351b" officeooo:paragraph-rsid="006040e2" style:font-weight-asian="bold" style:font-weight-complex="bold"/>
    </style:style>
    <style:style style:name="P33" style:family="paragraph" style:parent-style-name="Text_20_body">
      <style:paragraph-properties fo:text-align="justify" style:justify-single-word="false"/>
      <style:text-properties fo:font-weight="bold" officeooo:rsid="003acbbc" officeooo:paragraph-rsid="003acbbc" style:font-weight-asian="bold" style:font-weight-complex="bold"/>
    </style:style>
    <style:style style:name="P34" style:family="paragraph" style:parent-style-name="Text_20_body">
      <style:paragraph-properties fo:text-align="justify" style:justify-single-word="false"/>
      <style:text-properties fo:font-weight="bold" officeooo:rsid="003acbbc" officeooo:paragraph-rsid="012225ee" style:font-weight-asian="bold" style:font-weight-complex="bold"/>
    </style:style>
    <style:style style:name="P35" style:family="paragraph" style:parent-style-name="Text_20_body">
      <style:paragraph-properties fo:text-align="justify" style:justify-single-word="false"/>
      <style:text-properties fo:font-weight="bold" officeooo:paragraph-rsid="006040e2" style:font-weight-asian="bold" style:font-weight-complex="bold"/>
    </style:style>
    <style:style style:name="P36" style:family="paragraph" style:parent-style-name="Text_20_body">
      <style:paragraph-properties fo:text-align="justify" style:justify-single-word="false"/>
      <style:text-properties fo:font-weight="bold" officeooo:rsid="006040e2" officeooo:paragraph-rsid="006040e2" style:font-weight-asian="bold" style:font-weight-complex="bold"/>
    </style:style>
    <style:style style:name="P37" style:family="paragraph" style:parent-style-name="Text_20_body">
      <style:paragraph-properties fo:text-align="justify" style:justify-single-word="false"/>
      <style:text-properties fo:font-weight="bold" officeooo:rsid="00324be6" officeooo:paragraph-rsid="00324be6" style:font-weight-asian="bold" style:font-weight-complex="bold"/>
    </style:style>
    <style:style style:name="P38" style:family="paragraph" style:parent-style-name="Text_20_body">
      <style:paragraph-properties fo:text-align="justify" style:justify-single-word="false"/>
      <style:text-properties fo:font-weight="bold" officeooo:rsid="00343467" officeooo:paragraph-rsid="00343467" style:font-weight-asian="bold" style:font-weight-complex="bold"/>
    </style:style>
    <style:style style:name="P39" style:family="paragraph" style:parent-style-name="Text_20_body">
      <style:paragraph-properties fo:text-align="justify" style:justify-single-word="false"/>
      <style:text-properties fo:font-weight="bold" officeooo:rsid="0036dd21" officeooo:paragraph-rsid="0036dd21" style:font-weight-asian="bold" style:font-weight-complex="bold"/>
    </style:style>
    <style:style style:name="P40" style:family="paragraph" style:parent-style-name="Text_20_body">
      <style:paragraph-properties fo:text-align="justify" style:justify-single-word="false"/>
      <style:text-properties fo:font-weight="bold" officeooo:rsid="003830e6" officeooo:paragraph-rsid="003830e6" style:font-weight-asian="bold" style:font-weight-complex="bold"/>
    </style:style>
    <style:style style:name="P41" style:family="paragraph" style:parent-style-name="Text_20_body">
      <style:paragraph-properties fo:text-align="justify" style:justify-single-word="false"/>
      <style:text-properties fo:font-weight="bold" officeooo:rsid="0040e82c" officeooo:paragraph-rsid="0040e82c" style:font-weight-asian="bold" style:font-weight-complex="bold"/>
    </style:style>
    <style:style style:name="P42" style:family="paragraph" style:parent-style-name="Text_20_body">
      <style:paragraph-properties fo:text-align="justify" style:justify-single-word="false"/>
      <style:text-properties fo:font-weight="bold" officeooo:rsid="006b54ea" officeooo:paragraph-rsid="006b54ea" style:font-weight-asian="bold" style:font-weight-complex="bold"/>
    </style:style>
    <style:style style:name="P43" style:family="paragraph" style:parent-style-name="Text_20_body">
      <style:paragraph-properties fo:text-align="justify" style:justify-single-word="false"/>
      <style:text-properties fo:font-weight="bold" officeooo:rsid="006e0d06" officeooo:paragraph-rsid="006e0d06" style:font-weight-asian="bold" style:font-weight-complex="bold"/>
    </style:style>
    <style:style style:name="P44" style:family="paragraph" style:parent-style-name="Text_20_body">
      <style:paragraph-properties fo:text-align="justify" style:justify-single-word="false"/>
      <style:text-properties fo:font-weight="bold" officeooo:rsid="006f8f47" officeooo:paragraph-rsid="006f8f47" style:font-weight-asian="bold" style:font-weight-complex="bold"/>
    </style:style>
    <style:style style:name="P45" style:family="paragraph" style:parent-style-name="Text_20_body">
      <style:paragraph-properties fo:text-align="justify" style:justify-single-word="false"/>
      <style:text-properties fo:font-weight="bold" officeooo:rsid="00a510b2" officeooo:paragraph-rsid="00a36b5b" style:font-weight-asian="bold" style:font-weight-complex="bold"/>
    </style:style>
    <style:style style:name="P46" style:family="paragraph" style:parent-style-name="Text_20_body">
      <style:paragraph-properties fo:text-align="justify" style:justify-single-word="false"/>
      <style:text-properties fo:font-weight="bold" officeooo:rsid="00bbc3dd" officeooo:paragraph-rsid="00bbc3dd" style:font-weight-asian="bold" style:font-weight-complex="bold"/>
    </style:style>
    <style:style style:name="P47" style:family="paragraph" style:parent-style-name="Text_20_body">
      <style:paragraph-properties fo:text-align="justify" style:justify-single-word="false"/>
      <style:text-properties fo:font-weight="bold" officeooo:rsid="00854f17" officeooo:paragraph-rsid="00854f17" style:font-weight-asian="bold" style:font-weight-complex="bold"/>
    </style:style>
    <style:style style:name="P48" style:family="paragraph" style:parent-style-name="Text_20_body">
      <style:paragraph-properties fo:text-align="justify" style:justify-single-word="false"/>
      <style:text-properties fo:font-weight="bold" officeooo:rsid="00854f17" officeooo:paragraph-rsid="0082b1bc" style:font-weight-asian="bold" style:font-weight-complex="bold"/>
    </style:style>
    <style:style style:name="P49" style:family="paragraph" style:parent-style-name="Text_20_body">
      <style:paragraph-properties fo:text-align="justify" style:justify-single-word="false"/>
      <style:text-properties fo:font-weight="bold" officeooo:rsid="009c5ba7" officeooo:paragraph-rsid="00ce7fd6" style:font-weight-asian="bold" style:font-weight-complex="bold"/>
    </style:style>
    <style:style style:name="P50" style:family="paragraph" style:parent-style-name="Text_20_body">
      <style:paragraph-properties fo:text-align="justify" style:justify-single-word="false"/>
      <style:text-properties fo:font-weight="bold" officeooo:rsid="009c5ba7" officeooo:paragraph-rsid="00ef3b66" style:font-weight-asian="bold" style:font-weight-complex="bold"/>
    </style:style>
    <style:style style:name="P51" style:family="paragraph" style:parent-style-name="Text_20_body">
      <style:paragraph-properties fo:text-align="justify" style:justify-single-word="false"/>
      <style:text-properties fo:font-weight="bold" officeooo:rsid="009c5ba7" officeooo:paragraph-rsid="009c5ba7" style:font-weight-asian="bold" style:font-weight-complex="bold"/>
    </style:style>
    <style:style style:name="P52" style:family="paragraph" style:parent-style-name="Text_20_body">
      <style:paragraph-properties fo:text-align="justify" style:justify-single-word="false"/>
      <style:text-properties fo:font-weight="bold" officeooo:rsid="00d83a6d" officeooo:paragraph-rsid="00d83a6d" style:font-weight-asian="bold" style:font-weight-complex="bold"/>
    </style:style>
    <style:style style:name="P53" style:family="paragraph" style:parent-style-name="Text_20_body">
      <style:paragraph-properties fo:text-align="justify" style:justify-single-word="false"/>
      <style:text-properties fo:font-weight="bold" officeooo:rsid="00b26db9" officeooo:paragraph-rsid="00b26db9" style:font-weight-asian="bold" style:font-weight-complex="bold"/>
    </style:style>
    <style:style style:name="P54" style:family="paragraph" style:parent-style-name="Text_20_body">
      <style:paragraph-properties fo:text-align="justify" style:justify-single-word="false"/>
      <style:text-properties fo:font-weight="bold" officeooo:rsid="00de3c3b" officeooo:paragraph-rsid="00de3c3b" style:font-weight-asian="bold" style:font-weight-complex="bold"/>
    </style:style>
    <style:style style:name="P55" style:family="paragraph" style:parent-style-name="Text_20_body">
      <style:paragraph-properties fo:text-align="justify" style:justify-single-word="false"/>
      <style:text-properties fo:font-weight="bold" officeooo:rsid="00f96d70" officeooo:paragraph-rsid="00f96d70" style:font-weight-asian="bold" style:font-weight-complex="bold"/>
    </style:style>
    <style:style style:name="P56" style:family="paragraph" style:parent-style-name="Text_20_body">
      <style:paragraph-properties fo:text-align="justify" style:justify-single-word="false"/>
      <style:text-properties fo:font-weight="bold" officeooo:rsid="00c6525c" officeooo:paragraph-rsid="00c6525c" style:font-weight-asian="bold" style:font-weight-complex="bold"/>
    </style:style>
    <style:style style:name="P57" style:family="paragraph" style:parent-style-name="Text_20_body">
      <style:paragraph-properties fo:text-align="justify" style:justify-single-word="false"/>
      <style:text-properties fo:font-weight="bold" officeooo:rsid="00fb249d" officeooo:paragraph-rsid="00fb249d" style:font-weight-asian="bold" style:font-weight-complex="bold"/>
    </style:style>
    <style:style style:name="P58" style:family="paragraph" style:parent-style-name="Text_20_body">
      <style:paragraph-properties fo:text-align="justify" style:justify-single-word="false"/>
      <style:text-properties fo:font-weight="bold" officeooo:rsid="00848e46" officeooo:paragraph-rsid="00848e46" style:font-weight-asian="bold" style:font-weight-complex="bold"/>
    </style:style>
    <style:style style:name="P59" style:family="paragraph" style:parent-style-name="Text_20_body">
      <style:paragraph-properties fo:text-align="justify" style:justify-single-word="false"/>
      <style:text-properties fo:font-weight="bold" officeooo:rsid="01203414" officeooo:paragraph-rsid="01203414" style:font-weight-asian="bold" style:font-weight-complex="bold"/>
    </style:style>
    <style:style style:name="P60" style:family="paragraph" style:parent-style-name="Text_20_body">
      <style:paragraph-properties fo:text-align="justify" style:justify-single-word="false"/>
      <style:text-properties fo:font-weight="bold" officeooo:rsid="012396f8" officeooo:paragraph-rsid="012396f8" style:font-weight-asian="bold" style:font-weight-complex="bold"/>
    </style:style>
    <style:style style:name="P61" style:family="paragraph" style:parent-style-name="Text_20_body">
      <style:paragraph-properties fo:text-align="justify" style:justify-single-word="false"/>
      <style:text-properties fo:font-weight="bold" officeooo:rsid="012ed756" officeooo:paragraph-rsid="012ed756" style:font-weight-asian="bold" style:font-weight-complex="bold"/>
    </style:style>
    <style:style style:name="P62" style:family="paragraph" style:parent-style-name="Text_20_body">
      <style:paragraph-properties fo:text-align="justify" style:justify-single-word="false"/>
      <style:text-properties fo:font-weight="bold" officeooo:rsid="01344c1f" officeooo:paragraph-rsid="01344c1f" style:font-weight-asian="bold" style:font-weight-complex="bold"/>
    </style:style>
    <style:style style:name="P63" style:family="paragraph" style:parent-style-name="Text_20_body">
      <style:paragraph-properties fo:text-align="justify" style:justify-single-word="false"/>
      <style:text-properties fo:font-weight="bold" officeooo:rsid="013769be" officeooo:paragraph-rsid="013769be" style:font-weight-asian="bold" style:font-weight-complex="bold"/>
    </style:style>
    <style:style style:name="P64" style:family="paragraph" style:parent-style-name="Text_20_body">
      <style:paragraph-properties fo:text-align="justify" style:justify-single-word="false"/>
      <style:text-properties fo:font-weight="bold" officeooo:rsid="013c4b85" officeooo:paragraph-rsid="013c4b85" style:font-weight-asian="bold" style:font-weight-complex="bold"/>
    </style:style>
    <style:style style:name="P65" style:family="paragraph" style:parent-style-name="Text_20_body">
      <style:paragraph-properties fo:text-align="justify" style:justify-single-word="false"/>
      <style:text-properties fo:font-weight="bold" officeooo:rsid="00a8a2fc" officeooo:paragraph-rsid="014d3dbb" style:font-weight-asian="bold" style:font-weight-complex="bold"/>
    </style:style>
    <style:style style:name="P66" style:family="paragraph" style:parent-style-name="Text_20_body">
      <style:paragraph-properties fo:text-align="justify" style:justify-single-word="false"/>
      <style:text-properties fo:font-weight="bold" officeooo:rsid="01478914" officeooo:paragraph-rsid="01478914" style:font-weight-asian="bold" style:font-weight-complex="bold"/>
    </style:style>
    <style:style style:name="P67" style:family="paragraph" style:parent-style-name="Text_20_body">
      <style:paragraph-properties fo:text-align="justify" style:justify-single-word="false"/>
      <style:text-properties fo:font-weight="bold" officeooo:rsid="0156b6ec" officeooo:paragraph-rsid="0156b6ec" style:font-weight-asian="bold" style:font-weight-complex="bold"/>
    </style:style>
    <style:style style:name="P68" style:family="paragraph" style:parent-style-name="Text_20_body">
      <style:paragraph-properties fo:text-align="justify" style:justify-single-word="false"/>
      <style:text-properties fo:font-weight="bold" officeooo:rsid="01616fef" officeooo:paragraph-rsid="01616fef" style:font-weight-asian="bold" style:font-weight-complex="bold"/>
    </style:style>
    <style:style style:name="P69" style:family="paragraph" style:parent-style-name="Text_20_body">
      <style:paragraph-properties fo:text-align="justify" style:justify-single-word="false"/>
      <style:text-properties fo:font-weight="normal" officeooo:rsid="0073e8b2" officeooo:paragraph-rsid="00b26db9" style:font-weight-asian="normal" style:font-weight-complex="normal"/>
    </style:style>
    <style:style style:name="P70" style:family="paragraph" style:parent-style-name="Text_20_body">
      <style:paragraph-properties fo:text-align="justify" style:justify-single-word="false"/>
      <style:text-properties fo:font-weight="normal" officeooo:rsid="0073e8b2" officeooo:paragraph-rsid="00da6769" style:font-weight-asian="normal" style:font-weight-complex="normal"/>
    </style:style>
    <style:style style:name="P71" style:family="paragraph" style:parent-style-name="Text_20_body">
      <style:paragraph-properties fo:text-align="justify" style:justify-single-word="false"/>
      <style:text-properties fo:font-weight="normal" officeooo:rsid="007572a4" officeooo:paragraph-rsid="007c2078" style:font-weight-asian="normal" style:font-weight-complex="normal"/>
    </style:style>
    <style:style style:name="P72" style:family="paragraph" style:parent-style-name="Text_20_body">
      <style:paragraph-properties fo:text-align="justify" style:justify-single-word="false"/>
      <style:text-properties fo:font-weight="normal" officeooo:rsid="00727627" officeooo:paragraph-rsid="007c2078" style:font-weight-asian="normal" style:font-weight-complex="normal"/>
    </style:style>
    <style:style style:name="P73" style:family="paragraph" style:parent-style-name="Text_20_body">
      <style:paragraph-properties fo:text-align="justify" style:justify-single-word="false"/>
      <style:text-properties fo:font-weight="normal" officeooo:rsid="00299982" officeooo:paragraph-rsid="007df5d6" style:font-weight-asian="normal" style:font-weight-complex="normal"/>
    </style:style>
    <style:style style:name="P74" style:family="paragraph" style:parent-style-name="Text_20_body">
      <style:paragraph-properties fo:text-align="justify" style:justify-single-word="false"/>
      <style:text-properties fo:font-weight="normal" officeooo:rsid="00299982" officeooo:paragraph-rsid="010a2816" style:font-weight-asian="normal" style:font-weight-complex="normal"/>
    </style:style>
    <style:style style:name="P75" style:family="paragraph" style:parent-style-name="Text_20_body">
      <style:paragraph-properties fo:text-align="justify" style:justify-single-word="false"/>
      <style:text-properties fo:font-weight="normal" officeooo:rsid="00299982" officeooo:paragraph-rsid="011b2a24" style:font-weight-asian="normal" style:font-weight-complex="normal"/>
    </style:style>
    <style:style style:name="P76" style:family="paragraph" style:parent-style-name="Text_20_body">
      <style:paragraph-properties fo:text-align="justify" style:justify-single-word="false"/>
      <style:text-properties fo:font-weight="normal" officeooo:rsid="00299982" officeooo:paragraph-rsid="01454adc" style:font-weight-asian="normal" style:font-weight-complex="normal"/>
    </style:style>
    <style:style style:name="P77" style:family="paragraph" style:parent-style-name="Text_20_body">
      <style:paragraph-properties fo:text-align="justify" style:justify-single-word="false"/>
      <style:text-properties fo:font-weight="normal" officeooo:rsid="00299982" officeooo:paragraph-rsid="014640aa" style:font-weight-asian="normal" style:font-weight-complex="normal"/>
    </style:style>
    <style:style style:name="P78" style:family="paragraph" style:parent-style-name="Text_20_body">
      <style:paragraph-properties fo:text-align="justify" style:justify-single-word="false"/>
      <style:text-properties fo:font-weight="normal" officeooo:rsid="00180a85" officeooo:paragraph-rsid="00180a85" style:font-weight-asian="normal" style:font-weight-complex="normal"/>
    </style:style>
    <style:style style:name="P79" style:family="paragraph" style:parent-style-name="Text_20_body">
      <style:paragraph-properties fo:text-align="justify" style:justify-single-word="false"/>
      <style:text-properties fo:font-weight="normal" officeooo:rsid="0057351b" officeooo:paragraph-rsid="006040e2" style:font-weight-asian="normal" style:font-weight-complex="normal"/>
    </style:style>
    <style:style style:name="P80" style:family="paragraph" style:parent-style-name="Text_20_body">
      <style:paragraph-properties fo:text-align="justify" style:justify-single-word="false"/>
      <style:text-properties fo:font-weight="normal" officeooo:rsid="002ae43e" officeooo:paragraph-rsid="00c03aa6" style:font-weight-asian="normal" style:font-weight-complex="normal"/>
    </style:style>
    <style:style style:name="P81" style:family="paragraph" style:parent-style-name="Text_20_body">
      <style:paragraph-properties fo:text-align="justify" style:justify-single-word="false"/>
      <style:text-properties fo:font-weight="normal" officeooo:rsid="003d977f" officeooo:paragraph-rsid="0069436f" style:font-weight-asian="normal" style:font-weight-complex="normal"/>
    </style:style>
    <style:style style:name="P82" style:family="paragraph" style:parent-style-name="Text_20_body">
      <style:paragraph-properties fo:text-align="justify" style:justify-single-word="false"/>
      <style:text-properties fo:font-weight="normal" officeooo:rsid="00924188" officeooo:paragraph-rsid="0093df2c" style:font-weight-asian="normal" style:font-weight-complex="normal"/>
    </style:style>
    <style:style style:name="P83" style:family="paragraph" style:parent-style-name="Text_20_body">
      <style:paragraph-properties fo:text-align="justify" style:justify-single-word="false"/>
      <style:text-properties fo:font-weight="normal" officeooo:rsid="0095af60" officeooo:paragraph-rsid="0095af60" style:font-weight-asian="normal" style:font-weight-complex="normal"/>
    </style:style>
    <style:style style:name="P84" style:family="paragraph" style:parent-style-name="Text_20_body">
      <style:paragraph-properties fo:text-align="justify" style:justify-single-word="false"/>
      <style:text-properties fo:font-weight="normal" officeooo:rsid="00799222" officeooo:paragraph-rsid="00b72227" style:font-weight-asian="normal" style:font-weight-complex="normal"/>
    </style:style>
    <style:style style:name="P85" style:family="paragraph" style:parent-style-name="Text_20_body">
      <style:paragraph-properties fo:text-align="justify" style:justify-single-word="false"/>
      <style:text-properties fo:font-weight="normal" officeooo:rsid="00a8a2fc" officeooo:paragraph-rsid="00c17781" style:font-weight-asian="normal" style:font-weight-complex="normal"/>
    </style:style>
    <style:style style:name="P86" style:family="paragraph" style:parent-style-name="Text_20_body">
      <style:paragraph-properties fo:text-align="justify" style:justify-single-word="false"/>
      <style:text-properties fo:font-weight="normal" officeooo:rsid="00c4e407" officeooo:paragraph-rsid="00c4e407" style:font-weight-asian="normal" style:font-weight-complex="normal"/>
    </style:style>
    <style:style style:name="P87" style:family="paragraph" style:parent-style-name="Text_20_body">
      <style:paragraph-properties fo:text-align="justify" style:justify-single-word="false"/>
      <style:text-properties fo:font-weight="normal" officeooo:rsid="00c4e407" officeooo:paragraph-rsid="00ce7fd6" style:font-weight-asian="normal" style:font-weight-complex="normal"/>
    </style:style>
    <style:style style:name="P88" style:family="paragraph" style:parent-style-name="Text_20_body">
      <style:paragraph-properties fo:text-align="justify" style:justify-single-word="false"/>
      <style:text-properties fo:font-weight="normal" officeooo:rsid="00d83a6d" officeooo:paragraph-rsid="00d83a6d" style:font-weight-asian="normal" style:font-weight-complex="normal"/>
    </style:style>
    <style:style style:name="P89" style:family="paragraph" style:parent-style-name="Text_20_body">
      <style:paragraph-properties fo:text-align="justify" style:justify-single-word="false"/>
      <style:text-properties fo:font-weight="normal" officeooo:rsid="00de3c3b" officeooo:paragraph-rsid="00de3c3b" style:font-weight-asian="normal" style:font-weight-complex="normal"/>
    </style:style>
    <style:style style:name="P90" style:family="paragraph" style:parent-style-name="Text_20_body">
      <style:paragraph-properties fo:text-align="justify" style:justify-single-word="false"/>
      <style:text-properties fo:font-weight="normal" officeooo:rsid="009d8267" officeooo:paragraph-rsid="010cd64c" style:font-weight-asian="normal" style:font-weight-complex="normal"/>
    </style:style>
    <style:style style:name="P91" style:family="paragraph" style:parent-style-name="Text_20_body">
      <style:paragraph-properties fo:text-align="justify" style:justify-single-word="false"/>
      <style:text-properties fo:font-weight="normal" officeooo:rsid="011b2a24" officeooo:paragraph-rsid="011b2a24" style:font-weight-asian="normal" style:font-weight-complex="normal"/>
    </style:style>
    <style:style style:name="P92" style:family="paragraph" style:parent-style-name="Text_20_body">
      <style:paragraph-properties fo:text-align="justify" style:justify-single-word="false"/>
      <style:text-properties fo:font-weight="normal" officeooo:rsid="011f93c2" officeooo:paragraph-rsid="012ac69c" style:font-weight-asian="normal" style:font-weight-complex="normal"/>
    </style:style>
    <style:style style:name="P93" style:family="paragraph" style:parent-style-name="Text_20_body">
      <style:paragraph-properties fo:text-align="justify" style:justify-single-word="false"/>
      <style:text-properties fo:font-weight="normal" officeooo:rsid="013769be" officeooo:paragraph-rsid="013769be" style:font-weight-asian="normal" style:font-weight-complex="normal"/>
    </style:style>
    <style:style style:name="P94" style:family="paragraph" style:parent-style-name="Text_20_body">
      <style:paragraph-properties fo:text-align="justify" style:justify-single-word="false"/>
      <style:text-properties fo:font-weight="normal" officeooo:rsid="0155b732" officeooo:paragraph-rsid="0155b732" style:font-weight-asian="normal" style:font-weight-complex="normal"/>
    </style:style>
    <style:style style:name="P95" style:family="paragraph" style:parent-style-name="Text_20_body">
      <style:paragraph-properties fo:text-align="justify" style:justify-single-word="false"/>
      <style:text-properties fo:font-weight="normal" officeooo:rsid="01605cc5" officeooo:paragraph-rsid="01605cc5" style:font-weight-asian="normal" style:font-weight-complex="normal"/>
    </style:style>
    <style:style style:name="P96" style:family="paragraph" style:parent-style-name="Text_20_body">
      <style:paragraph-properties fo:text-align="justify" style:justify-single-word="false"/>
      <style:text-properties fo:font-weight="normal" officeooo:rsid="00d8bf6d" officeooo:paragraph-rsid="00d8bf6d"/>
    </style:style>
    <style:style style:name="P97" style:family="paragraph" style:parent-style-name="Text_20_body">
      <style:paragraph-properties fo:text-align="justify" style:justify-single-word="false"/>
      <style:text-properties fo:font-weight="normal" officeooo:rsid="00f14a19" officeooo:paragraph-rsid="00f4426d"/>
    </style:style>
    <style:style style:name="P98" style:family="paragraph" style:parent-style-name="Text_20_body">
      <style:paragraph-properties fo:text-align="justify" style:justify-single-word="false"/>
      <style:text-properties officeooo:rsid="0082b1bc" officeooo:paragraph-rsid="0082b1bc"/>
    </style:style>
    <style:style style:name="P99" style:family="paragraph" style:parent-style-name="Text_20_body">
      <style:paragraph-properties fo:text-align="justify" style:justify-single-word="false"/>
      <style:text-properties officeooo:paragraph-rsid="006040e2"/>
    </style:style>
    <style:style style:name="P100" style:family="paragraph" style:parent-style-name="Text_20_body">
      <style:paragraph-properties fo:text-align="justify" style:justify-single-word="false"/>
      <style:text-properties officeooo:paragraph-rsid="00c03aa6"/>
    </style:style>
    <style:style style:name="P101" style:family="paragraph" style:parent-style-name="Text_20_body">
      <style:paragraph-properties fo:text-align="justify" style:justify-single-word="false"/>
      <style:text-properties officeooo:paragraph-rsid="00ce7fd6"/>
    </style:style>
    <style:style style:name="P102" style:family="paragraph" style:parent-style-name="Text_20_body">
      <style:paragraph-properties fo:text-align="justify" style:justify-single-word="false"/>
      <style:text-properties officeooo:paragraph-rsid="00cf0b1b"/>
    </style:style>
    <style:style style:name="P103" style:family="paragraph" style:parent-style-name="Text_20_body">
      <style:paragraph-properties fo:text-align="justify" style:justify-single-word="false"/>
      <style:text-properties officeooo:paragraph-rsid="00d4c5a4"/>
    </style:style>
    <style:style style:name="P104" style:family="paragraph" style:parent-style-name="Text_20_body">
      <style:paragraph-properties fo:text-align="justify" style:justify-single-word="false"/>
      <style:text-properties officeooo:paragraph-rsid="00808e05"/>
    </style:style>
    <style:style style:name="P105" style:family="paragraph" style:parent-style-name="Text_20_body">
      <style:paragraph-properties fo:text-align="justify" style:justify-single-word="false"/>
      <style:text-properties officeooo:paragraph-rsid="013f8c62"/>
    </style:style>
    <style:style style:name="P106" style:family="paragraph" style:parent-style-name="Text_20_body">
      <style:paragraph-properties fo:text-align="justify" style:justify-single-word="false"/>
      <style:text-properties officeooo:paragraph-rsid="011b2a24"/>
    </style:style>
    <style:style style:name="P107" style:family="paragraph" style:parent-style-name="Text_20_body">
      <style:paragraph-properties fo:text-align="justify" style:justify-single-word="false"/>
      <style:text-properties officeooo:paragraph-rsid="01464ec0"/>
    </style:style>
    <style:style style:name="P108" style:family="paragraph" style:parent-style-name="Text_20_body">
      <style:paragraph-properties fo:text-align="justify" style:justify-single-word="false"/>
      <style:text-properties officeooo:paragraph-rsid="0054d40b"/>
    </style:style>
    <style:style style:name="P109" style:family="paragraph" style:parent-style-name="Text_20_body">
      <style:paragraph-properties fo:text-align="justify" style:justify-single-word="false"/>
      <style:text-properties officeooo:paragraph-rsid="0151601c"/>
    </style:style>
    <style:style style:name="P110" style:family="paragraph" style:parent-style-name="Text_20_body">
      <style:paragraph-properties fo:text-align="justify" style:justify-single-word="false"/>
      <style:text-properties officeooo:rsid="0086a175" officeooo:paragraph-rsid="0086a175"/>
    </style:style>
    <style:style style:name="P111" style:family="paragraph" style:parent-style-name="Text_20_body">
      <style:paragraph-properties fo:text-align="justify" style:justify-single-word="false"/>
      <style:text-properties officeooo:rsid="008a7214" officeooo:paragraph-rsid="008a7214"/>
    </style:style>
    <style:style style:name="P112" style:family="paragraph" style:parent-style-name="Text_20_body">
      <style:paragraph-properties fo:text-align="justify" style:justify-single-word="false"/>
      <style:text-properties officeooo:rsid="00ce7fd6" officeooo:paragraph-rsid="00ce7fd6"/>
    </style:style>
    <style:style style:name="P113" style:family="paragraph" style:parent-style-name="Text_20_body">
      <style:paragraph-properties fo:text-align="justify" style:justify-single-word="false"/>
      <style:text-properties officeooo:rsid="010da437" officeooo:paragraph-rsid="0116b72a"/>
    </style:style>
    <style:style style:name="P114" style:family="paragraph" style:parent-style-name="Text_20_body">
      <style:paragraph-properties fo:text-align="justify" style:justify-single-word="false"/>
      <style:text-properties officeooo:rsid="010f33c5" officeooo:paragraph-rsid="0110d863"/>
    </style:style>
    <style:style style:name="P115" style:family="paragraph" style:parent-style-name="Text_20_body">
      <style:paragraph-properties fo:text-align="justify" style:justify-single-word="false"/>
      <style:text-properties officeooo:rsid="00c2e70a" officeooo:paragraph-rsid="0116b72a"/>
    </style:style>
    <style:style style:name="P116" style:family="paragraph" style:parent-style-name="Text_20_body">
      <style:paragraph-properties fo:text-align="justify" style:justify-single-word="false"/>
      <style:text-properties fo:font-weight="normal" officeooo:rsid="017f837f" officeooo:paragraph-rsid="017f837f" style:font-weight-asian="normal" style:font-weight-complex="normal"/>
    </style:style>
    <style:style style:name="P117" style:family="paragraph" style:parent-style-name="Text_20_body">
      <style:paragraph-properties fo:text-align="justify" style:justify-single-word="false"/>
      <style:text-properties fo:font-weight="bold" officeooo:rsid="0057351b" officeooo:paragraph-rsid="006040e2" style:font-weight-asian="bold" style:font-weight-complex="bold"/>
    </style:style>
    <style:style style:name="P118" style:family="paragraph" style:parent-style-name="Text_20_body" style:list-style-name="L5">
      <style:paragraph-properties fo:text-align="justify" style:justify-single-word="false"/>
      <style:text-properties officeooo:paragraph-rsid="006040e2"/>
    </style:style>
    <style:style style:name="P119" style:family="paragraph" style:parent-style-name="Text_20_body" style:list-style-name="L6">
      <style:paragraph-properties fo:text-align="justify" style:justify-single-word="false"/>
      <style:text-properties officeooo:paragraph-rsid="006040e2"/>
    </style:style>
    <style:style style:name="P120" style:family="paragraph" style:parent-style-name="Text_20_body" style:list-style-name="L7">
      <style:paragraph-properties fo:text-align="justify" style:justify-single-word="false"/>
      <style:text-properties officeooo:paragraph-rsid="006040e2"/>
    </style:style>
    <style:style style:name="P121" style:family="paragraph" style:parent-style-name="Text_20_body" style:list-style-name="L8">
      <style:paragraph-properties fo:text-align="justify" style:justify-single-word="false"/>
      <style:text-properties officeooo:paragraph-rsid="006040e2"/>
    </style:style>
    <style:style style:name="P122" style:family="paragraph" style:parent-style-name="Text_20_body" style:list-style-name="L9">
      <style:paragraph-properties fo:text-align="justify" style:justify-single-word="false"/>
      <style:text-properties officeooo:paragraph-rsid="006040e2"/>
    </style:style>
    <style:style style:name="P123" style:family="paragraph" style:parent-style-name="Text_20_body" style:list-style-name="L10">
      <style:paragraph-properties fo:text-align="justify" style:justify-single-word="false"/>
      <style:text-properties officeooo:paragraph-rsid="006040e2"/>
    </style:style>
    <style:style style:name="P124" style:family="paragraph" style:parent-style-name="Text_20_body" style:list-style-name="L11">
      <style:paragraph-properties fo:text-align="justify" style:justify-single-word="false"/>
      <style:text-properties officeooo:paragraph-rsid="006040e2"/>
    </style:style>
    <style:style style:name="P125" style:family="paragraph" style:parent-style-name="Text_20_body" style:list-style-name="L12">
      <style:paragraph-properties fo:text-align="justify" style:justify-single-word="false"/>
      <style:text-properties officeooo:paragraph-rsid="006040e2"/>
    </style:style>
    <style:style style:name="P126" style:family="paragraph" style:parent-style-name="Text_20_body" style:list-style-name="L13">
      <style:paragraph-properties fo:text-align="justify" style:justify-single-word="false"/>
      <style:text-properties officeooo:paragraph-rsid="006040e2"/>
    </style:style>
    <style:style style:name="P127" style:family="paragraph" style:parent-style-name="Text_20_body">
      <style:paragraph-properties fo:text-align="justify" style:justify-single-word="false"/>
      <style:text-properties officeooo:paragraph-rsid="006040e2"/>
    </style:style>
    <style:style style:name="P128" style:family="paragraph" style:parent-style-name="Text_20_body" style:list-style-name="L3">
      <style:paragraph-properties fo:margin-top="0cm" fo:margin-bottom="0cm" loext:contextual-spacing="false" fo:text-align="justify" style:justify-single-word="false"/>
      <style:text-properties officeooo:rsid="017aeaa4" officeooo:paragraph-rsid="017aeaa4"/>
    </style:style>
    <style:style style:name="P129" style:family="paragraph" style:parent-style-name="Text_20_body" style:list-style-name="L3">
      <style:paragraph-properties fo:margin-top="0cm" fo:margin-bottom="0cm" loext:contextual-spacing="false" fo:text-align="justify" style:justify-single-word="false"/>
      <style:text-properties officeooo:paragraph-rsid="017b53d3"/>
    </style:style>
    <style:style style:name="P130" style:family="paragraph" style:parent-style-name="Text_20_body" style:list-style-name="L3">
      <style:paragraph-properties fo:margin-top="0cm" fo:margin-bottom="0cm" loext:contextual-spacing="false" fo:text-align="justify" style:justify-single-word="false"/>
      <style:text-properties officeooo:paragraph-rsid="01786061"/>
    </style:style>
    <style:style style:name="P131" style:family="paragraph" style:parent-style-name="Text_20_body" style:list-style-name="L3">
      <style:paragraph-properties fo:margin-top="0cm" fo:margin-bottom="0cm" loext:contextual-spacing="false" fo:text-align="justify" style:justify-single-word="false"/>
      <style:text-properties officeooo:paragraph-rsid="017aeaa4"/>
    </style:style>
    <style:style style:name="P132" style:family="paragraph" style:parent-style-name="Text_20_body" style:list-style-name="L3">
      <style:paragraph-properties fo:margin-top="0cm" fo:margin-bottom="0cm" loext:contextual-spacing="false" fo:text-align="justify" style:justify-single-word="false"/>
      <style:text-properties officeooo:rsid="017bda2f" officeooo:paragraph-rsid="017bda2f"/>
    </style:style>
    <style:style style:name="P133" style:family="paragraph" style:parent-style-name="Text_20_body" style:list-style-name="L3">
      <style:paragraph-properties fo:margin-top="0cm" fo:margin-bottom="0cm" loext:contextual-spacing="false" fo:text-align="justify" style:justify-single-word="false"/>
      <style:text-properties officeooo:rsid="017bda2f" officeooo:paragraph-rsid="0180a2c6"/>
    </style:style>
    <style:style style:name="P134" style:family="paragraph" style:parent-style-name="Text_20_body" style:list-style-name="L3">
      <style:paragraph-properties fo:margin-top="0cm" fo:margin-bottom="0cm" loext:contextual-spacing="false" fo:text-align="justify" style:justify-single-word="false"/>
      <style:text-properties officeooo:rsid="017b53d3" officeooo:paragraph-rsid="017b53d3"/>
    </style:style>
    <style:style style:name="P135" style:family="paragraph" style:parent-style-name="Text_20_body" style:list-style-name="L3">
      <style:paragraph-properties fo:margin-top="0cm" fo:margin-bottom="0cm" loext:contextual-spacing="false" fo:text-align="justify" style:justify-single-word="false"/>
      <style:text-properties officeooo:rsid="017b53d3" officeooo:paragraph-rsid="0180a2c6"/>
    </style:style>
    <style:style style:name="P136" style:family="paragraph" style:parent-style-name="Text_20_body" style:list-style-name="L3">
      <style:paragraph-properties fo:margin-top="0cm" fo:margin-bottom="0cm" loext:contextual-spacing="false" fo:text-align="justify" style:justify-single-word="false"/>
      <style:text-properties officeooo:rsid="0180a2c6" officeooo:paragraph-rsid="0180a2c6"/>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463f2" style:font-style-asian="normal" style:font-weight-asian="normal" style:font-style-complex="normal" style:font-weight-complex="normal"/>
    </style:style>
    <style:style style:name="T3" style:family="text">
      <style:text-properties fo:font-style="normal" fo:font-weight="normal" officeooo:rsid="0042c87a" style:font-style-asian="normal" style:font-weight-asian="normal" style:font-style-complex="normal" style:font-weight-complex="normal"/>
    </style:style>
    <style:style style:name="T4" style:family="text">
      <style:text-properties fo:font-style="normal" fo:font-weight="normal" officeooo:rsid="00439d58" style:font-style-asian="normal" style:font-weight-asian="normal" style:font-style-complex="normal" style:font-weight-complex="normal"/>
    </style:style>
    <style:style style:name="T5" style:family="text">
      <style:text-properties fo:font-style="normal" fo:font-weight="normal" officeooo:rsid="0044a588" style:font-style-asian="normal" style:font-weight-asian="normal" style:font-style-complex="normal" style:font-weight-complex="normal"/>
    </style:style>
    <style:style style:name="T6" style:family="text">
      <style:text-properties fo:font-style="normal" fo:font-weight="normal" officeooo:rsid="00454265" style:font-style-asian="normal" style:font-weight-asian="normal" style:font-style-complex="normal" style:font-weight-complex="normal"/>
    </style:style>
    <style:style style:name="T7" style:family="text">
      <style:text-properties fo:font-style="normal" fo:font-weight="normal" officeooo:rsid="0046a6ea" style:font-style-asian="normal" style:font-weight-asian="normal" style:font-style-complex="normal" style:font-weight-complex="normal"/>
    </style:style>
    <style:style style:name="T8" style:family="text">
      <style:text-properties fo:font-style="normal" fo:font-weight="normal" officeooo:rsid="0047dd50" style:font-style-asian="normal" style:font-weight-asian="normal" style:font-style-complex="normal" style:font-weight-complex="normal"/>
    </style:style>
    <style:style style:name="T9" style:family="text">
      <style:text-properties fo:font-style="normal" fo:font-weight="normal" officeooo:rsid="00492a4c" style:font-style-asian="normal" style:font-weight-asian="normal" style:font-style-complex="normal" style:font-weight-complex="normal"/>
    </style:style>
    <style:style style:name="T10" style:family="text">
      <style:text-properties fo:font-style="normal" fo:font-weight="normal" officeooo:rsid="004a3c7a" style:font-style-asian="normal" style:font-weight-asian="normal" style:font-style-complex="normal" style:font-weight-complex="normal"/>
    </style:style>
    <style:style style:name="T11" style:family="text">
      <style:text-properties fo:font-style="normal" fo:font-weight="normal" officeooo:rsid="004b7bf6" style:font-style-asian="normal" style:font-weight-asian="normal" style:font-style-complex="normal" style:font-weight-complex="normal"/>
    </style:style>
    <style:style style:name="T12" style:family="text">
      <style:text-properties fo:font-style="normal" fo:font-weight="normal" officeooo:rsid="004bed40" style:font-style-asian="normal" style:font-weight-asian="normal" style:font-style-complex="normal" style:font-weight-complex="normal"/>
    </style:style>
    <style:style style:name="T13" style:family="text">
      <style:text-properties fo:font-style="normal" fo:font-weight="normal" officeooo:rsid="004c75b2" style:font-style-asian="normal" style:font-weight-asian="normal" style:font-style-complex="normal" style:font-weight-complex="normal"/>
    </style:style>
    <style:style style:name="T14" style:family="text">
      <style:text-properties fo:font-style="normal" fo:font-weight="normal" officeooo:rsid="004e5353" style:font-style-asian="normal" style:font-weight-asian="normal" style:font-style-complex="normal" style:font-weight-complex="normal"/>
    </style:style>
    <style:style style:name="T15" style:family="text">
      <style:text-properties fo:font-style="normal" fo:font-weight="normal" officeooo:rsid="004fffed" style:font-style-asian="normal" style:font-weight-asian="normal" style:font-style-complex="normal" style:font-weight-complex="normal"/>
    </style:style>
    <style:style style:name="T16" style:family="text">
      <style:text-properties fo:font-style="normal" fo:font-weight="normal" officeooo:rsid="00574aa9" style:font-style-asian="normal" style:font-weight-asian="normal" style:font-style-complex="normal" style:font-weight-complex="normal"/>
    </style:style>
    <style:style style:name="T17" style:family="text">
      <style:text-properties fo:font-style="normal" fo:font-weight="normal" officeooo:rsid="0058de73" style:font-style-asian="normal" style:font-weight-asian="normal" style:font-style-complex="normal" style:font-weight-complex="normal"/>
    </style:style>
    <style:style style:name="T18" style:family="text">
      <style:text-properties fo:font-style="normal" fo:font-weight="normal" officeooo:rsid="00595f9d" style:font-style-asian="normal" style:font-weight-asian="normal" style:font-style-complex="normal" style:font-weight-complex="normal"/>
    </style:style>
    <style:style style:name="T19" style:family="text">
      <style:text-properties fo:font-style="normal" fo:font-weight="normal" officeooo:rsid="00596618" style:font-style-asian="normal" style:font-weight-asian="normal" style:font-style-complex="normal" style:font-weight-complex="normal"/>
    </style:style>
    <style:style style:name="T20" style:family="text">
      <style:text-properties fo:font-style="normal" fo:font-weight="normal" officeooo:rsid="005c4c72" style:font-style-asian="normal" style:font-weight-asian="normal" style:font-style-complex="normal" style:font-weight-complex="normal"/>
    </style:style>
    <style:style style:name="T21" style:family="text">
      <style:text-properties fo:font-style="normal" fo:font-weight="normal" officeooo:rsid="00b185be" style:font-style-asian="normal" style:font-weight-asian="normal" style:font-style-complex="normal" style:font-weight-complex="normal"/>
    </style:style>
    <style:style style:name="T22" style:family="text">
      <style:text-properties fo:font-style="normal" fo:font-weight="normal" officeooo:rsid="012d58b4" style:font-style-asian="normal" style:font-weight-asian="normal" style:font-style-complex="normal" style:font-weight-complex="normal"/>
    </style:style>
    <style:style style:name="T23" style:family="text">
      <style:text-properties fo:font-style="normal" fo:font-weight="normal" officeooo:rsid="012f14cc" style:font-style-asian="normal" style:font-weight-asian="normal" style:font-style-complex="normal" style:font-weight-complex="normal"/>
    </style:style>
    <style:style style:name="T24" style:family="text">
      <style:text-properties fo:font-style="normal" fo:font-weight="normal" officeooo:rsid="0130f150" style:font-style-asian="normal" style:font-weight-asian="normal" style:font-style-complex="normal" style:font-weight-complex="normal"/>
    </style:style>
    <style:style style:name="T25" style:family="text">
      <style:text-properties fo:font-style="normal" fo:font-weight="normal" officeooo:rsid="01315cc7" style:font-style-asian="normal" style:font-weight-asian="normal" style:font-style-complex="normal" style:font-weight-complex="normal"/>
    </style:style>
    <style:style style:name="T26" style:family="text">
      <style:text-properties fo:font-style="normal" fo:font-weight="normal" officeooo:rsid="01331594" style:font-style-asian="normal" style:font-weight-asian="normal" style:font-style-complex="normal" style:font-weight-complex="normal"/>
    </style:style>
    <style:style style:name="T27" style:family="text">
      <style:text-properties fo:font-style="normal" fo:font-weight="normal" officeooo:rsid="0139f644" style:font-style-asian="normal" style:font-weight-asian="normal" style:font-style-complex="normal" style:font-weight-complex="normal"/>
    </style:style>
    <style:style style:name="T28" style:family="text">
      <style:text-properties fo:font-style="normal" fo:font-weight="normal" officeooo:rsid="013a5a73" style:font-style-asian="normal" style:font-weight-asian="normal" style:font-style-complex="normal" style:font-weight-complex="normal"/>
    </style:style>
    <style:style style:name="T29" style:family="text">
      <style:text-properties fo:font-style="normal" fo:font-weight="normal" officeooo:rsid="013b8d3d" style:font-style-asian="normal" style:font-weight-asian="normal" style:font-style-complex="normal" style:font-weight-complex="normal"/>
    </style:style>
    <style:style style:name="T30" style:family="text">
      <style:text-properties fo:font-style="normal" fo:font-weight="normal" officeooo:rsid="013c4b85" style:font-style-asian="normal" style:font-weight-asian="normal" style:font-style-complex="normal" style:font-weight-complex="normal"/>
    </style:style>
    <style:style style:name="T31" style:family="text">
      <style:text-properties fo:font-style="normal" fo:font-weight="normal" officeooo:rsid="013ca799" style:font-style-asian="normal" style:font-weight-asian="normal" style:font-style-complex="normal" style:font-weight-complex="normal"/>
    </style:style>
    <style:style style:name="T32" style:family="text">
      <style:text-properties fo:font-style="normal" fo:font-weight="normal" officeooo:rsid="01428cc1" style:font-style-asian="normal" style:font-weight-asian="normal" style:font-style-complex="normal" style:font-weight-complex="normal"/>
    </style:style>
    <style:style style:name="T33" style:family="text">
      <style:text-properties fo:font-style="normal" fo:font-weight="normal" officeooo:rsid="01440642" style:font-style-asian="normal" style:font-weight-asian="normal" style:font-style-complex="normal" style:font-weight-complex="normal"/>
    </style:style>
    <style:style style:name="T34" style:family="text">
      <style:text-properties fo:font-style="normal" fo:font-weight="normal" officeooo:rsid="01454adc" style:font-style-asian="normal" style:font-weight-asian="normal" style:font-style-complex="normal" style:font-weight-complex="normal"/>
    </style:style>
    <style:style style:name="T35" style:family="text">
      <style:text-properties fo:font-style="normal" fo:font-weight="normal" officeooo:rsid="014640aa" style:font-style-asian="normal" style:font-weight-asian="normal" style:font-style-complex="normal" style:font-weight-complex="normal"/>
    </style:style>
    <style:style style:name="T36" style:family="text">
      <style:text-properties fo:font-style="normal" fo:font-weight="normal" officeooo:rsid="01478914" style:font-style-asian="normal" style:font-weight-asian="normal" style:font-style-complex="normal" style:font-weight-complex="normal"/>
    </style:style>
    <style:style style:name="T37" style:family="text">
      <style:text-properties fo:font-style="normal" fo:font-weight="normal" officeooo:rsid="01495aa9" style:font-style-asian="normal" style:font-weight-asian="normal" style:font-style-complex="normal" style:font-weight-complex="normal"/>
    </style:style>
    <style:style style:name="T38" style:family="text">
      <style:text-properties fo:font-style="normal" fo:font-weight="normal" officeooo:rsid="01496e28" style:font-style-asian="normal" style:font-weight-asian="normal" style:font-style-complex="normal" style:font-weight-complex="normal"/>
    </style:style>
    <style:style style:name="T39" style:family="text">
      <style:text-properties fo:font-style="normal" fo:font-weight="normal" officeooo:rsid="014a6164" style:font-style-asian="normal" style:font-weight-asian="normal" style:font-style-complex="normal" style:font-weight-complex="normal"/>
    </style:style>
    <style:style style:name="T40" style:family="text">
      <style:text-properties fo:font-style="normal" fo:font-weight="normal" officeooo:rsid="014d3dbb" style:font-style-asian="normal" style:font-weight-asian="normal" style:font-style-complex="normal" style:font-weight-complex="normal"/>
    </style:style>
    <style:style style:name="T41" style:family="text">
      <style:text-properties fo:font-style="normal" fo:font-weight="normal" officeooo:rsid="014e0946" style:font-style-asian="normal" style:font-weight-asian="normal" style:font-style-complex="normal" style:font-weight-complex="normal"/>
    </style:style>
    <style:style style:name="T42" style:family="text">
      <style:text-properties fo:font-style="normal" fo:font-weight="normal" officeooo:rsid="014f2be8" style:font-style-asian="normal" style:font-weight-asian="normal" style:font-style-complex="normal" style:font-weight-complex="normal"/>
    </style:style>
    <style:style style:name="T43" style:family="text">
      <style:text-properties fo:font-style="normal" fo:font-weight="normal" officeooo:rsid="015080cf" style:font-style-asian="normal" style:font-weight-asian="normal" style:font-style-complex="normal" style:font-weight-complex="normal"/>
    </style:style>
    <style:style style:name="T44" style:family="text">
      <style:text-properties fo:font-style="normal" fo:font-weight="normal" officeooo:rsid="0151601c" style:font-style-asian="normal" style:font-weight-asian="normal" style:font-style-complex="normal" style:font-weight-complex="normal"/>
    </style:style>
    <style:style style:name="T45" style:family="text">
      <style:text-properties fo:font-style="normal" fo:font-weight="normal" officeooo:rsid="0152e093" style:font-style-asian="normal" style:font-weight-asian="normal" style:font-style-complex="normal" style:font-weight-complex="normal"/>
    </style:style>
    <style:style style:name="T46" style:family="text">
      <style:text-properties fo:font-style="normal" fo:font-weight="normal" officeooo:rsid="0154ce7f" style:font-style-asian="normal" style:font-weight-asian="normal" style:font-style-complex="normal" style:font-weight-complex="normal"/>
    </style:style>
    <style:style style:name="T47" style:family="text">
      <style:text-properties fo:font-style="normal" fo:font-weight="normal" officeooo:rsid="0155947c" style:font-style-asian="normal" style:font-weight-asian="normal" style:font-style-complex="normal" style:font-weight-complex="normal"/>
    </style:style>
    <style:style style:name="T48" style:family="text">
      <style:text-properties fo:font-style="normal" fo:font-weight="normal" officeooo:rsid="0155b732" style:font-style-asian="normal" style:font-weight-asian="normal" style:font-style-complex="normal" style:font-weight-complex="normal"/>
    </style:style>
    <style:style style:name="T49" style:family="text">
      <style:text-properties fo:font-style="normal" fo:font-weight="normal" officeooo:rsid="0156b6ec" style:font-style-asian="normal" style:font-weight-asian="normal" style:font-style-complex="normal" style:font-weight-complex="normal"/>
    </style:style>
    <style:style style:name="T50" style:family="text">
      <style:text-properties fo:font-style="normal" fo:font-weight="normal" officeooo:rsid="015928c3" style:font-style-asian="normal" style:font-weight-asian="normal" style:font-style-complex="normal" style:font-weight-complex="normal"/>
    </style:style>
    <style:style style:name="T51" style:family="text">
      <style:text-properties fo:font-style="normal" fo:font-weight="normal" officeooo:rsid="015d0cfc" style:font-style-asian="normal" style:font-weight-asian="normal" style:font-style-complex="normal" style:font-weight-complex="normal"/>
    </style:style>
    <style:style style:name="T52" style:family="text">
      <style:text-properties fo:font-style="normal" fo:font-weight="normal" officeooo:rsid="015f8ca0" style:font-style-asian="normal" style:font-weight-asian="normal" style:font-style-complex="normal" style:font-weight-complex="normal"/>
    </style:style>
    <style:style style:name="T53" style:family="text">
      <style:text-properties fo:font-style="normal" fo:font-weight="normal" officeooo:rsid="01605cc5" style:font-style-asian="normal" style:font-weight-asian="normal" style:font-style-complex="normal" style:font-weight-complex="normal"/>
    </style:style>
    <style:style style:name="T54" style:family="text">
      <style:text-properties fo:font-style="normal" fo:font-weight="normal" officeooo:rsid="01616fef" style:font-style-asian="normal" style:font-weight-asian="normal" style:font-style-complex="normal" style:font-weight-complex="normal"/>
    </style:style>
    <style:style style:name="T55" style:family="text">
      <style:text-properties fo:font-style="normal" fo:font-weight="normal" officeooo:rsid="0161de3f" style:font-style-asian="normal" style:font-weight-asian="normal" style:font-style-complex="normal" style:font-weight-complex="normal"/>
    </style:style>
    <style:style style:name="T56" style:family="text">
      <style:text-properties fo:font-style="normal" fo:font-weight="normal" officeooo:rsid="01629b39" style:font-style-asian="normal" style:font-weight-asian="normal" style:font-style-complex="normal" style:font-weight-complex="normal"/>
    </style:style>
    <style:style style:name="T57" style:family="text">
      <style:text-properties fo:font-style="normal" fo:font-weight="normal" officeooo:rsid="01651f49" style:font-style-asian="normal" style:font-weight-asian="normal" style:font-style-complex="normal" style:font-weight-complex="normal"/>
    </style:style>
    <style:style style:name="T58" style:family="text">
      <style:text-properties fo:font-style="normal" fo:font-weight="normal" officeooo:rsid="0166faac" style:font-style-asian="normal" style:font-weight-asian="normal" style:font-style-complex="normal" style:font-weight-complex="normal"/>
    </style:style>
    <style:style style:name="T59" style:family="text">
      <style:text-properties fo:font-style="normal" fo:font-weight="normal" officeooo:rsid="01683974" style:font-style-asian="normal" style:font-weight-asian="normal" style:font-style-complex="normal" style:font-weight-complex="normal"/>
    </style:style>
    <style:style style:name="T60" style:family="text">
      <style:text-properties fo:font-style="normal" fo:font-weight="normal" officeooo:rsid="016a351d" style:font-style-asian="normal" style:font-weight-asian="normal" style:font-style-complex="normal" style:font-weight-complex="normal"/>
    </style:style>
    <style:style style:name="T61" style:family="text">
      <style:text-properties fo:font-style="normal" fo:font-weight="normal" officeooo:rsid="016b16b0" style:font-style-asian="normal" style:font-weight-asian="normal" style:font-style-complex="normal" style:font-weight-complex="normal"/>
    </style:style>
    <style:style style:name="T62" style:family="text">
      <style:text-properties fo:font-style="normal" fo:font-weight="normal" officeooo:rsid="016db956" style:font-style-asian="normal" style:font-weight-asian="normal" style:font-style-complex="normal" style:font-weight-complex="normal"/>
    </style:style>
    <style:style style:name="T63" style:family="text">
      <style:text-properties fo:font-style="normal" fo:font-weight="normal" officeooo:rsid="016e7d0e" style:font-style-asian="normal" style:font-weight-asian="normal" style:font-style-complex="normal" style:font-weight-complex="normal"/>
    </style:style>
    <style:style style:name="T64" style:family="text">
      <style:text-properties fo:font-style="normal" fo:font-weight="normal" officeooo:rsid="016fe4a0" style:font-style-asian="normal" style:font-weight-asian="normal" style:font-style-complex="normal" style:font-weight-complex="normal"/>
    </style:style>
    <style:style style:name="T65" style:family="text">
      <style:text-properties fo:font-style="normal" fo:font-weight="normal" officeooo:rsid="0171c932" style:font-style-asian="normal" style:font-weight-asian="normal" style:font-style-complex="normal" style:font-weight-complex="normal"/>
    </style:style>
    <style:style style:name="T66" style:family="text">
      <style:text-properties fo:font-style="normal" fo:font-weight="normal" officeooo:rsid="017201b9" style:font-style-asian="normal" style:font-weight-asian="normal" style:font-style-complex="normal" style:font-weight-complex="normal"/>
    </style:style>
    <style:style style:name="T67" style:family="text">
      <style:text-properties fo:font-style="normal" fo:font-weight="normal" officeooo:rsid="0172c6c2" style:font-style-asian="normal" style:font-weight-asian="normal" style:font-style-complex="normal" style:font-weight-complex="normal"/>
    </style:style>
    <style:style style:name="T68" style:family="text">
      <style:text-properties fo:font-style="normal" fo:font-weight="normal" officeooo:rsid="0174662e" style:font-style-asian="normal" style:font-weight-asian="normal" style:font-style-complex="normal" style:font-weight-complex="normal"/>
    </style:style>
    <style:style style:name="T69" style:family="text">
      <style:text-properties fo:font-style="normal" fo:font-weight="normal" officeooo:rsid="0175b4fe" style:font-style-asian="normal" style:font-weight-asian="normal" style:font-style-complex="normal" style:font-weight-complex="normal"/>
    </style:style>
    <style:style style:name="T70" style:family="text">
      <style:text-properties fo:font-style="normal" fo:font-weight="normal" officeooo:rsid="01774b1a" style:font-style-asian="normal" style:font-weight-asian="normal" style:font-style-complex="normal" style:font-weight-complex="normal"/>
    </style:style>
    <style:style style:name="T71" style:family="text">
      <style:text-properties fo:font-style="normal" fo:font-weight="normal" officeooo:rsid="017aeaa4" style:font-style-asian="normal" style:font-weight-asian="normal" style:font-style-complex="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3eccd1" style:font-style-asian="normal" style:font-style-complex="normal"/>
    </style:style>
    <style:style style:name="T74" style:family="text">
      <style:text-properties fo:font-style="normal" officeooo:rsid="003d977f" style:font-style-asian="normal" style:font-style-complex="normal"/>
    </style:style>
    <style:style style:name="T75" style:family="text">
      <style:text-properties fo:font-style="normal" officeooo:rsid="0044a588" style:font-style-asian="normal" style:font-style-complex="normal"/>
    </style:style>
    <style:style style:name="T76" style:family="text">
      <style:text-properties fo:font-style="normal" officeooo:rsid="00492a4c" style:font-style-asian="normal" style:font-style-complex="normal"/>
    </style:style>
    <style:style style:name="T77" style:family="text">
      <style:text-properties fo:font-style="normal" officeooo:rsid="00546a24" style:font-style-asian="normal" style:font-style-complex="normal"/>
    </style:style>
    <style:style style:name="T78" style:family="text">
      <style:text-properties fo:font-style="normal" officeooo:rsid="00650104" style:font-style-asian="normal" style:font-style-complex="normal"/>
    </style:style>
    <style:style style:name="T79" style:family="text">
      <style:text-properties fo:font-style="normal" officeooo:rsid="00688763" style:font-style-asian="normal" style:font-style-complex="normal"/>
    </style:style>
    <style:style style:name="T80" style:family="text">
      <style:text-properties fo:font-style="normal" officeooo:rsid="0069436f" style:font-style-asian="normal" style:font-style-complex="normal"/>
    </style:style>
    <style:style style:name="T81" style:family="text">
      <style:text-properties fo:font-style="normal" officeooo:rsid="00d87f23" style:font-style-asian="normal" style:font-style-complex="normal"/>
    </style:style>
    <style:style style:name="T82" style:family="text">
      <style:text-properties fo:font-style="normal" officeooo:rsid="00ea58b5" style:font-style-asian="normal" style:font-style-complex="normal"/>
    </style:style>
    <style:style style:name="T83" style:family="text">
      <style:text-properties fo:font-style="normal" officeooo:rsid="00fb249d" style:font-style-asian="normal" style:font-style-complex="normal"/>
    </style:style>
    <style:style style:name="T84" style:family="text">
      <style:text-properties fo:font-style="normal" officeooo:rsid="01089ed0" style:font-style-asian="normal" style:font-style-complex="normal"/>
    </style:style>
    <style:style style:name="T85" style:family="text">
      <style:text-properties fo:font-style="normal" officeooo:rsid="010a2816" style:font-style-asian="normal" style:font-style-complex="normal"/>
    </style:style>
    <style:style style:name="T86" style:family="text">
      <style:text-properties fo:font-style="normal" officeooo:rsid="010b8ff2" style:font-style-asian="normal" style:font-style-complex="normal"/>
    </style:style>
    <style:style style:name="T87" style:family="text">
      <style:text-properties fo:font-style="normal" officeooo:rsid="010b9a67" style:font-style-asian="normal" style:font-style-complex="normal"/>
    </style:style>
    <style:style style:name="T88" style:family="text">
      <style:text-properties fo:font-style="normal" officeooo:rsid="0057351b" style:font-style-asian="normal" style:font-style-complex="normal"/>
    </style:style>
    <style:style style:name="T89" style:family="text">
      <style:text-properties fo:font-style="normal" officeooo:rsid="00574aa9" style:font-style-asian="normal" style:font-style-complex="normal"/>
    </style:style>
    <style:style style:name="T90" style:family="text">
      <style:text-properties fo:font-style="normal" officeooo:rsid="00595f9d" style:font-style-asian="normal" style:font-style-complex="normal"/>
    </style:style>
    <style:style style:name="T91" style:family="text">
      <style:text-properties fo:font-style="normal" officeooo:rsid="003f1f73" style:font-style-asian="normal" style:font-style-complex="normal"/>
    </style:style>
    <style:style style:name="T92" style:family="text">
      <style:text-properties fo:font-style="normal" officeooo:rsid="0042387d" style:font-style-asian="normal" style:font-style-complex="normal"/>
    </style:style>
    <style:style style:name="T93" style:family="text">
      <style:text-properties fo:font-style="normal" officeooo:rsid="01454adc" style:font-style-asian="normal" style:font-style-complex="normal"/>
    </style:style>
    <style:style style:name="T94" style:family="text">
      <style:text-properties fo:font-style="normal" officeooo:rsid="005c4c72" style:font-style-asian="normal" style:font-style-complex="normal"/>
    </style:style>
    <style:style style:name="T95" style:family="text">
      <style:text-properties fo:font-style="normal" officeooo:rsid="0054d40b" style:font-style-asian="normal" style:font-style-complex="normal"/>
    </style:style>
    <style:style style:name="T96" style:family="text">
      <style:text-properties fo:font-style="normal" officeooo:rsid="014640aa" style:font-style-asian="normal" style:font-style-complex="normal"/>
    </style:style>
    <style:style style:name="T97" style:family="text">
      <style:text-properties fo:font-style="normal" officeooo:rsid="0155b732" style:font-style-asian="normal" style:font-style-complex="normal"/>
    </style:style>
    <style:style style:name="T98" style:family="text">
      <style:text-properties fo:font-style="normal" officeooo:rsid="01478914" style:font-style-asian="normal" style:font-style-complex="normal"/>
    </style:style>
    <style:style style:name="T99" style:family="text">
      <style:text-properties fo:font-style="normal" officeooo:rsid="015c12b0" style:font-style-asian="normal" style:font-style-complex="normal"/>
    </style:style>
    <style:style style:name="T100" style:family="text">
      <style:text-properties fo:font-style="normal" officeooo:rsid="015f8ca0" style:font-style-asian="normal" style:font-style-complex="normal"/>
    </style:style>
    <style:style style:name="T101" style:family="text">
      <style:text-properties fo:font-style="normal" officeooo:rsid="01629b39" style:font-style-asian="normal" style:font-style-complex="normal"/>
    </style:style>
    <style:style style:name="T102" style:family="text">
      <style:text-properties fo:font-style="normal" officeooo:rsid="0166faac" style:font-style-asian="normal" style:font-style-complex="normal"/>
    </style:style>
    <style:style style:name="T103" style:family="text">
      <style:text-properties fo:font-style="normal" officeooo:rsid="016fe4a0" style:font-style-asian="normal" style:font-style-complex="normal"/>
    </style:style>
    <style:style style:name="T104" style:family="text">
      <style:text-properties fo:font-style="normal" officeooo:rsid="0177407f" style:font-style-asian="normal" style:font-style-complex="normal"/>
    </style:style>
    <style:style style:name="T105" style:family="text">
      <style:text-properties fo:font-style="normal" officeooo:rsid="017aeaa4" style:font-style-asian="normal" style:font-style-complex="normal"/>
    </style:style>
    <style:style style:name="T106" style:family="text">
      <style:text-properties fo:font-style="normal" officeooo:rsid="017f837f" style:font-style-asian="normal" style:font-style-complex="normal"/>
    </style:style>
    <style:style style:name="T107" style:family="text">
      <style:text-properties fo:font-style="normal" fo:font-weight="bold" officeooo:rsid="00180a85" style:font-style-asian="normal" style:font-weight-asian="bold" style:font-style-complex="normal" style:font-weight-complex="bold"/>
    </style:style>
    <style:style style:name="T108" style:family="text">
      <style:text-properties fo:font-style="normal" fo:font-weight="bold" officeooo:rsid="005cca13" style:font-style-asian="normal" style:font-weight-asian="bold" style:font-style-complex="normal" style:font-weight-complex="bold"/>
    </style:style>
    <style:style style:name="T109" style:family="text">
      <style:text-properties fo:font-style="normal" fo:font-weight="bold" officeooo:rsid="0069436f" style:font-style-asian="normal" style:font-weight-asian="bold" style:font-style-complex="normal" style:font-weight-complex="bold"/>
    </style:style>
    <style:style style:name="T110" style:family="text">
      <style:text-properties fo:font-style="normal" fo:font-weight="bold" officeooo:rsid="014640aa" style:font-style-asian="normal" style:font-weight-asian="bold" style:font-style-complex="normal" style:font-weight-complex="bold"/>
    </style:style>
    <style:style style:name="T111" style:family="text">
      <style:text-properties fo:font-style="normal" fo:font-weight="bold" officeooo:rsid="017f837f" style:font-style-asian="normal" style:font-weight-asian="bold" style:font-style-complex="normal" style:font-weight-complex="bold"/>
    </style:style>
    <style:style style:name="T112" style:family="text">
      <style:text-properties officeooo:rsid="002b2a09"/>
    </style:style>
    <style:style style:name="T113" style:family="text">
      <style:text-properties officeooo:rsid="002d09d1"/>
    </style:style>
    <style:style style:name="T114" style:family="text">
      <style:text-properties officeooo:rsid="002e24f5"/>
    </style:style>
    <style:style style:name="T115" style:family="text">
      <style:text-properties officeooo:rsid="002f6cc0"/>
    </style:style>
    <style:style style:name="T116" style:family="text">
      <style:text-properties fo:font-weight="normal" style:font-weight-asian="normal" style:font-weight-complex="normal"/>
    </style:style>
    <style:style style:name="T117" style:family="text">
      <style:text-properties fo:font-weight="normal" officeooo:rsid="002ae43e" style:font-weight-asian="normal" style:font-weight-complex="normal"/>
    </style:style>
    <style:style style:name="T118" style:family="text">
      <style:text-properties fo:font-weight="normal" officeooo:rsid="00315c25" style:font-weight-asian="normal" style:font-weight-complex="normal"/>
    </style:style>
    <style:style style:name="T119" style:family="text">
      <style:text-properties fo:font-weight="normal" officeooo:rsid="0070273c" style:font-weight-asian="normal" style:font-weight-complex="normal"/>
    </style:style>
    <style:style style:name="T120" style:family="text">
      <style:text-properties fo:font-weight="normal" officeooo:rsid="00717f59" style:font-weight-asian="normal" style:font-weight-complex="normal"/>
    </style:style>
    <style:style style:name="T121" style:family="text">
      <style:text-properties fo:font-weight="normal" officeooo:rsid="007c2078" style:font-weight-asian="normal" style:font-weight-complex="normal"/>
    </style:style>
    <style:style style:name="T122" style:family="text">
      <style:text-properties fo:font-weight="normal" officeooo:rsid="007df5d6" style:font-weight-asian="normal" style:font-weight-complex="normal"/>
    </style:style>
    <style:style style:name="T123" style:family="text">
      <style:text-properties fo:font-weight="normal" officeooo:rsid="006a6a6b" style:font-weight-asian="normal" style:font-weight-complex="normal"/>
    </style:style>
    <style:style style:name="T124" style:family="text">
      <style:text-properties fo:font-weight="normal" officeooo:rsid="007eff65" style:font-weight-asian="normal" style:font-weight-complex="normal"/>
    </style:style>
    <style:style style:name="T125" style:family="text">
      <style:text-properties fo:font-weight="normal" officeooo:rsid="00343467" style:font-weight-asian="normal" style:font-weight-complex="normal"/>
    </style:style>
    <style:style style:name="T126" style:family="text">
      <style:text-properties fo:font-weight="normal" officeooo:rsid="00808e05" style:font-weight-asian="normal" style:font-weight-complex="normal"/>
    </style:style>
    <style:style style:name="T127" style:family="text">
      <style:text-properties fo:font-weight="normal" officeooo:rsid="0081d320" style:font-weight-asian="normal" style:font-weight-complex="normal"/>
    </style:style>
    <style:style style:name="T128" style:family="text">
      <style:text-properties fo:font-weight="normal" officeooo:rsid="0082b1bc" style:font-weight-asian="normal" style:font-weight-complex="normal"/>
    </style:style>
    <style:style style:name="T129" style:family="text">
      <style:text-properties fo:font-weight="normal" officeooo:rsid="0082fc1b" style:font-weight-asian="normal" style:font-weight-complex="normal"/>
    </style:style>
    <style:style style:name="T130" style:family="text">
      <style:text-properties fo:font-weight="normal" officeooo:rsid="00848e46" style:font-weight-asian="normal" style:font-weight-complex="normal"/>
    </style:style>
    <style:style style:name="T131" style:family="text">
      <style:text-properties fo:font-weight="normal" officeooo:rsid="00854f17" style:font-weight-asian="normal" style:font-weight-complex="normal"/>
    </style:style>
    <style:style style:name="T132" style:family="text">
      <style:text-properties fo:font-weight="normal" officeooo:rsid="0088b0bf" style:font-weight-asian="normal" style:font-weight-complex="normal"/>
    </style:style>
    <style:style style:name="T133" style:family="text">
      <style:text-properties fo:font-weight="normal" officeooo:rsid="00890bb3" style:font-weight-asian="normal" style:font-weight-complex="normal"/>
    </style:style>
    <style:style style:name="T134" style:family="text">
      <style:text-properties fo:font-weight="normal" officeooo:rsid="008a5f51" style:font-weight-asian="normal" style:font-weight-complex="normal"/>
    </style:style>
    <style:style style:name="T135" style:family="text">
      <style:text-properties fo:font-weight="normal" officeooo:rsid="008a7214" style:font-weight-asian="normal" style:font-weight-complex="normal"/>
    </style:style>
    <style:style style:name="T136" style:family="text">
      <style:text-properties fo:font-weight="normal" officeooo:rsid="008f509a" style:font-weight-asian="normal" style:font-weight-complex="normal"/>
    </style:style>
    <style:style style:name="T137" style:family="text">
      <style:text-properties fo:font-weight="normal" officeooo:rsid="00912884" style:font-weight-asian="normal" style:font-weight-complex="normal"/>
    </style:style>
    <style:style style:name="T138" style:family="text">
      <style:text-properties fo:font-weight="normal" officeooo:rsid="0097f4c1" style:font-weight-asian="normal" style:font-weight-complex="normal"/>
    </style:style>
    <style:style style:name="T139" style:family="text">
      <style:text-properties fo:font-weight="normal" officeooo:rsid="009914c8" style:font-weight-asian="normal" style:font-weight-complex="normal"/>
    </style:style>
    <style:style style:name="T140" style:family="text">
      <style:text-properties fo:font-weight="normal" officeooo:rsid="009e8678" style:font-weight-asian="normal" style:font-weight-complex="normal"/>
    </style:style>
    <style:style style:name="T141" style:family="text">
      <style:text-properties fo:font-weight="normal" officeooo:rsid="00a510b2" style:font-weight-asian="normal" style:font-weight-complex="normal"/>
    </style:style>
    <style:style style:name="T142" style:family="text">
      <style:text-properties fo:font-weight="normal" officeooo:rsid="00a6e47d" style:font-weight-asian="normal" style:font-weight-complex="normal"/>
    </style:style>
    <style:style style:name="T143" style:family="text">
      <style:text-properties fo:font-weight="normal" officeooo:rsid="00a8a2fc" style:font-weight-asian="normal" style:font-weight-complex="normal"/>
    </style:style>
    <style:style style:name="T144" style:family="text">
      <style:text-properties fo:font-weight="normal" officeooo:rsid="00b91d44" style:font-weight-asian="normal" style:font-weight-complex="normal"/>
    </style:style>
    <style:style style:name="T145" style:family="text">
      <style:text-properties fo:font-weight="normal" officeooo:rsid="00b963b5" style:font-weight-asian="normal" style:font-weight-complex="normal"/>
    </style:style>
    <style:style style:name="T146" style:family="text">
      <style:text-properties fo:font-weight="normal" officeooo:rsid="00baade4" style:font-weight-asian="normal" style:font-weight-complex="normal"/>
    </style:style>
    <style:style style:name="T147" style:family="text">
      <style:text-properties fo:font-weight="normal" officeooo:rsid="00bdacfd" style:font-weight-asian="normal" style:font-weight-complex="normal"/>
    </style:style>
    <style:style style:name="T148" style:family="text">
      <style:text-properties fo:font-weight="normal" officeooo:rsid="00bf6bb1" style:font-weight-asian="normal" style:font-weight-complex="normal"/>
    </style:style>
    <style:style style:name="T149" style:family="text">
      <style:text-properties fo:font-weight="normal" officeooo:rsid="00c03aa6" style:font-weight-asian="normal" style:font-weight-complex="normal"/>
    </style:style>
    <style:style style:name="T150" style:family="text">
      <style:text-properties fo:font-weight="normal" officeooo:rsid="00c3458f" style:font-weight-asian="normal" style:font-weight-complex="normal"/>
    </style:style>
    <style:style style:name="T151" style:family="text">
      <style:text-properties fo:font-weight="normal" officeooo:rsid="00c4263e" style:font-weight-asian="normal" style:font-weight-complex="normal"/>
    </style:style>
    <style:style style:name="T152" style:family="text">
      <style:text-properties fo:font-weight="normal" officeooo:rsid="00c6525c" style:font-weight-asian="normal" style:font-weight-complex="normal"/>
    </style:style>
    <style:style style:name="T153" style:family="text">
      <style:text-properties fo:font-weight="normal" officeooo:rsid="00c737cc" style:font-weight-asian="normal" style:font-weight-complex="normal"/>
    </style:style>
    <style:style style:name="T154" style:family="text">
      <style:text-properties fo:font-weight="normal" officeooo:rsid="00ca6b88" style:font-weight-asian="normal" style:font-weight-complex="normal"/>
    </style:style>
    <style:style style:name="T155" style:family="text">
      <style:text-properties fo:font-weight="normal" officeooo:rsid="00cc644f" style:font-weight-asian="normal" style:font-weight-complex="normal"/>
    </style:style>
    <style:style style:name="T156" style:family="text">
      <style:text-properties fo:font-weight="normal" officeooo:rsid="00cd2f51" style:font-weight-asian="normal" style:font-weight-complex="normal"/>
    </style:style>
    <style:style style:name="T157" style:family="text">
      <style:text-properties fo:font-weight="normal" officeooo:rsid="00cdb03f" style:font-weight-asian="normal" style:font-weight-complex="normal"/>
    </style:style>
    <style:style style:name="T158" style:family="text">
      <style:text-properties fo:font-weight="normal" officeooo:rsid="00ce44f3" style:font-weight-asian="normal" style:font-weight-complex="normal"/>
    </style:style>
    <style:style style:name="T159" style:family="text">
      <style:text-properties fo:font-weight="normal" officeooo:rsid="00cf0b1b" style:font-weight-asian="normal" style:font-weight-complex="normal"/>
    </style:style>
    <style:style style:name="T160" style:family="text">
      <style:text-properties fo:font-weight="normal" officeooo:rsid="00d01e5c" style:font-weight-asian="normal" style:font-weight-complex="normal"/>
    </style:style>
    <style:style style:name="T161" style:family="text">
      <style:text-properties fo:font-weight="normal" officeooo:rsid="00d0d328" style:font-weight-asian="normal" style:font-weight-complex="normal"/>
    </style:style>
    <style:style style:name="T162" style:family="text">
      <style:text-properties fo:font-weight="normal" officeooo:rsid="00d23ef3" style:font-weight-asian="normal" style:font-weight-complex="normal"/>
    </style:style>
    <style:style style:name="T163" style:family="text">
      <style:text-properties fo:font-weight="normal" officeooo:rsid="00d4c5a4" style:font-weight-asian="normal" style:font-weight-complex="normal"/>
    </style:style>
    <style:style style:name="T164" style:family="text">
      <style:text-properties fo:font-weight="normal" officeooo:rsid="00d6181f" style:font-weight-asian="normal" style:font-weight-complex="normal"/>
    </style:style>
    <style:style style:name="T165" style:family="text">
      <style:text-properties fo:font-weight="normal" officeooo:rsid="00d83a6d" style:font-weight-asian="normal" style:font-weight-complex="normal"/>
    </style:style>
    <style:style style:name="T166" style:family="text">
      <style:text-properties fo:font-weight="normal" officeooo:rsid="00d3b3a2" style:font-weight-asian="normal" style:font-weight-complex="normal"/>
    </style:style>
    <style:style style:name="T167" style:family="text">
      <style:text-properties fo:font-weight="normal" officeooo:rsid="010cfa00" style:font-weight-asian="normal" style:font-weight-complex="normal"/>
    </style:style>
    <style:style style:name="T168" style:family="text">
      <style:text-properties fo:font-weight="normal" officeooo:rsid="010da437" style:font-weight-asian="normal" style:font-weight-complex="normal"/>
    </style:style>
    <style:style style:name="T169" style:family="text">
      <style:text-properties fo:font-weight="normal" officeooo:rsid="010eabc2" style:font-weight-asian="normal" style:font-weight-complex="normal"/>
    </style:style>
    <style:style style:name="T170" style:family="text">
      <style:text-properties fo:font-weight="normal" officeooo:rsid="010f33c5" style:font-weight-asian="normal" style:font-weight-complex="normal"/>
    </style:style>
    <style:style style:name="T171" style:family="text">
      <style:text-properties fo:font-weight="normal" officeooo:rsid="01107fc5" style:font-weight-asian="normal" style:font-weight-complex="normal"/>
    </style:style>
    <style:style style:name="T172" style:family="text">
      <style:text-properties fo:font-weight="normal" officeooo:rsid="0110d863" style:font-weight-asian="normal" style:font-weight-complex="normal"/>
    </style:style>
    <style:style style:name="T173" style:family="text">
      <style:text-properties fo:font-weight="normal" officeooo:rsid="0111b834" style:font-weight-asian="normal" style:font-weight-complex="normal"/>
    </style:style>
    <style:style style:name="T174" style:family="text">
      <style:text-properties fo:font-weight="normal" officeooo:rsid="0116b72a" style:font-weight-asian="normal" style:font-weight-complex="normal"/>
    </style:style>
    <style:style style:name="T175" style:family="text">
      <style:text-properties fo:font-weight="normal" officeooo:rsid="00fd64d5" style:font-weight-asian="normal" style:font-weight-complex="normal"/>
    </style:style>
    <style:style style:name="T176" style:family="text">
      <style:text-properties fo:font-weight="normal" officeooo:rsid="01135d45" style:font-weight-asian="normal" style:font-weight-complex="normal"/>
    </style:style>
    <style:style style:name="T177" style:family="text">
      <style:text-properties fo:font-weight="normal" officeooo:rsid="00fb249d" style:font-weight-asian="normal" style:font-weight-complex="normal"/>
    </style:style>
    <style:style style:name="T178" style:family="text">
      <style:text-properties fo:font-weight="normal" officeooo:rsid="0101269a" style:font-weight-asian="normal" style:font-weight-complex="normal"/>
    </style:style>
    <style:style style:name="T179" style:family="text">
      <style:text-properties fo:font-weight="normal" officeooo:rsid="00ffe517" style:font-weight-asian="normal" style:font-weight-complex="normal"/>
    </style:style>
    <style:style style:name="T180" style:family="text">
      <style:text-properties fo:font-weight="normal" officeooo:rsid="01180a29" style:font-weight-asian="normal" style:font-weight-complex="normal"/>
    </style:style>
    <style:style style:name="T181" style:family="text">
      <style:text-properties fo:font-weight="normal" officeooo:rsid="005e0c11" style:font-weight-asian="normal" style:font-weight-complex="normal"/>
    </style:style>
    <style:style style:name="T182" style:family="text">
      <style:text-properties fo:font-weight="normal" officeooo:rsid="012225ee" style:font-weight-asian="normal" style:font-weight-complex="normal"/>
    </style:style>
    <style:style style:name="T183" style:family="text">
      <style:text-properties fo:font-weight="normal" officeooo:rsid="012ac69c" style:font-weight-asian="normal" style:font-weight-complex="normal"/>
    </style:style>
    <style:style style:name="T184" style:family="text">
      <style:text-properties fo:font-weight="normal" officeooo:rsid="012b312d" style:font-weight-asian="normal" style:font-weight-complex="normal"/>
    </style:style>
    <style:style style:name="T185" style:family="text">
      <style:text-properties fo:font-weight="normal" officeooo:rsid="01354b36" style:font-weight-asian="normal" style:font-weight-complex="normal"/>
    </style:style>
    <style:style style:name="T186" style:family="text">
      <style:text-properties fo:font-weight="normal" officeooo:rsid="01359de2" style:font-weight-asian="normal" style:font-weight-complex="normal"/>
    </style:style>
    <style:style style:name="T187" style:family="text">
      <style:text-properties fo:font-weight="normal" officeooo:rsid="0136232c" style:font-weight-asian="normal" style:font-weight-complex="normal"/>
    </style:style>
    <style:style style:name="T188" style:family="text">
      <style:text-properties fo:font-weight="normal" officeooo:rsid="01363352" style:font-weight-asian="normal" style:font-weight-complex="normal"/>
    </style:style>
    <style:style style:name="T189" style:family="text">
      <style:text-properties fo:font-weight="normal" officeooo:rsid="013769be" style:font-weight-asian="normal" style:font-weight-complex="normal"/>
    </style:style>
    <style:style style:name="T190" style:family="text">
      <style:text-properties fo:font-weight="normal" officeooo:rsid="0138a163" style:font-weight-asian="normal" style:font-weight-complex="normal"/>
    </style:style>
    <style:style style:name="T191" style:family="text">
      <style:text-properties fo:font-weight="normal" officeooo:rsid="0139f644" style:font-weight-asian="normal" style:font-weight-complex="normal"/>
    </style:style>
    <style:style style:name="T192" style:family="text">
      <style:text-properties fo:font-weight="normal" officeooo:rsid="013ca799" style:font-weight-asian="normal" style:font-weight-complex="normal"/>
    </style:style>
    <style:style style:name="T193" style:family="text">
      <style:text-properties fo:font-weight="bold" style:font-weight-asian="bold" style:font-weight-complex="bold"/>
    </style:style>
    <style:style style:name="T194" style:family="text">
      <style:text-properties fo:font-weight="bold" officeooo:rsid="00315c25" style:font-weight-asian="bold" style:font-weight-complex="bold"/>
    </style:style>
    <style:style style:name="T195" style:family="text">
      <style:text-properties fo:font-weight="bold" officeooo:rsid="00343467" style:font-weight-asian="bold" style:font-weight-complex="bold"/>
    </style:style>
    <style:style style:name="T196" style:family="text">
      <style:text-properties fo:font-weight="bold" officeooo:rsid="0036dd21" style:font-weight-asian="bold" style:font-weight-complex="bold"/>
    </style:style>
    <style:style style:name="T197" style:family="text">
      <style:text-properties fo:font-weight="bold" officeooo:rsid="003830e6" style:font-weight-asian="bold" style:font-weight-complex="bold"/>
    </style:style>
    <style:style style:name="T198" style:family="text">
      <style:text-properties fo:font-weight="bold" officeooo:rsid="006a6a6b" style:font-weight-asian="bold" style:font-weight-complex="bold"/>
    </style:style>
    <style:style style:name="T199" style:family="text">
      <style:text-properties fo:font-weight="bold" officeooo:rsid="006fd981" style:font-weight-asian="bold" style:font-weight-complex="bold"/>
    </style:style>
    <style:style style:name="T200" style:family="text">
      <style:text-properties fo:font-weight="bold" officeooo:rsid="00808e05" style:font-weight-asian="bold" style:font-weight-complex="bold"/>
    </style:style>
    <style:style style:name="T201" style:family="text">
      <style:text-properties fo:font-weight="bold" officeooo:rsid="002e24f5" style:font-weight-asian="bold" style:font-weight-complex="bold"/>
    </style:style>
    <style:style style:name="T202" style:family="text">
      <style:text-properties fo:font-weight="bold" officeooo:rsid="00c17781" style:font-weight-asian="bold" style:font-weight-complex="bold"/>
    </style:style>
    <style:style style:name="T203" style:family="text">
      <style:text-properties fo:font-weight="bold" officeooo:rsid="00c3458f" style:font-weight-asian="bold" style:font-weight-complex="bold"/>
    </style:style>
    <style:style style:name="T204" style:family="text">
      <style:text-properties fo:font-weight="bold" officeooo:rsid="005cca13" style:font-weight-asian="bold" style:font-weight-complex="bold"/>
    </style:style>
    <style:style style:name="T205" style:family="text">
      <style:text-properties fo:font-weight="bold" officeooo:rsid="00fb249d" style:font-weight-asian="bold" style:font-weight-complex="bold"/>
    </style:style>
    <style:style style:name="T206" style:family="text">
      <style:text-properties fo:font-weight="bold" officeooo:rsid="0081d320" style:font-weight-asian="bold" style:font-weight-complex="bold"/>
    </style:style>
    <style:style style:name="T207" style:family="text">
      <style:text-properties officeooo:rsid="0036dd21"/>
    </style:style>
    <style:style style:name="T208" style:family="text">
      <style:text-properties officeooo:rsid="003801dd"/>
    </style:style>
    <style:style style:name="T209" style:family="text">
      <style:text-properties officeooo:rsid="00180a85"/>
    </style:style>
    <style:style style:name="T210" style:family="text">
      <style:text-properties officeooo:rsid="003a6a40"/>
    </style:style>
    <style:style style:name="T211" style:family="text">
      <style:text-properties officeooo:rsid="003acbbc"/>
    </style:style>
    <style:style style:name="T212" style:family="text">
      <style:text-properties fo:font-variant="normal" fo:text-transform="none" fo:color="#000000" style:font-name="LiberationSerif" fo:font-size="12pt" fo:letter-spacing="normal" fo:font-style="normal" fo:font-weight="normal" officeooo:rsid="00595f9d" style:font-style-asian="normal" style:font-weight-asian="normal" style:font-style-complex="normal" style:font-weight-complex="normal"/>
    </style:style>
    <style:style style:name="T213" style:family="text">
      <style:text-properties fo:font-variant="normal" fo:text-transform="none" fo:color="#000000" style:font-name="LiberationSerif" fo:font-size="12pt" fo:letter-spacing="normal" fo:font-style="normal" fo:font-weight="normal" officeooo:rsid="00596618" style:font-style-asian="normal" style:font-weight-asian="normal" style:font-style-complex="normal" style:font-weight-complex="normal"/>
    </style:style>
    <style:style style:name="T214" style:family="text">
      <style:text-properties fo:font-variant="normal" fo:text-transform="none" fo:color="#000000" style:font-name="LiberationSerif" fo:font-size="12pt" fo:letter-spacing="normal" fo:font-style="normal" fo:font-weight="normal" officeooo:rsid="013d8b51" style:font-style-asian="normal" style:font-weight-asian="normal" style:font-style-complex="normal" style:font-weight-complex="normal"/>
    </style:style>
    <style:style style:name="T215" style:family="text">
      <style:text-properties fo:font-variant="normal" fo:text-transform="none" fo:color="#000000" style:font-name="LiberationSerif" fo:font-size="12pt" fo:letter-spacing="normal" fo:font-style="normal" fo:font-weight="normal" officeooo:rsid="013e51fa" style:font-style-asian="normal" style:font-weight-asian="normal" style:font-style-complex="normal" style:font-weight-complex="normal"/>
    </style:style>
    <style:style style:name="T216" style:family="text">
      <style:text-properties fo:font-variant="normal" fo:text-transform="none" fo:color="#000000" style:font-name="LiberationSerif" fo:font-size="12pt" fo:letter-spacing="normal" fo:font-style="normal" fo:font-weight="normal" officeooo:rsid="013f8c62" style:font-style-asian="normal" style:font-weight-asian="normal" style:font-style-complex="normal" style:font-weight-complex="normal"/>
    </style:style>
    <style:style style:name="T217" style:family="text">
      <style:text-properties fo:font-variant="normal" fo:text-transform="none" fo:color="#000000" style:font-name="LiberationSerif" fo:font-size="12pt" fo:letter-spacing="normal" fo:font-style="normal" fo:font-weight="normal" officeooo:rsid="01464ec0" style:font-style-asian="normal" style:font-weight-asian="normal" style:font-style-complex="normal" style:font-weight-complex="normal"/>
    </style:style>
    <style:style style:name="T218" style:family="text">
      <style:text-properties fo:font-variant="normal" fo:text-transform="none" fo:color="#000000" style:font-name="LiberationSerif" fo:font-size="12pt" fo:letter-spacing="normal" fo:font-style="normal" fo:font-weight="bold" officeooo:rsid="005c4c72" style:font-style-asian="normal" style:font-weight-asian="bold" style:font-style-complex="normal" style:font-weight-complex="bold"/>
    </style:style>
    <style:style style:name="T219" style:family="text">
      <style:text-properties fo:font-variant="normal" fo:text-transform="none" fo:color="#000000" style:font-name="LiberationSerif" fo:font-size="12pt" fo:letter-spacing="normal" fo:font-style="normal" fo:font-weight="bold" officeooo:rsid="0139f644" style:font-style-asian="normal" style:font-weight-asian="bold" style:font-style-complex="normal" style:font-weight-complex="bold"/>
    </style:style>
    <style:style style:name="T220" style:family="text">
      <style:text-properties fo:font-variant="normal" fo:text-transform="none" fo:color="#000000" style:font-name="LiberationSerif" fo:font-size="12pt" fo:letter-spacing="normal" fo:font-style="normal" fo:font-weight="bold" officeooo:rsid="00596618" style:font-style-asian="normal" style:font-weight-asian="bold" style:font-style-complex="normal" style:font-weight-complex="bold"/>
    </style:style>
    <style:style style:name="T221" style:family="text">
      <style:text-properties fo:font-variant="normal" fo:text-transform="none" fo:color="#000000" style:font-name="LiberationSerif" fo:font-size="12pt" fo:letter-spacing="normal" fo:font-style="normal" fo:font-weight="bold" officeooo:rsid="006e0d06" style:font-style-asian="normal" style:font-weight-asian="bold" style:font-style-complex="normal" style:font-weight-complex="bold"/>
    </style:style>
    <style:style style:name="T222" style:family="text">
      <style:text-properties fo:font-variant="normal" fo:text-transform="none" fo:color="#000000" style:font-name="LiberationSerif" fo:font-size="12pt" fo:letter-spacing="normal" fo:font-style="normal" fo:font-weight="bold" officeooo:rsid="013d8b51" style:font-style-asian="normal" style:font-weight-asian="bold" style:font-style-complex="normal" style:font-weight-complex="bold"/>
    </style:style>
    <style:style style:name="T223" style:family="text">
      <style:text-properties fo:font-variant="normal" fo:text-transform="none" fo:color="#000000" style:font-name="LiberationSerif" fo:font-size="12pt" fo:letter-spacing="normal" fo:font-style="normal" fo:font-weight="bold" officeooo:rsid="01464ec0" style:font-style-asian="normal" style:font-weight-asian="bold" style:font-style-complex="normal" style:font-weight-complex="bold"/>
    </style:style>
    <style:style style:name="T224" style:family="text">
      <style:text-properties fo:font-variant="normal" fo:text-transform="none" fo:color="#000000" style:font-name="LiberationSerif" fo:font-size="12pt" fo:letter-spacing="normal" fo:font-style="normal" fo:font-weight="bold" officeooo:rsid="01496e28" style:font-style-asian="normal" style:font-weight-asian="bold" style:font-style-complex="normal" style:font-weight-complex="bold"/>
    </style:style>
    <style:style style:name="T225" style:family="text">
      <style:text-properties officeooo:rsid="005f625e"/>
    </style:style>
    <style:style style:name="T226" style:family="text">
      <style:text-properties officeooo:rsid="006266f8"/>
    </style:style>
    <style:style style:name="T227" style:family="text">
      <style:text-properties officeooo:rsid="0066277d"/>
    </style:style>
    <style:style style:name="T228" style:family="text">
      <style:text-properties officeooo:rsid="006a6a6b"/>
    </style:style>
    <style:style style:name="T229" style:family="text">
      <style:text-properties officeooo:rsid="006f8f47"/>
    </style:style>
    <style:style style:name="T230" style:family="text">
      <style:text-properties officeooo:rsid="002463f2"/>
    </style:style>
    <style:style style:name="T231" style:family="text">
      <style:text-properties officeooo:rsid="006fd981"/>
    </style:style>
    <style:style style:name="T232" style:family="text">
      <style:text-properties officeooo:rsid="0070273c"/>
    </style:style>
    <style:style style:name="T233" style:family="text">
      <style:text-properties fo:language="pl" fo:country="PL" fo:font-weight="normal" officeooo:rsid="00717f59" style:font-weight-asian="normal" style:font-weight-complex="normal"/>
    </style:style>
    <style:style style:name="T234" style:family="text">
      <style:text-properties fo:language="pl" fo:country="PL" fo:font-weight="normal" officeooo:rsid="007eff65" style:font-weight-asian="normal" style:font-weight-complex="normal"/>
    </style:style>
    <style:style style:name="T235" style:family="text">
      <style:text-properties fo:language="pl" fo:country="PL" fo:font-weight="normal" officeooo:rsid="0073e8b2" style:font-weight-asian="normal" style:font-weight-complex="normal"/>
    </style:style>
    <style:style style:name="T236" style:family="text">
      <style:text-properties officeooo:rsid="00727627"/>
    </style:style>
    <style:style style:name="T237" style:family="text">
      <style:text-properties officeooo:rsid="00733c5f"/>
    </style:style>
    <style:style style:name="T238" style:family="text">
      <style:text-properties officeooo:rsid="007df5d6"/>
    </style:style>
    <style:style style:name="T239" style:family="text">
      <style:text-properties officeooo:rsid="008e37d5"/>
    </style:style>
    <style:style style:name="T240" style:family="text">
      <style:text-properties officeooo:rsid="0093df2c"/>
    </style:style>
    <style:style style:name="T241" style:family="text">
      <style:text-properties officeooo:rsid="00970740"/>
    </style:style>
    <style:style style:name="T242" style:family="text">
      <style:text-properties officeooo:rsid="009df2ac"/>
    </style:style>
    <style:style style:name="T243" style:family="text">
      <style:text-properties officeooo:rsid="009e8678"/>
    </style:style>
    <style:style style:name="T244" style:family="text">
      <style:text-properties officeooo:rsid="00a6e47d"/>
    </style:style>
    <style:style style:name="T245" style:family="text">
      <style:text-properties style:font-weight-asian="normal" style:font-weight-complex="normal"/>
    </style:style>
    <style:style style:name="T246" style:family="text">
      <style:text-properties officeooo:rsid="00b09bdd" style:font-weight-asian="normal" style:font-weight-complex="normal"/>
    </style:style>
    <style:style style:name="T247" style:family="text">
      <style:text-properties officeooo:rsid="00dc2895" style:font-weight-asian="normal" style:font-weight-complex="normal"/>
    </style:style>
    <style:style style:name="T248" style:family="text">
      <style:text-properties officeooo:rsid="00ddc396" style:font-weight-asian="normal" style:font-weight-complex="normal"/>
    </style:style>
    <style:style style:name="T249" style:family="text">
      <style:text-properties officeooo:rsid="00f21ffb" style:font-weight-asian="normal" style:font-weight-complex="normal"/>
    </style:style>
    <style:style style:name="T250" style:family="text">
      <style:text-properties officeooo:rsid="00f3481f" style:font-weight-asian="normal" style:font-weight-complex="normal"/>
    </style:style>
    <style:style style:name="T251" style:family="text">
      <style:text-properties officeooo:rsid="00f4426d" style:font-weight-asian="normal" style:font-weight-complex="normal"/>
    </style:style>
    <style:style style:name="T252" style:family="text">
      <style:text-properties officeooo:rsid="00f63938" style:font-weight-asian="normal" style:font-weight-complex="normal"/>
    </style:style>
    <style:style style:name="T253" style:family="text">
      <style:text-properties officeooo:rsid="00f7cb0b" style:font-weight-asian="normal" style:font-weight-complex="normal"/>
    </style:style>
    <style:style style:name="T254" style:family="text">
      <style:text-properties officeooo:rsid="00f95081" style:font-weight-asian="normal" style:font-weight-complex="normal"/>
    </style:style>
    <style:style style:name="T255" style:family="text">
      <style:text-properties officeooo:rsid="00f96d70" style:font-weight-asian="normal" style:font-weight-complex="normal"/>
    </style:style>
    <style:style style:name="T256" style:family="text">
      <style:text-properties officeooo:rsid="00b26db9"/>
    </style:style>
    <style:style style:name="T257" style:family="text">
      <style:text-properties officeooo:rsid="00717f59"/>
    </style:style>
    <style:style style:name="T258" style:family="text">
      <style:text-properties officeooo:rsid="00b3e4a4"/>
    </style:style>
    <style:style style:name="T259" style:family="text">
      <style:text-properties officeooo:rsid="00b5e49c"/>
    </style:style>
    <style:style style:name="T260" style:family="text">
      <style:text-properties officeooo:rsid="00b72227"/>
    </style:style>
    <style:style style:name="T261" style:family="text">
      <style:text-properties officeooo:rsid="00b90041"/>
    </style:style>
    <style:style style:name="T262" style:family="text">
      <style:text-properties officeooo:rsid="00c17781"/>
    </style:style>
    <style:style style:name="T263" style:family="text">
      <style:text-properties officeooo:rsid="00c4263e"/>
    </style:style>
    <style:style style:name="T264" style:family="text">
      <style:text-properties officeooo:rsid="00c4e407"/>
    </style:style>
    <style:style style:name="T265" style:family="text">
      <style:text-properties officeooo:rsid="00ac3b71"/>
    </style:style>
    <style:style style:name="T266" style:family="text">
      <style:text-properties officeooo:rsid="00b09bdd"/>
    </style:style>
    <style:style style:name="T267" style:family="text">
      <style:text-properties officeooo:rsid="00da6769"/>
    </style:style>
    <style:style style:name="T268" style:family="text">
      <style:text-properties officeooo:rsid="00df70e6"/>
    </style:style>
    <style:style style:name="T269" style:family="text">
      <style:text-properties officeooo:rsid="00e15ff9"/>
    </style:style>
    <style:style style:name="T270" style:family="text">
      <style:text-properties officeooo:rsid="00e37c70"/>
    </style:style>
    <style:style style:name="T271" style:family="text">
      <style:text-properties officeooo:rsid="00ea245c"/>
    </style:style>
    <style:style style:name="T272" style:family="text">
      <style:text-properties officeooo:rsid="00f95081"/>
    </style:style>
    <style:style style:name="T273" style:family="text">
      <style:text-properties officeooo:rsid="00f96d70"/>
    </style:style>
    <style:style style:name="T274" style:family="text">
      <style:text-properties officeooo:rsid="00f9ebda"/>
    </style:style>
    <style:style style:name="T275" style:family="text">
      <style:text-properties officeooo:rsid="00fb249d"/>
    </style:style>
    <style:style style:name="T276" style:family="text">
      <style:text-properties officeooo:rsid="010cd64c"/>
    </style:style>
    <style:style style:name="T277" style:family="text">
      <style:text-properties officeooo:rsid="0118fb02"/>
    </style:style>
    <style:style style:name="T278" style:family="text">
      <style:text-properties officeooo:rsid="011b2a24"/>
    </style:style>
    <style:style style:name="T279" style:family="text">
      <style:text-properties officeooo:rsid="011cbb1d"/>
    </style:style>
    <style:style style:name="T280" style:family="text">
      <style:text-properties officeooo:rsid="01202206"/>
    </style:style>
    <style:style style:name="T281" style:family="text">
      <style:text-properties officeooo:rsid="012225ee"/>
    </style:style>
    <style:style style:name="T282" style:family="text">
      <style:text-properties officeooo:rsid="01354b36"/>
    </style:style>
    <style:style style:name="T283" style:family="text">
      <style:text-properties officeooo:rsid="0156b6ec"/>
    </style:style>
    <style:style style:name="T284" style:family="text">
      <style:text-properties officeooo:rsid="015f8ca0"/>
    </style:style>
    <style:style style:name="T285" style:family="text">
      <style:text-properties officeooo:rsid="0166faac"/>
    </style:style>
    <style:style style:name="T286" style:family="text">
      <style:text-properties officeooo:rsid="01774b1a"/>
    </style:style>
    <style:style style:name="T287" style:family="text">
      <style:text-properties officeooo:rsid="01786061"/>
    </style:style>
    <style:style style:name="T288" style:family="text">
      <style:text-properties officeooo:rsid="017aeaa4"/>
    </style:style>
    <style:style style:name="T289" style:family="text">
      <style:text-properties officeooo:rsid="017b53d3"/>
    </style:style>
    <style:style style:name="T290" style:family="text">
      <style:text-properties officeooo:rsid="017bda2f"/>
    </style:style>
    <style:style style:name="T291" style:family="text">
      <style:text-properties officeooo:rsid="017f837f"/>
    </style:style>
    <style:style style:name="T292" style:family="text">
      <style:text-properties officeooo:rsid="0180a2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prowadzenie</text:p>
      <text:p text:style-name="P73"><text:span text:style-name="T278">Technologia satelitarna</text:span> stał<text:span text:style-name="T278">a</text:span> się <text:span text:style-name="T261">w dzisiejszym podstawą dla funkcjonowania wielu pochodnych </text:span>narzędzi wykorzystywany<text:span text:style-name="T261">ch</text:span> w <text:span text:style-name="T291">szerokim spektrum dziedzin współczesnego </text:span>życi<text:span text:style-name="T231">a</text:span>. Ich <text:span text:style-name="T227">praca</text:span> <text:span text:style-name="T231">w natychmiastowy sposób </text:span>znalazł<text:span text:style-name="T227">a</text:span> zastosowanie przy <text:span text:style-name="T231">w sektorze militarnym i naukowym. W późniejszym czasie umożliwiły prognozowanie zjawisk naturalnych, a przesyłanie sygnału telewizyjnego spowodowało wniknięcie tej technologii do życia codziennego ludzi i rozwój telewizji satelitarnej. Bardzo ważną rolą było zapewnienie łączności poprzez rozwój </text:span>telekomunikac<text:span text:style-name="T231">j</text:span>i <text:span text:style-name="T232">oraz stworzenie systemów nawigacji satelitarnej, z której korzystają dzisiaj miliony ludzi na całym świecie. </text:span><text:span text:style-name="Citation"><text:span text:style-name="T74">W życiu codziennym ludzie używają słowa „satelita” w </text:span></text:span><text:span text:style-name="Citation"><text:span text:style-name="T106">znaczeniu potocznym, czyli w</text:span></text:span><text:span text:style-name="Citation"><text:span text:style-name="T74"> odniesieniu do satelity sztucznego stworzonego przez człowieka</text:span></text:span><text:span text:style-name="Citation"><text:span text:style-name="T209">, </text:span></text:span><text:span text:style-name="Citation"><text:span text:style-name="T74">który służy do przesyłania sygnału </text:span></text:span><text:span text:style-name="Citation"><text:span text:style-name="T73">telewizyjnego lub</text:span></text:span><text:span text:style-name="Citation"><text:span text:style-name="T74"> nawigacyjnego GPS, robi zdjęcia </text:span></text:span><text:span text:style-name="Citation"><text:span text:style-name="T73">Ziemi i umożliwia komunikację telefoniczną. </text:span></text:span><text:span text:style-name="Citation"><text:span text:style-name="T106">W sensie ścisłym jest to dowolny obiekt poruszający się wokół innego obiektu w przestrzeni kosmicznej </text:span></text:span><text:span text:style-name="Citation"><text:span text:style-name="T111">[2]</text:span></text:span><text:span text:style-name="Citation"><text:span text:style-name="T106">.</text:span></text:span></text:p>
      <text:p text:style-name="P74"><text:span text:style-name="Citation"><text:span text:style-name="T84">Temat </text:span></text:span><text:span text:style-name="Citation"><text:span text:style-name="T87">ogólnie </text:span></text:span><text:span text:style-name="Citation"><text:span text:style-name="T84">związany z technologią satelitarną jest bardzo szeroki. </text:span></text:span><text:span text:style-name="Citation"><text:span text:style-name="T85">D</text:span></text:span><text:span text:style-name="Citation"><text:span text:style-name="T84">okonując przeglądu dostępnej literatury i materiałów z tego zakresu można szybko dostrzec, że dotyczy on szerokiego spektrum </text:span></text:span><text:span text:style-name="Citation"><text:span text:style-name="T85">przeplatających się dziedzin nauki i techniki </text:span></text:span><text:span text:style-name="Citation"><text:span text:style-name="T84">takich jak</text:span></text:span><text:span text:style-name="Citation"><text:span text:style-name="T85"> astrologia</text:span></text:span><text:span text:style-name="Citation"><text:span text:style-name="T84">, </text:span></text:span><text:span text:style-name="Citation"><text:span text:style-name="T85">różne płaszczyzny </text:span></text:span><text:span text:style-name="Citation"><text:span text:style-name="T84">informatyki, </text:span></text:span><text:span text:style-name="Citation"><text:span text:style-name="T85">elektronika, </text:span></text:span><text:span text:style-name="Citation"><text:span text:style-name="T84">fizyk</text:span></text:span><text:span text:style-name="Citation"><text:span text:style-name="T85">a,</text:span></text:span><text:span text:style-name="Citation"><text:span text:style-name="T84"> </text:span></text:span><text:span text:style-name="Citation"><text:span text:style-name="T85">wojskowość, wiele rodzajów nauk przyrodniczych, geodezja, chemia i wiele innych. Literatura wojskowa ujmuje przy tym temat z bardzo ciekawej perspektywy, ponadto jest pisana prostym i przystępnym językiem, choć w dość szczegółowy sposób. Studiując temat dotyczący technologii satelitarnych można bardzo często trafiać na wiedzę, która dotyczy czynności i urządzeń z których korzysta się na co dzień, często jednak nie rozumiejąc na jakiej zasadzie one działają. </text:span></text:span><text:span text:style-name="Citation"><text:span text:style-name="T86">Obecność satelitów (lub ogólnie obecność człowieka) w kosmosie stanowi bardzo krótki okres. </text:span></text:span><text:span text:style-name="Citation"><text:span text:style-name="T87">Z</text:span></text:span><text:span text:style-name="Citation"><text:span text:style-name="T86">agadnienie to, wraz z eksploracją kosmosu jest i z pewnością w najbliższej przyszłości będzie jednym z najbardziej </text:span></text:span><text:span text:style-name="Citation"><text:span text:style-name="T87">eksploatowanych dziedzin nauki i </text:span></text:span><text:span text:style-name="Citation"><text:span text:style-name="T86">odkryć.</text:span></text:span></text:p>
      <text:p text:style-name="P75"><text:span text:style-name="Citation"><text:span text:style-name="T81">Celem niniejszej pracy jest przedstawienie problemu harmonogramowania obserwacji satelitarnych wraz z informacjami potrzebnymi do kompleksowego zrozumienia tego zagadnienia, a także zaprezentowanie modelu </text:span></text:span><text:span text:style-name="Citation"><text:span text:style-name="T84">DPL </text:span></text:span><text:span text:style-name="Citation"><text:span text:style-name="T81">pozwalającego na rozwiązywanie tego problemu za pomocą narzędzi informatycznych. Ponadto intencją jest dokonanie analizy zaproponowanego rozwiązania i badań polegających na porównaniu uzyskanych wyników i wniosków.</text:span></text:span></text:p>
      <text:p text:style-name="P18"><text:span text:style-name="T261">Struktura</text:span> pracy</text:p>
      <text:p text:style-name="P18">&lt;#&gt;tutaj w punktach<text:span text:style-name="T275">&lt;/#&gt;</text:span></text:p>
      <text:p text:style-name="P19">1. Informacje ogólne</text:p>
      <text:p text:style-name="P84">W tym rozdziale umieszczono ogólne ramy teoretyczne potrzebne do konceptualnego zrozumienia problemu harmonogramowania obserwacji satelitarnych. Zawarto w nim <text:span text:style-name="T259">wybrane elementy historii</text:span> <text:span text:style-name="T258">obecności sztucznych satelitów w przestrzeni kosmicznej i </text:span>podstawowe informacje dotyczące<text:span text:style-name="T258"> operujących na różnych orbitach Ziemi </text:span>satelitów. <text:span text:style-name="T260">Opisano także najważniejsze przykłady</text:span> <text:span text:style-name="T260">technologii bazujących na danych i komunikacji z satelitami oraz przykłady </text:span>praktyczn<text:span text:style-name="T260">ego wykorzystania danych z obserwacji satelitarnych Ziemi. Przedstawiono także informacje ściśle związane z technologiami i narzędziami informatycznymi wykorzystanymi na potrzeby badań wykonanych w zakresie harmonogramowania obserwacji satelitarnych będących celem niniejszej pracy.</text:span></text:p>
      <text:p text:style-name="P80">W pracy przyjęto następ<text:span text:style-name="T113">u</text:span>jące definicje kluczowych pojęć:</text:p>
      <text:p text:style-name="P100"><text:soft-page-break/><text:span text:style-name="T117">- harmonogramowanie – </text:span><text:span text:style-name="T194">[1]</text:span><text:span text:style-name="T118"> planowanie prac poprzez przydzielanie zasobów pracy do zadań oraz ustalenie rozkładu tych zadań w czasie</text:span></text:p>
      <text:p text:style-name="P80">- satelita <text:span text:style-name="T115">obserwacyjny </text:span><text:span text:style-name="T196">[3]</text:span><text:span text:style-name="T207"> – urządzenie umieszczone na orbicie Ziemi, którego zadaniem jest detekcja i pozyskanie danych dotyczących określonych obszarów na powierzchni planety zgodnie z potrzebami, a także dostarczenie tych danych do stacji naziemnej.</text:span></text:p>
      <text:p text:style-name="P85"><text:span text:style-name="T193">- </text:span><text:span text:style-name="T262">nadir</text:span><text:span text:style-name="T202"> </text:span><text:span text:style-name="T193">-</text:span> <text:span text:style-name="T244">punkt przecięcia powierzchni Ziemi z odcinkiem łączącym środek planety i satelity [13].</text:span></text:p>
      <text:p text:style-name="P80">- zadanie obserwacyjne <text:span text:style-name="T114">(i priorytet zadania) – czynność wykonywana przez satelitę obserwacyjnego znajdującego się na orbicie polegająca na zgromadzeniu wymaganych danych dotyczących obszaru na powierzchni planety. Każde zadanie ma określony koszt czasowy i pamięciowy (zajmuje określoną ilość jednostek pamięci komputera satelity)</text:span></text:p>
      <text:p text:style-name="P80">- <text:span text:style-name="T114">awaryjne zadanie obserwacyjne – szczególny typ zadania obserwacyjnego, który wymaga jego jak najszybszego wykonania. &lt;#&gt;</text:span><text:span text:style-name="T201">Priorytet takiego zadania</text:span><text:span text:style-name="T205">&lt;/#&gt;</text:span></text:p>
      <text:p text:style-name="P80">- okno czasowe – <text:span text:style-name="T210">przedział czasu (koszt czasowy) potrzebny na wykonanie danego zadania obserwacyjnego lub komunikację z daną stacją</text:span></text:p>
      <text:p text:style-name="P80">- <text:span text:style-name="T208">stacja TTC&amp;M (ang. tracking, telemetry, command and monitoring) – </text:span><text:span text:style-name="T197">[4] </text:span><text:span text:style-name="T210">umożliwia wszelką komunikację z satelitą w celu wymiany danych, jej zarządzania, kontroli i sterowania</text:span></text:p>
      <text:p text:style-name="P80">- <text:span text:style-name="T114">stacja kontrolna - rodzaj stacji TTC&amp;M, którego zadaniem jest przesyłanie danych dotyczących zarządzania satelitami</text:span></text:p>
      <text:p text:style-name="P80">- <text:span text:style-name="T114">stacja naziemna - rodzaj stacji TTC&amp;M, którego zadaniem jest odbiór danych zgromadzonych w pamięci komputera satelit</text:span></text:p>
      <text:p text:style-name="P80">- model DPL – <text:span text:style-name="T211">(reprezentacja rozwiązania problemu) – uogólniony, deklaratywny opis rozwiązania danego problemu, zapisany w formie faktów i reguł, niezależna od konkretnej postaci (instancji) problemu. #TODO rozpisać w innym rozdziale na temat ASP</text:span></text:p>
      <text:p text:style-name="P80">- <text:span text:style-name="T112">instancja problemu – konkretna, rzeczywista postać danego problemu pozwalająca na analizę w celu znalezienia rozwiązania</text:span></text:p>
      <text:p text:style-name="P20">1.1. <text:span text:style-name="T263">Historia obserwacji satelitarnych</text:span></text:p>
      <text:p text:style-name="P102"><text:span text:style-name="T119">Historia obserwacji satelitarnych, a w zasadzie obecności stworzonych przez człowieka satelitów na orbicie Ziemi zaczęła się w roku 1957 w Związku Radzieckim, gdzie dokonano udanego </text:span><text:span text:style-name="T159">wystrzału </text:span><text:span text:style-name="T119">satelity noszącego nazwę </text:span><text:span text:style-name="T162">SPUTNIK</text:span><text:span text:style-name="T119"> 1 na orbi</text:span><text:span text:style-name="T159">tę</text:span><text:span text:style-name="T119"> Ziemi. Były to czasy tzw. wyścigu o kosmos, - rywalizacj</text:span><text:span text:style-name="T159">i</text:span><text:span text:style-name="T119"> USA i ZSRR na płaszczyźnie militarno-gospodarcz</text:span><text:span text:style-name="T159">o-</text:span><text:span text:style-name="T119">naukow</text:span><text:span text:style-name="T159">ej</text:span><text:span text:style-name="T119"> w podboju przestrzeni kosmicznej </text:span><text:span text:style-name="T144">będąc</text:span><text:span text:style-name="T159">ą</text:span><text:span text:style-name="T144"> elementem zimnej wojny, </text:span><text:span text:style-name="T159">którego elementem był pierwszy sztuczny satelita</text:span><text:span text:style-name="T144"> [13]</text:span><text:span text:style-name="T119">. </text:span><text:span text:style-name="T145">Kolejnym ważnym punktem w historii było utworzenie rok później w USA agencji kosmicznej NASA (National Aeronautics and Space Administration), </text:span><text:span text:style-name="T146">dysponującej zasobami umożliwiającymi prowadzenie działań w </text:span><text:span text:style-name="T145">obszarze lotów kosmicznych [13]. </text:span><text:span text:style-name="T159">W tym samym roku wystrzelono w Stanach Zjednocznonych pierwszego na świecie satelitę mającego służyć celom badawczym EXPLORER 1. Seria explorer liczyła kilkadziesiąt satelitów, a popularnym osiągnięciem właśnie pierwszego z tej serii było odkrycie pasów </text:span><text:span text:style-name="T160">promieniowania Van Allena [13]. </text:span><text:span text:style-name="T145">Późniejsze </text:span><text:span text:style-name="T119">próby </text:span><text:span text:style-name="T145">uruchamiania</text:span><text:span text:style-name="T119"> coraz bardziej zaawansowanych satelitów sztucznych na orbicie planety odzwierciedlają potrzeby ludzkości, na zaspokojenie których odpowiedzi</text:span><text:span text:style-name="T145">ała</text:span><text:span text:style-name="T119"> inżynieria i technologia kosmiczna, </text:span><text:span text:style-name="T146">gdzie</text:span><text:span text:style-name="T119"> coraz większą rolę odgrywały komputery o coraz większej mocy </text:span><text:soft-page-break/><text:span text:style-name="T119">obliczeniowej i efektywności. </text:span><text:span text:style-name="T127">Przez lata zastosowanie łączności satelitarnej było jedynym sposobem zapewnienia komunikacji między kontynentami Ziemi. </text:span><text:span text:style-name="T148">Operujące satelity zapewniające komunikacje to</text:span><text:span text:style-name="T127"> </text:span><text:span text:style-name="T148">na przykład: </text:span><text:span text:style-name="T147">Telstar, Syncom, Molniya, </text:span><text:span text:style-name="T148">czy</text:span><text:span text:style-name="T147"> </text:span><text:span text:style-name="T148">seria INTELSAT</text:span><text:span text:style-name="T127">. Umieszczenie kabli podmorskich o dużej przepustowości przejęło jednak to zadanie w ostatnich latach [9]. </text:span><text:span text:style-name="T147">Początki telewizji satelitarnej w drugiej połowie XX w. były związane z uruchomieniem </text:span><text:span text:style-name="T148">kolejnych urządzeń: </text:span><text:span text:style-name="T149">satelity Westal i satelitów serii Eutelsat Hot Bird, które operują do dziś.</text:span><text:span text:style-name="T147"> </text:span><text:span text:style-name="T150">Następnym ważnym momentem w historii technologii kosmicznej był start satelity </text:span><text:span text:style-name="T203">TIROS 1 </text:span><text:span text:style-name="T153">(Television Infrared Observational Satellite)</text:span><text:span text:style-name="T150">, był to satelita meteorologiczny rozpoczynający serię urządzeń </text:span><text:span text:style-name="T151">gromadzących dane i wykonujących fotografie naturalnych zjawisk atmosferycznych występujących na powierzchni Ziemi, które można było odtąd zobaczyć z </text:span><text:span text:style-name="T153">zewnątrz planety (z</text:span><text:span text:style-name="T151"> kosmosu</text:span><text:span text:style-name="T153">)</text:span><text:span text:style-name="T151"> </text:span><text:span text:style-name="T152">[13]</text:span><text:span text:style-name="T151">. </text:span><text:span text:style-name="T154">W późniejszym czasie doszło do startu ulepszonych satelitów pogodowych dysponujących coraz nowszymi technologiami i sensorami </text:span><text:span text:style-name="T155">(np. program Nimbus)</text:span><text:span text:style-name="T154">.</text:span></text:p>
      <text:p text:style-name="P56"><text:span text:style-name="T263">&lt;%&gt;</text:span>ilustracja TIROS1<text:span text:style-name="T275">&lt;/%</text:span>&gt;</text:p>
      <text:p text:style-name="P101"><text:span text:style-name="T155">Oczywistą możliwością wykorzystania satelitów obserwacyjnych stało się wtedy poszukiwanie złóż surowców </text:span><text:span text:style-name="T156">zarówno na lądzie, jak i pod powierzchnią mórz i oceanów</text:span><text:span text:style-name="T155">. </text:span><text:span text:style-name="T119">Kluczowymi </text:span><text:span text:style-name="T156">satelitami </text:span><text:span text:style-name="T119">służącymi przy wykonywani</text:span><text:span text:style-name="T156">u</text:span><text:span text:style-name="T119"> zadań obserwacyjnych Ziemi </text:span><text:span text:style-name="T156">min. w tym zakresie </text:span><text:span text:style-name="T119">do dziś są satelity serii „</text:span><text:span text:style-name="T122">Landsat”</text:span><text:span text:style-name="T119">, która to rozpoczęła się w roku 1972 uruchomieniem pierwszego satelity, pierwotnie pod nazwą „</text:span>Earth Resources Technology Satellite 1” <text:span text:style-name="T238">(w 1975 r. zmieniono na </text:span><text:span text:style-name="T122">Landsat</text:span><text:span text:style-name="T238"> 1, która wymownie podkreśla ogólne wykorzystanie w zakresie zdalnego obserwowania powierzchni Ziemi, niekoniecznie związane z poszukiwaniem i badaniem zasobów naturalnych)</text:span><text:span text:style-name="T121"> </text:span><text:span text:style-name="T198">[</text:span><text:span text:style-name="T199">10</text:span><text:span text:style-name="T198">]</text:span><text:span text:style-name="T123">. </text:span><text:span text:style-name="T157">Landsat dysponował </text:span><text:span text:style-name="T158">nowoczesnym skanerem multispektralnym zapewniającym bardzo dobrą jakość zdjęć z obserwacji [13]. </text:span><text:span text:style-name="T124">Seria </text:span><text:span text:style-name="T157">Landsat</text:span><text:span text:style-name="T124"> trwa do dziś, a dane i fotografie wykonane przez te satelity są ogólnodostępne. W </text:span><text:span text:style-name="T158">związku z sukcesem serii Landsat uruchomiono <text:s/>roku 1978 serię Seasat urządzeniem SEASAT 1 dysponującym aparaturą wykorzystującą mikrofale do stosunkowo dokładnego pomiaru temperatury, kierunku i prędkości wiatru oraz obrazowania układu ziemskiej pokrywy lodowej, prądów morskich i chmur [13].</text:span></text:p>
      <text:p text:style-name="P112"><text:span text:style-name="T116">W późniejszym czasie zaczęto konstruować </text:span><text:span text:style-name="T160">inne </text:span><text:span text:style-name="T116">urządzenia </text:span><text:span text:style-name="T160">umożliwiające różne metody </text:span><text:span text:style-name="T116">eksploracj</text:span><text:span text:style-name="T160">i</text:span><text:span text:style-name="T116"> przestrzeni kosmicznej z orbit naszej planety. W tym obszarze </text:span><text:span text:style-name="T160">wielkim sukcesem okazał się teleskop kosmiczny Hubble, będącego efektem współpracy NASA i ESA. Wyniesiony przez prom kosmiczny rozpoczął pracę w roku 1990. Również kolejne teleskopy kosmiczne zaczęły funkcjonować w późniejszych latach 90-tych i na początku XXI wieku. Teleskopy kosmiczne umożliwiły wielokrotnie lepszą jakość zdjęć przestrzeni kosmicznej </text:span><text:span text:style-name="T161">i zjawisk w niej panujących niż byłoby to mozliwe z powierzchni Ziemi, z której obserwacje</text:span><text:span text:style-name="T160"> odległych </text:span><text:span text:style-name="T161">o miliardy lat świetlnych obiektów byłoby po prostu nieosiągalne [13].</text:span></text:p>
      <text:p text:style-name="P103"><text:span text:style-name="T161">J</text:span><text:span text:style-name="T166">ednym z ważniejszych osiągnięć ogólnie </text:span><text:span text:style-name="T165">w</text:span><text:span text:style-name="T166"> obszarze ek</text:span><text:span text:style-name="T165">s</text:span><text:span text:style-name="T166">ploracji kosmosu było także skonstruowanie Międzynarodowej Stacji Kosmicznej ISS (International Space Station) przy wspólnym udziale 1</text:span><text:span text:style-name="T163">7</text:span><text:span text:style-name="T166"> krajów </text:span><text:span text:style-name="T163">(Stanów Zjednoczonych, Kanady, Rosji, Japonii, Brazylii i 11 państw budujących i wspierających Europejską Agencję Kosmiczną). Wyniesiona na orbitę o wysokości ponad 400 km i inklinacji 51,6 stopni pozwala na efektywne badania różnego rodzaju zjawisk naturalnych w warunkach bardzo niskiej grawitacji, ma duży potencjał obserwacyjny i umożliwia stosunkowo łatwe utrzymanie we współpracy naukowców z różnych miejsc na Ziemi </text:span><text:span text:style-name="T164">[13]</text:span><text:span text:style-name="T163">. </text:span><text:span text:style-name="T165">Obecnie szeroko rozumiane misje kosmiczne obejmują coraz większy zakres działań badawczych i sięgają w coraz bardziej oddalone od Ziemi miejsca w przestrzeni kosmicznej.</text:span></text:p>
      <text:p text:style-name="P46"><text:soft-page-break/><text:span text:style-name="T264">1.2. </text:span>Elementy i rodzaje orbit</text:p>
      <text:p text:style-name="P104"><text:span text:style-name="T200">Orbita</text:span><text:span text:style-name="T126"> wg </text:span><text:span text:style-name="T195">[2]</text:span><text:span text:style-name="T125"> </text:span><text:span text:style-name="T126">to</text:span><text:span text:style-name="T125"> „droga obiektu krążącego wokół przyciągającej go masy w przestrzeni, na przykład planety krążącej wokół Słońca lub satelity wokół planety”. </text:span><text:span text:style-name="T126">Orbity wykorzystywane przez satelity stworzone przez człowieka są także zwane orbitami keplerowskimi </text:span><text:span text:style-name="T128">(odniesienie do Jana Keplera)</text:span><text:span text:style-name="T126">, a określenie to dotyczy oddziaływania na siebie dwóch mas punktowych, do których dochodzi w efekcie przyciągania grawitacyjnego </text:span><text:span text:style-name="T127">[9].</text:span></text:p>
      <text:p text:style-name="P90"><text:span text:style-name="T206">Inklinacja</text:span><text:span text:style-name="T127"> </text:span><text:span text:style-name="T206">orbity</text:span><text:span text:style-name="T127"> to nachylenie jej płaszczyzny w stosunku do </text:span><text:span text:style-name="T276">badanej </text:span><text:span text:style-name="T127">płaszczyzny </text:span><text:span text:style-name="T243">masy wokół której orbituje. W przypadku satelity Ziemi kąt ten mierzony jest do płaszczyzny </text:span><text:span text:style-name="T127">równika.</text:span><text:span text:style-name="T242"> Satelita o przykładowej inklinacji wynoszącej 63 stopnie, będzie przemieszczał się (relatywnie do Ziemi) w kierunku północnym, ostatecznie przemieszczając się nad punktem o szerokości geograficznej 63 stopni N. Następnie ten relatywny ruch <text:s/>będzie odbywał się w kierunku południowym przemieszczając się nad punktem 63 stopni S. Inklinacja orbity operującego satelity w połączeniu z ruchem obrotowym Ziemi wokół własnej osi ma więc bezpośredni wpływ na rozkład punktów na Ziemi nad którymi przemieszcza się satelita [13].</text:span></text:p>
      <text:p text:style-name="P98"><text:span text:style-name="T127">O</text:span><text:span text:style-name="T116">rbity można sklasyfikować na wiele sposobów. </text:span><text:span text:style-name="T129">W zależności od przeznaczenia i wymagań dotyczących danego satelity jest on umieszczany na orbicie pozwalającej na wykonywanie przez niego oczekiwanych zadań (np. obserwacyjnych). Im </text:span><text:span text:style-name="T140">mniejsza</text:span><text:span text:style-name="T129"> wysokość orbity i przemieszczającego się po niej satelity, tym lepszą rozdzielczość obrazu można uzyskać, co wprost wiąże się z jakością dostarczanych danych. Niska orbita będzie oznaczać także krótszy czas obiegu wokół planety, a więc większą częstotliwość jeśli chodzi o widoczność tego samego obszaru na powierzchni planety. Ponadto wiąże się to również z czasem potrzebnym na transfer danych pomiędzy satelitą a stacją na powierzchni planety. Im niżej znajduje się satelita, tym bliżej jest on powierzchni planety, a więc </text:span><text:span text:style-name="T130">mniejsza jest droga, którą musi przebyć impuls elektromagnetyczny pomiędzy satelitą, a komunikującą się z nim stacją. Kolejną rzeczą jest pole obserwowalnej powierzchni planety. Obserwowalny obszar jest tym wyższy, im bardziej urządzenie oddalone jest od powierzchni Ziemi [13]. Bazując na powyższych zasadach, </text:span><text:span text:style-name="T131">przyjmując za kryterium wysokość orbity na której operuje satelita</text:span><text:span text:style-name="T130"> można wyróżnić </text:span><text:span text:style-name="T131">4 podstawowe typy orbit:</text:span></text:p>
      <text:p text:style-name="P48">- orbita niska (LEO – Low Eart<text:span text:style-name="T239">h</text:span> Orbit)</text:p>
      <text:p text:style-name="P110"><text:span text:style-name="T131">S</text:span><text:span text:style-name="T116">atelita krążący na orbicie niskiej znajduje się na wysokości 160 km – 1600 km. </text:span><text:span text:style-name="T132">Taka odległość zapewnia wysoką rozdzielczość i łatwą komunikację ze stacją. Warto odnotować, iż wprowadzenie satelity na orbitę niską jest także technicznie łatwiejsze </text:span><text:span text:style-name="T133">(np. rakieta wymaga mniej paliwa), </text:span><text:span text:style-name="T135">jednak trzeba mieć na uwadze, że atmosfera znajdująca się na tych wysokościach może mieć negatywny wpływ na pracę operującego satelit</text:span><text:span text:style-name="T138">y</text:span><text:span text:style-name="T132">. </text:span><text:span text:style-name="T135">Okres obiegu satelity wprowadzonego na taką orbitę to około 100 minut [13].</text:span><text:span text:style-name="T132"> </text:span><text:span text:style-name="T133">Szczególnym, ważnym przypadkiem niskiej orbity jest orbita heliosynchroniczna </text:span><text:span text:style-name="T135">o odpowiedniej wysokości</text:span><text:span text:style-name="T133">, której zasadniczą zaletą, jest możliwość obserwacji dokładnie tego samego punktu na powierzchni planety o dokładnie tej samej porze dnia </text:span><text:span text:style-name="T135">(ten sam czas słoneczny)</text:span><text:span text:style-name="T133">. </text:span><text:span text:style-name="T134">Identyczne naświetlenie obszaru przez światło słoneczne pozwala na efektywne obserwacje terenu i zjawisk meteorologicznych. </text:span><text:span text:style-name="T138">Poza tym satelity funkcjonujące na orbitach niskich służą </text:span><text:span text:style-name="T139">głównie</text:span><text:span text:style-name="T138"> monitorowaniu zjawisk pogodowych, czy ogólnym obserwacjom </text:span><text:span text:style-name="T139">dla celów </text:span><text:span text:style-name="T138">naukowy</text:span><text:span text:style-name="T139">ch</text:span><text:span text:style-name="T135">[13]</text:span><text:span text:style-name="T134">.</text:span></text:p>
      <text:p text:style-name="P47">- orbita średnia (MEO – Medium Eart Orbit)</text:p>
      <text:p text:style-name="P111"><text:span text:style-name="T131">O</text:span><text:span text:style-name="T116">rbity średnie charakteryzują się wysokością w zakresie 1600 km – 19300 km, a <text:s/>okres obiegu satelity wprowadzonego na taką orbitę zmienia się w zależności od wysokości w zakresie od 100 minut do 12 godzin [13]. </text:span><text:span text:style-name="T136">Większa odległość satelity na orbicie średniej od obserwowanego obszaru </text:span><text:soft-page-break/><text:span text:style-name="T136">zapewnia dłuższe okno czasowe widoczności tego obszaru. Korzyścią jest </text:span><text:span text:style-name="T137">tutaj </text:span><text:span text:style-name="T136">również pomijalny wpływ atmosfery. </text:span><text:span text:style-name="T139">Satelity operujące na orbitach średnich dostarczają danych głównie dla systemów nawigacyjnych i telekomunikacyjnych.</text:span></text:p>
      <text:p text:style-name="P47">- orbita geosynchroniczna (GEO – Geosynchronous Eart Orbit)</text:p>
      <text:p text:style-name="P82">Przypadek orbity geosynchronicznej dla urządzenia satelitarnego zachodzi, gdy zostanie ono umieszczone na wysokości ~ 35 786 km. Orbitujący satelita porusza się wtedy synchronicznie względem obrotu kuli ziemskiej <text:span text:style-name="T240">(okres obiegu satelity jest wtedy równy 1 dobie ziemskiej)</text:span>, czego efektem jest to, że pozostaje on praktycznie stale nakierowany na jeden punkt na powierzchni planety, poruszając się kątowo <text:span text:style-name="T240">równo</text:span> z nią. Obserwowalny obszar dla satelity umieszczonego na orbicie geosynchronicznej obejmuje <text:span text:style-name="T240">dużą część powierzchni całej planety, co umożliwia jego efektywne wykorzystanie w komunikacji, obserwowaniu zjawisk pogodowych i szybkim informowaniu o nadchodzących zagrożeniach [13]. Szczególnym przykładem orbity geosynchronicznej jest orbita geostacjonarna. Ten przypadek zachodzi, kiedy satelita orbituje dokładnie po linii równika (orbita o inklinacji 0). Orbita geostacjonarna zawsze jest orbitą geosynchroniczną, jednak orbita geosynchroniczna o innej inklinacji (szerokości geograficznej) niż 0 nie będzie geostacjonarną [13]. Warto odnotować, że trudnością dotyczącą stosowania orbity geosynchronicznej, z perspektywy niektórych państw jest samo umieszczenie na niej satelity, gdyż najlepsze warunki do startu panują na równiku.</text:span></text:p>
      <text:p text:style-name="P47">- orbita silnie eliptyczna (HEO - Highly Elliptical Orbit)</text:p>
      <text:p text:style-name="P83">Ten typ orbity różni się od poprzednich sposobem poruszania się wokół planety. Poprzednie orbity były kołowe (droga krążącego orbity tworzy okrąg), w tym przypadku jest to elipsa. Mimośrodowy ruch powoduje, że wysokość satelity zmienia się, cyklicznie zbliżając się i oddalając od powierzchni planety (jest to około 1000 km – 38 000 km). Zmianie ulega również prędkość poruszania się satelity w przestrzeni kosmicznej – im <text:span text:style-name="T241">dalej</text:span> planety, tym <text:span text:style-name="T241">mniejsza</text:span>. <text:span text:style-name="T241">W związku z tym przedział czasu w którym dany obszar jest obserwowalny może być bardzo długi, właśnie ze względu na długi czas przebywania satelity w apogeum orbity (punkcie najbardziej oddalonym). Satelity operujące na orbitach silnie eliptycznych mają zastosowanie na przykład w telekomunikacji lub celach militarnych i wywiadowczych.</text:span></text:p>
      <text:p text:style-name="P45">Naziemny tor ruchu satelity</text:p>
      <text:p text:style-name="P50"><text:span text:style-name="T116">Relatywny ślad ruchu satelity nad powierzchnią </text:span><text:span text:style-name="T141">Ziemi </text:span><text:span text:style-name="T116">zależy od rodzaju obranej orbity – wysokości, inklinacji itd. </text:span><text:span text:style-name="T141">Parametry te wyznaczają punkty na powierzchni planety, </text:span><text:span text:style-name="T142">bezpośrednio</text:span><text:span text:style-name="T141"> nad którymi przemieszcza się satelita </text:span><text:span text:style-name="T143">(nadir</text:span><text:span text:style-name="T142">).</text:span><text:span text:style-name="T141"> Linia, którą tworzą te punkty tworzy naziemny tor satelity, </text:span><text:span text:style-name="T143">który</text:span><text:span text:style-name="T142"> można zaznaczyć </text:span><text:span text:style-name="T143">na globusie</text:span><text:span text:style-name="T141">. </text:span><text:span text:style-name="T143">Przebieg linii toru naziemnego satelity jest bardzo ważny w planowaniu i zarządzaniu operującymi satelitami, bowiem stacjonujące na powierzchni Ziemi stacje zarządzające muszą być w zasięgu satelit</text:span><text:span text:style-name="T156">ów</text:span><text:span text:style-name="T143">, aby sprawnie się z nimi komunikować.</text:span></text:p>
      <text:p text:style-name="P51">&lt;%ilustracja <text:span text:style-name="T268">ground tracks</text:span>%&gt;</text:p>
      <text:p text:style-name="P65">&lt;#&gt;Krótko o konstelacjach satelitów, czy mogę przytoczyć [9]&lt;/#&gt;</text:p>
      <text:p text:style-name="P83">-----------------------------------</text:p>
      <text:p text:style-name="P49">Koszty startu satelity</text:p>
      <text:p text:style-name="P87"><text:span text:style-name="T265">Start satelity to bardzo kosztowne przedsięwzięcie. Średni koszt związany z samym umieszczeniem satelity na orbicie zależy głównie od masy urządzenia i wysokości orbity, na której docelowo ma </text:span><text:soft-page-break/><text:span text:style-name="T265">operować satelita. Jest to związane z ilością paliwa potrzebną przy starcie rakiety, a przykładowy koszt startu to $180 mln. (pojazd Ariane 5, orbita geostacjonarna - </text:span>Europejska Agencja Kosmiczna<text:span text:style-name="T266">) [13].</text:span></text:p>
      <text:p text:style-name="P86"><text:span text:style-name="T193">1.3.</text:span> <text:span text:style-name="T204">Obserwacje satelitarne we współczesnym świecie</text:span></text:p>
      <text:p text:style-name="P97"><text:span text:style-name="T246">O</text:span><text:span text:style-name="T245">kreślenie sumy działających współcześnie urządzeń satelitarnych służących do celów obserwacyjnych lub </text:span><text:span text:style-name="T249">ogólnie orbitujących Ziemię może okazać się trudne. Według organizacji Union of Concerned Scientists</text:span><text:span text:style-name="T250"> w kwietniu roku 2020 na orbitach naszej planety znajdowało się w sumie 2667 satelitów, </text:span><text:span text:style-name="T251">część może być nieaktywna lub pozostawiona do aktywowania w razie nagłego wypadku. Szczegółowe informacje w tym zakresie być może są niedostępne lub nieaktualne. Według tej samej bazy danych w grupie wszystkich orbitujących satelitów łącznie 885 to urządzenia obserwacyjne, </text:span><text:span text:style-name="T252">w których są min</text:span><text:span text:style-name="T251">. </text:span><text:span text:style-name="T252">charakterystyczne serie urządzeń takie jak Landsat, Dove, Lemur itd. </text:span><text:span text:style-name="T254">[a]</text:span><text:span text:style-name="T252">. </text:span><text:span text:style-name="T253">Z dostępnych danych wynika również, że </text:span><text:span text:style-name="T254">zdecydowana </text:span><text:span text:style-name="T253">większość satelitów umieszczana jest na orbitach niskich, </text:span><text:span text:style-name="T254">być może ze względu na mniejsze koszta startu w stosunku do innych orbit oraz możliwości, które sama w sobie stwarza pozycja satelity na tej orbicie. Wybór orbity LEO stwarza również możliwość orbitowania heliosynchronicznego (pojęcie to zostało wyjaśnione wcześniej), które jest szczególnie korzystne w przypadku wykonywania zdjęć powierzchni planety [a]. Ponadto, przyjmując jako kryterium dotychczasowy dorobek poszczególnych państw na płaszczyźnie technologii satelitarnej, w ilości udanych startów </text:span><text:span text:style-name="T255">pozwalających na uruchomienie satelity dominują Stany Zjednoczone, Chiny i Rosja [a].</text:span></text:p>
      <text:p text:style-name="P55"><text:span text:style-name="T273">&lt;#&gt;</text:span>można wyjaśnić analizując bardziej, ale chyba więcej informacji nie jest tak istotne<text:span text:style-name="T274">&lt;</text:span>/#&gt;</text:p>
      <text:p text:style-name="P55"><text:span text:style-name="T266">W</text:span>spółczesne zastosowania technologii satelitarnych</text:p>
      <text:p text:style-name="P96"><text:span text:style-name="T246">G</text:span><text:span text:style-name="T245">łówne systemy bezpośrednio oparte na satelitach krążących wokół Ziemi to systemy nawigacji satelitarnej, </text:span><text:span text:style-name="T248">łączności globalnej</text:span><text:span text:style-name="T245"> oraz wszelkie systemy teledetekcji i </text:span><text:span text:style-name="T247">obrazowania</text:span><text:span text:style-name="T245"> powierzchni planety. </text:span><text:span text:style-name="T255">Współcześnie bardzo popularne są przede wszystkim systemy nawigacji oraz systemy teledetekcji, których spektrum zastosowania jest ogromne.</text:span></text:p>
      <text:p text:style-name="P53"><text:span text:style-name="T257">N</text:span>awigacja satelitarna</text:p>
      <text:p text:style-name="P71"><text:span text:style-name="T228">S</text:span>ystemy nawigacji satelitarnej <text:span text:style-name="T236">(GNSS – </text:span>Global Navigation Satellite Systems<text:span text:style-name="T236">)</text:span> to satelitarne systemy określania pozycji i prędkości obiektu oraz czasu, powszechnie dostępn<text:span text:style-name="T273">e</text:span> <text:span text:style-name="T269">w sposób ciągły </text:span>dla ludzi [8]. Systemy te<text:span text:style-name="T236"> można podzielić na globalne i regionalne. Systemy globalne umożliwiają nawigację na powierzchni całej planety. Te ostatnie służą jako systemy w mniejszych państwach, które wspomagają systemy globalne oraz umożliwiają większą precyzję i dostępność w kontekście obszarów lokalnych [8]. We współczesnym świecie dostępne są następujące globalne systemy nawigacji satelitarnej</text:span></text:p>
      <text:p text:style-name="P72">- <text:span text:style-name="T237">GPS – system amerykański</text:span></text:p>
      <text:p text:style-name="P72">- <text:span text:style-name="T237">GLONASS – system rosyjski</text:span></text:p>
      <text:p text:style-name="P70">- Galileusz – system europejski</text:p>
      <text:p text:style-name="P69">- Compass – system chiński</text:p>
      <text:p text:style-name="P69">Większość z nich jest w dużym stopniu pod kontrolą wojskową, wyjątkiem <text:span text:style-name="T267">jest</text:span> europejski „Galileusz”, <text:span text:style-name="T256">który jest całkowicie pod kontrolą organizacji cywilnych</text:span> [8].</text:p>
      <text:p text:style-name="P54">Łączność satelitarna</text:p>
      <text:p text:style-name="P89"><text:soft-page-break/>Współczesne ż<text:span text:style-name="T268">y</text:span>cie w bardzo dużym stopniu opiera się na szybkiej wymianie informacji, <text:span text:style-name="T270">telefonia komórkowa może również spełniać to zadanie. Oprócz technologii umożliwiającej komunikację zwyczajną - za pomocą naziemnych stacji bazowych dostępna jest także łączność satelitarna. Do systemów satelitarnych należą min. Iridium i Globalstar [8]. Łączność w tych przypadkach uzyskuje się za pomocą szeregu satelitów umieszczonych na niskich orbitach, co skraca drogę impulsów elektromagnetycznych (mniejsze opóźnienie) i jednocześnie koszt energetyczny sygnału. Do infrastruktury należą dodatkowo bramki naziemne (w przypadku Iridium) lub sieć naziemnych stacji pomocniczych (Globalstar) realizujących połączenie [8]. Odbiorcami tych systemów są głównie strategiczne sektory państw lub branże wykonujące prace w trudnym terenie.</text:span></text:p>
      <text:p text:style-name="P57">Obserwacje satelitarne</text:p>
      <text:p text:style-name="P115"><text:span text:style-name="T116">Satelity </text:span><text:span text:style-name="T175">obserwacyjne</text:span><text:span text:style-name="T116"> dostarczają zdjęć </text:span><text:span text:style-name="T175">terenu </text:span><text:span text:style-name="T116">i informacji meteorologicznych, których nie można pozyskać z powierzchni Ziemi. </text:span><text:span text:style-name="T176">Są to złożone instrumenty badawcze, pozyskujące dane w wielu kanałach spektralnych, stąd są nazywane aparatami hiperspektralnymi. Oznacza to, że dany satelita obserwacyjny dysponuje szeregiem sensorów rejestrujących pewien typ fal elektromagnetycznych (o pewnym przedziale długości fali). Co więcej - zbadano, że każdy z tych typów fal jest skorelowany w pewien sposób z różnymi procesami lub wielkościami fizykochemicznymi takimi jak: wilgotność, temperatura, ilość chlorofilu w roślinach, charakter soli morskiej, czy czystość wód. Wyznaczono tzw. wskaźniki różnicowe wyznaczalne na podstawie danych satelitarnych poszczególnych kanałów spektralnych satelity, które dobrze wizualizują pewne zjawiska - podkreślają je przy jednoczesnym stłumieniu innych (efektem jest uwypuklenie obszarów na których panują badane warunki fizyczne, chemiczne, biologiczne itd.) [12]. Charakterystycznymi systemami obserwacyjnymi są min. System Obserwacji Ziemi EOS (Earth Observing System) z satelitami </text:span><text:span text:style-name="T205">Terra</text:span><text:span text:style-name="T177"> i </text:span><text:span text:style-name="T205">Aqua</text:span><text:span text:style-name="T177"> zarządzany przez NASA oraz europejski METEOSAT. </text:span><text:span text:style-name="T116">Do zarejestrowania danych satelita używa całego zestawu czujników światła, ciepła i promieniowania. Urządzenia te zwykle umieszczane są na orbitach geostacjonarnych lub orbitach </text:span><text:span text:style-name="T150">polarnych</text:span><text:span text:style-name="T116"> o inklinacji </text:span><text:span text:style-name="T178">ok. </text:span><text:span text:style-name="T116">90 stopni. </text:span><text:span text:style-name="T179">Operujący w systemie satelita wykonuje obserwacje pokrywy chmur, pomiary temperatury, nawodnieniu terenu (lub różnic w nawodnieniu), charakterystyki atmosfery, promieniowania oraz wzajemnej wymiany energii i pierwiastków naturalnych w przyrodzie np. cykl obiegu wody. Badanie tych zjawisk na płaszczyźnie globalnej ma dostarczać przede wszystkim informacji potrzebnych do zrozumienia funkcjonowania i wpływu elementów obserwowanych zjawisk na klimat planety [13]. </text:span><text:span text:style-name="T119">Dane gromadzone w trakcie obserwacji satelitarnych w dużej części są dostępne dla przeciętnego człowieka z dostępem do sieci internet. Poprzez strony internetowe Europejskiego Programu Obserwacji Ziemi „Copernicus” umożliwiony jest dostęp do danych z satelitów </text:span><text:span text:style-name="T167">z serii </text:span><text:span text:style-name="T119">Sentinel. Ponadto podstawowym źródłem danych (a także innych informacji z różnych dziedzin nauk o Ziemi) są domeny </text:span><text:bookmark text:name="firstHeading"/><text:span text:style-name="T235">United States Geological Survey </text:span><text:span text:style-name="T233">(agencji naukowo-badawczej Stanów Zjednoczonych), </text:span><text:span text:style-name="T234">agregujące dane dotyczące obserwacji satelitarnych wykonanych przez urządzenia serii Landsat</text:span><text:span text:style-name="T233">.</text:span><text:span text:style-name="T120"> </text:span><text:a xlink:type="simple" xlink:href="https://earthexplorer.usgs.gov/" text:style-name="Internet_20_link" text:visited-style-name="Visited_20_Internet_20_Link"><text:span text:style-name="T120">https://earthexplorer.usgs.gov/</text:span></text:a><text:span text:style-name="T120">. </text:span><text:span text:style-name="T167">Na bazie tych danych możliwe było utworzenie komercyjnych aplikacji</text:span><text:span text:style-name="T168"> pobierających, analizujących i obrazujących dane satelitarne, co pozwala na wyciąganie wniosków w biznesie i zarządzaniu, przemyśle, rolnictwie [12].</text:span></text:p>
      <text:p text:style-name="P113"><text:span text:style-name="T116">Monitoring </text:span><text:span text:style-name="T174">środowiska roślinnego</text:span><text:span text:style-name="T116"> – </text:span><text:span text:style-name="T169">analiza </text:span><text:span text:style-name="T170">i obrazowanie </text:span><text:span text:style-name="T174">zestawu</text:span><text:span text:style-name="T169"> danych satelitarnych </text:span><text:span text:style-name="T174">z obserwacji</text:span><text:span text:style-name="T170"> </text:span><text:span text:style-name="T169">upraw roślin </text:span><text:span text:style-name="T174">i obszarów wegetacji</text:span><text:span text:style-name="T169"> </text:span><text:span text:style-name="T170">pozwala na wyciąganie wniosków dotyczących optymalnego poziomu nawożenia i nawodnienia, chorób zagrażających uprawom </text:span><text:span text:style-name="T174">itp</text:span><text:span text:style-name="T170">. </text:span><text:span text:style-name="T174">Określono wskaźnik NDVI </text:span><text:span text:style-name="T180">(znormalizowany różnicowy wskaźnik wegetacji)</text:span><text:span text:style-name="T174">, który </text:span><text:span text:style-name="T180">bazuje na danych </text:span><text:soft-page-break/><text:span text:style-name="T180">zgromadzonych przez sensory o kilku różnych kanałach spektralnych jest w stanie z</text:span><text:span text:style-name="T174">obraz</text:span><text:span text:style-name="T180">ować</text:span><text:span text:style-name="T174"> </text:span><text:span text:style-name="T180">stan flory na danym obszarze. Dzięki temu możliwe jest określenie obszarów o dobrze nawodnionej i gęsto rozwiniętej roślinności w kontraście do obszarów miejskich i zbiorników wód. Wykorzystanie obserwacji satelitarnych z analizą pochodzących z tych obserwacji danych jest bardzo popularne w rolnictwie, ekologii i klimatologii [12]. Inny ze wskaźników różnicowych – NDWI (znormalizowany różnicowy wskaźnik wody) dotyczy analizy stanu zbiorników i cieków wodnych, a w szczególności czystości lub zatruć wody. Pozwala to w bezpośredni sposób zidentyfikować wody czyste oraz przeciwnie – źródła z których mogą pochodzić zanieczyszczenia środowiska (np. przemysłowe) [12].</text:span></text:p>
      <text:p text:style-name="P114"><text:span text:style-name="T170">W </text:span><text:span text:style-name="T116">dziedzinie zarządzania kryzysowego możliwa jest szybka detekcja pożarów, identyfikowania obszarów zagrożonych występowaniem pożarów, osuwisk lub powodzi. </text:span><text:span text:style-name="T171">W biznesie stosuje się połączenie wielu rodzajów danych z wielu dziedzin w celu wspomagania podejmowania decyzji o charakterze gospodarczym i finansowym oraz w celu estymowania ryzyka. Dotyczy to rynku ubezpieczeń, transportu, turystyki, górnictwa. Analiza różnych danych w połączeniu z danymi satelitarnymi </text:span><text:span text:style-name="T172">w celu przewidywania cen różnych produktów na rynku, np. ropy lub produktów spożywczych, których ceny związane są z warunkami pogodowymi w danym roku. Ponadto dostępne są również aplikacje i agregaty danych służące masowemu odbiorcy przedstawiające podstawowe dane i fotografie - Google Maps, aplikacje prognozujące i obrazujące pogodę, aplikacje turystyczne, aplikacje prezentujące różnego rodzaju zanieczyszczenia gleb i wód, a także zanieczyszczenia powietrza w różnej formie (pyły lub toksyny), które obrazują zanieczyszczenie na pewnym większym obszarze, w przypadku stacji pomiarowych, badanie jest mniej dokładne (pomiar wykonywany jest punktowo a wyniki interpolowane na obszar) </text:span><text:span text:style-name="T173">[13]</text:span><text:span text:style-name="T172">. </text:span><text:span text:style-name="T173">Z fotografii satelitarnych i innych danych (wykonanych na przykład przy pomocy wiązki lasera i sensora umieszczonego na satelicie) z powodzeniem korzysta branża budowlana w celu wykonania badań gruntu pod konstrukcję budowli lub dokładne określenie projektu i charakterystycznych punktów konstrukcji.</text:span></text:p>
      <text:p text:style-name="P52"><text:span text:style-name="T271">1.4. </text:span>Przyszłość <text:span text:style-name="T271">technologii satelitarnej</text:span></text:p>
      <text:p text:style-name="P52">&lt;#&gt;Chciałbym przytoczyć zagadnienia<text:span text:style-name="T275">&lt;/#&gt;</text:span></text:p>
      <text:p text:style-name="P88">- miniaturyzacja satelitów obserwacyjnych</text:p>
      <text:p text:style-name="P88">- plany NASA, ESA <text:span text:style-name="T278">w obszarze około-satelitarnym na przyszłe lata</text:span></text:p>
      <text:p text:style-name="P88">- CubeSat</text:p>
      <text:p text:style-name="P88">- przepełnienie orbit</text:p>
      <text:p text:style-name="P88">- kosmiczne śmieci</text:p>
      <text:p text:style-name="P88">- <text:span text:style-name="T277">krótko o możliwościach uczenia maszynowego przy analizie danych z obserwacji satelitarnych</text:span></text:p>
      <text:p text:style-name="P21"><text:span text:style-name="Citation"><text:span text:style-name="T108">1.</text:span></text:span><text:span text:style-name="Citation"><text:span text:style-name="T82">5</text:span></text:span><text:span text:style-name="Citation"><text:span text:style-name="T108">.</text:span></text:span><text:span text:style-name="Citation"><text:span text:style-name="T107"> </text:span></text:span><text:span text:style-name="Citation"><text:span text:style-name="T108">Złożoność problemów obliczeniowych</text:span></text:span></text:p>
      <text:p text:style-name="P22"><text:span text:style-name="Citation"><text:span text:style-name="T3">Problem, który można przedstawić do rozwiązania w formie zrozumiałej dla maszyny liczącej (np. komputera) zwany jest problemem obliczeniowym. </text:span></text:span><text:span text:style-name="Citation"><text:span text:style-name="T7">Problem obliczeniowy charakteryzuje się danymi wejściowymi o mniejszym lub większym rozmiarze oraz zdefiniowanym, przyjmowalnym rozwiązaniem tego problemu. </text:span></text:span><text:span text:style-name="Citation"><text:span text:style-name="T4">Problemy obliczeniowe występują w różnych rodzajach. Rozwiązanie niektórych z nich jest łatwe i szybkie, inne zaś wymagają dużej ilości </text:span></text:span><text:span text:style-name="Citation"><text:span text:style-name="T5">zasobów obliczeniowych (mocy obliczeniowej, pamięci). </text:span></text:span><text:span text:style-name="Citation"><text:span text:style-name="T7">Na przykład: m</text:span></text:span><text:span text:style-name="Citation"><text:span text:style-name="T6">ając listę elementów danego typu </text:span></text:span><text:soft-page-break/><text:span text:style-name="Citation"><text:span text:style-name="T7">(</text:span></text:span><text:span text:style-name="Citation"><text:span text:style-name="T8">np. </text:span></text:span><text:span text:style-name="Citation"><text:span text:style-name="T7">liczb</text:span></text:span><text:span text:style-name="Citation"><text:span text:style-name="T8">)</text:span></text:span><text:span text:style-name="Citation"><text:span text:style-name="T6">, znalezienie elementu o największej (lub najmniejszej) wartości jest problemem łatwym do rozwiązania. Wymaga to bowiem jedynie</text:span></text:span><text:span text:style-name="Citation"><text:span text:style-name="T5"> </text:span></text:span><text:span text:style-name="Citation"><text:span text:style-name="T6">przeanalizowania kolejnych elementów tej listy porównując jednocześnie z największą znalezioną </text:span></text:span><text:span text:style-name="Citation"><text:span text:style-name="T8">dotąd </text:span></text:span><text:span text:style-name="Citation"><text:span text:style-name="T6">wartością. </text:span></text:span><text:span text:style-name="Citation"><text:span text:style-name="T8">Innym przykładem problemu obliczeniowego może być problem wędrownego sprzedawcy, w którym występuje pewna liczba miast i określona odległość między tymi miastami. Problem polega na odnalezieniu najkrótszej drogi przy której sprzedawca rozpoczynając i kończąc wędrówkę w jednym z miast odwiedzi pozostałe z nich w czasie podróży. </text:span></text:span><text:span text:style-name="Citation"><text:span text:style-name="T9">Problem opisany w ten sposób wymaga przeanalizowania wszystkich kombinacji możliwych do obrania ścieżek, co stanowi dużą trudność, ponieważ już przy niewielkiej liczbie miast liczba tych kombinacji jest bardzo duża. </text:span></text:span><text:span text:style-name="Citation"><text:span text:style-name="T13">Ostatecznie algorytm podejmujący próbę rozwiązania tego problemu, </text:span></text:span><text:span text:style-name="Citation"><text:span text:style-name="T14">pracujący </text:span></text:span><text:span text:style-name="Citation"><text:span text:style-name="T13">przy </text:span></text:span><text:span text:style-name="Citation"><text:span text:style-name="T14">danych o pewnym, relatywnie niedużym rozmiarze nie znajdzie rozwiązania mając do dyspozycji czas, który byłby akceptowalny w ludzkim postrzeganiu. Mowa tu o tzw. warunku efektywności algorytmu, który – w tym przypadku nie będzie spełniony.</text:span></text:span><text:span text:style-name="Citation"><text:span text:style-name="T13"> </text:span></text:span><text:span text:style-name="Citation"><text:span text:style-name="T11">W związku z tym, można opisać problem w nieco inny sposób, tj. założyć pewną oczekiwaną długość drogi n i spróbować znaleźć odpowiedź na to, czy istnieje trasa o łącznej długości mniejszej lub równej n. Jest to tzw. wersja decyzyjna tego problemu, która charakteryzuje się inną złożonością. Ten problem jest łatwiejszy do rozwiązania, zatem na tym przykładzie można dostrzec, że zmodyfikowanie danego problemu może umożliwić jego efektywne rozwiązanie, </text:span></text:span><text:span text:style-name="Citation"><text:span text:style-name="T12">które może okazać się dość dobrym, aby wyciągnąć konkretne wnioski, albo wykorzystać je w praktyce. </text:span></text:span><text:span text:style-name="Citation"><text:span text:style-name="T13">[6]</text:span></text:span></text:p>
      <text:p text:style-name="P22"><text:span text:style-name="Citation"><text:span text:style-name="T12">W rzeczywistości występują także problemy, </text:span></text:span><text:span text:style-name="Citation"><text:span text:style-name="T21">przy </text:span></text:span><text:span text:style-name="Citation"><text:span text:style-name="T12">których rozważana jest nie złożoność, a obliczalność problemu, </text:span></text:span><text:span text:style-name="Citation"><text:span text:style-name="T13">czyli możliwość znalezienia rozwiązania</text:span></text:span><text:span text:style-name="Citation"><text:span text:style-name="T12">. </text:span></text:span><text:span text:style-name="Citation"><text:span text:style-name="T21">Istnieją bowiem problemy, których nie można rozwiązać dotąd na żadnej maszynie liczącej</text:span></text:span><text:span text:style-name="Citation"><text:span text:style-name="T12"> </text:span></text:span><text:span text:style-name="Citation"><text:span text:style-name="T75">[6]</text:span></text:span></text:p>
      <text:p text:style-name="P22"><text:span text:style-name="Citation"><text:span text:style-name="T15">Na złożoność danego algorytmu składa się czasowa złożoność obliczeniowa </text:span></text:span><text:span text:style-name="Citation"><text:span text:style-name="T21">i </text:span></text:span><text:span text:style-name="Citation"><text:span text:style-name="T15">pamięciowa złożoność obliczeniowa.</text:span></text:span></text:p>
      <text:p text:style-name="P30"><text:span text:style-name="Citation"><text:span text:style-name="T31">Klasy złożoności obliczeniowej</text:span></text:span></text:p>
      <text:p text:style-name="P22"><text:span text:style-name="Citation"><text:span text:style-name="T15">- </text:span></text:span><text:span text:style-name="Citation"><text:span text:style-name="T71">P</text:span></text:span></text:p>
      <text:p text:style-name="P22"><text:span text:style-name="Citation"><text:span text:style-name="T71">- NP</text:span></text:span></text:p>
      <text:p text:style-name="P22"><text:span text:style-name="Citation"><text:span text:style-name="T71"/></text:span></text:p>
      <text:p text:style-name="P22"><text:span text:style-name="Citation"><text:span text:style-name="T77">&lt;#&gt;</text:span></text:span><text:span text:style-name="Citation"><text:span text:style-name="T83">Króciutko </text:span></text:span><text:span text:style-name="Citation"><text:span text:style-name="T77">złożoność pamięciowa</text:span></text:span><text:span text:style-name="Citation"><text:span text:style-name="T83">&lt;/#&gt;</text:span></text:span></text:p>
      <text:p text:style-name="P22"><text:span text:style-name="Citation"><text:span text:style-name="T77">&lt;#&gt;klasy złożoności obliczeniowej</text:span></text:span><text:span text:style-name="Citation"><text:span text:style-name="T83">&lt;/#&gt;</text:span></text:span></text:p>
      <text:p text:style-name="P108"><text:span text:style-name="Citation"><text:span text:style-name="T218"/></text:span></text:p>
      <text:p text:style-name="P31">1.4. Dysjunkcyjne programowanie logiczne</text:p>
      <text:p text:style-name="P92">Programowanie logiczne (programowanie w logice) jest <text:span text:style-name="T282">sposobem </text:span>programowania opartym <text:span text:style-name="T281">wprost </text:span>na <text:s/>logice i wnioskowaniu. W przypadku popularnego współcześnie podejścia obiektowego (będącego w istocie paradygmatem imperatywnym) <text:span text:style-name="T280">rozwiązanie</text:span> <text:span text:style-name="T280">problemu otrzymuje się przez modelowanie rzeczywistości za pomocą struktur danych zamkniętych w modułach, po czym należy stworzyć formalną listę kroków, które musi wykonać procesor komputera wykorzystując posiadane w pamięci dane w celu wygenerowania rozwiązania problemu. Jeśli chodzi o programowanie w logice modelowanie rzeczywistości odbywa się przez zapisanie problemu w postaci czysto logicznej – jako zbiór twierdzeń, związków między twierdzeniami i sposoby wnioskowania jednych twierdzeń z drugich. Są to fakty i reguły które dotyczą badanego problemu. Kluczowe w </text:span><text:soft-page-break/><text:span text:style-name="T280">programowaniu logicznym jest wnioskowanie (dowodzenie twierdzeń), czyli generowanie nowych faktów opisujących rzeczywistość [14]. „Zaletami programowania w języku logiki jest to, że programy są deklaratywne i jednocześnie proceduralne (strukturalne). Wiemy, co program wylicza, zaś mniej już nas interesuje, jak to jest wyliczane” [cyt. 14]. Answer Set Programming (ASP) jest to sposób deklaratywnego opisywania problemu umożliwiający efektywne wnioskowanie i reprezentację wiedzy, pozwalający przy tym na rozwiązywanie problemów kombinatorycznych polegających na przeszukiwaniu. Systemy programowania logicznego ASP są więc w szczególności przystosowane do rozwiązywania problemów NP-trudnych, przy czym wygenerowane rozwiązanie jest w formie zbioru stabilnych modeli (opisu akceptowalnego rozwiązania problemu) [15].</text:span></text:p>
      <text:p text:style-name="P34"><text:span text:style-name="T182">clingo - </text:span><text:span text:style-name="T181">zintegrowan</text:span><text:span text:style-name="T182">y</text:span><text:span text:style-name="T181"> </text:span><text:span text:style-name="T182">system </text:span><text:span text:style-name="T183">ASP służący </text:span><text:span text:style-name="T181">do </text:span><text:span text:style-name="T116">rozwiązywania problemów </text:span><text:span text:style-name="T183">łącząc rol</text:span><text:span text:style-name="T184">ę</text:span><text:span text:style-name="T183"> generowania możliwych modeli rozwiązań za pomocą wnioskowania z rozwiązywaniem przedstawionego problemu przy użyciu tzw. answer set solvera </text:span><text:span text:style-name="T181">[5]</text:span><text:span text:style-name="T116">. </text:span><text:span text:style-name="T187">Jego nazwa pochodzi od połączenia nazw dwóch narzędzi, z których się składa – solvera „clasp” oraz groundera „gringo”. </text:span><text:span text:style-name="T185">System ten dysponuje </text:span><text:span text:style-name="T187">bowiem </text:span><text:span text:style-name="T185">narzędziem zwanym grounder, którego zadaniem jest analiza </text:span><text:span text:style-name="T186">programu </text:span><text:span text:style-name="T187">logicznego i jego translacja na semantycznie identyczny program logiczny, nie zawierający już zmiennych. W następnym kroku może on być łatwo przetwarzany przez solver clasp w celu uzyskania wyniku. W związku z tym system clingo zarządza dwoma czynnościami, tj. groundingiem (gringo) oraz zwracaniem wyniku w postaci zbioru stabilnych modeli (clasp) [5]. </text:span><text:span text:style-name="T188">Dysjunkcja </text:span><text:span text:style-name="T189">w przypadku programowania logicznego</text:span><text:span text:style-name="T188"> to konstrukcja polegająca </text:span><text:span text:style-name="T189">na </text:span><text:span text:style-name="T188">jednoczesnym niewspółzachodzeniu </text:span><text:span text:style-name="T192">(różne źródła wyjaśniają ten termin w różny sposób. Źródła obcojęzyczne bardzo często odnoszą słowo „disjunction” do alternatywy – „a OR b”, a dla niewspółzachodzenia NAND stosują nazewnictwo „sheffer stroke”</text:span><text:span text:style-name="T188">. </text:span><text:span text:style-name="T192">Ostatecznie w</text:span><text:span text:style-name="T189"> </text:span><text:span text:style-name="T190">ASP </text:span><text:span text:style-name="T192">(pomijając pewne dodatkowe działąnia odbywające się w sposób niewidoczny dla użytkownika)</text:span><text:span text:style-name="T191"> efektem</text:span><text:span text:style-name="T190"> </text:span><text:span text:style-name="T191">przy </text:span><text:span text:style-name="T189">dwóch wyraz</text:span><text:span text:style-name="T191">ach</text:span><text:span text:style-name="T189"> logicznych a i b zastosowanie dysjunkcji zwróci zbiór dwóch modeli</text:span></text:p>
      <text:p text:style-name="P93">M1. a (a jest prawdą, b nie jest)</text:p>
      <text:p text:style-name="P93">M2. b (b jest prawdą, a nie jest)</text:p>
      <text:p text:style-name="P63"><text:span text:style-name="T116">Należy zauważyć </text:span><text:span text:style-name="T191">brak wyniku 3, przy którym oba wyrazy są prawdziwe -</text:span><text:span text:style-name="T116"> nie jest </text:span><text:span text:style-name="T191">to </text:span><text:span text:style-name="T116">w tym przypadku akceptowan</text:span><text:span text:style-name="T191">e</text:span><text:span text:style-name="T116"> rozwiązanie.</text:span></text:p>
      <text:p text:style-name="P93"/>
      <text:p text:style-name="P28"><text:span text:style-name="Citation"><text:span text:style-name="T104">System </text:span></text:span><text:span text:style-name="Citation"><text:span text:style-name="T78">ASP </text:span></text:span><text:span text:style-name="Citation"><text:span text:style-name="T104">w</text:span></text:span><text:span text:style-name="Citation"><text:span text:style-name="T78"> rozwiązywani</text:span></text:span><text:span text:style-name="Citation"><text:span text:style-name="T104">u</text:span></text:span><text:span text:style-name="Citation"><text:span text:style-name="T78"> problemów o złożoności wykładniczej</text:span></text:span></text:p>
      <text:p text:style-name="P28"><text:span text:style-name="Citation"><text:span text:style-name="T78"/></text:span></text:p>
      <text:p text:style-name="P2">2. Charakterystyka problemu</text:p>
      <text:p text:style-name="P91">Pomimo dużej ilości satelitów obserwacyjnych, które współcześnie orbitują Ziemię, ilość zadań i wymagań stawianych w zakresie obserwacji zjawisk pogodowych, wód i lądów stwarza konieczność zaplanowania obserwacji w formie szeregu zadań obserwacyjnych do wykonania przez satelitę, który w efekcie ma skutecznie wypełniać swoje praktyczne przeznaczenie dostarczając dane w dobrej jakości, w sposób efektywny, <text:span text:style-name="T279">jednocześnie operując pod presją czasu, prawdopodobieństwa wystąpienia nagłych lub nieprzewidywalnych zdarzeń i ograniczeń różnego pochodzenia (wynikających z warunków naturalnych, czasu, będącej efektem zastosowanej techonogii itd.). </text:span></text:p>
      <text:p text:style-name="P29"><text:span text:style-name="Citation"><text:span text:style-name="T76">Problem harmonogramowania</text:span></text:span></text:p>
      <text:p text:style-name="P29"><text:soft-page-break/><text:span text:style-name="Citation"><text:span text:style-name="T9">Problem harmonogramowania w </text:span></text:span><text:span text:style-name="Citation"><text:span text:style-name="T16">sensie</text:span></text:span><text:span text:style-name="Citation"><text:span text:style-name="T9"> ogólnym polega na odnalezieniu takiego, </text:span></text:span><text:span text:style-name="Citation"><text:span text:style-name="T20">optymalnego</text:span></text:span><text:span text:style-name="Citation"><text:span text:style-name="T9"> układu</text:span></text:span><text:span text:style-name="Citation"><text:span text:style-name="T17"> zadań</text:span></text:span><text:span text:style-name="Citation"><text:span text:style-name="T9"> </text:span></text:span><text:span text:style-name="Citation"><text:span text:style-name="T18">do </text:span></text:span><text:span text:style-name="Citation"><text:span text:style-name="T17">wykonan</text:span></text:span><text:span text:style-name="Citation"><text:span text:style-name="T18">ia</text:span></text:span><text:span text:style-name="Citation"><text:span text:style-name="T17"> </text:span></text:span><text:span text:style-name="Citation"><text:span text:style-name="T9">w czasie, </text:span></text:span><text:span text:style-name="Citation"><text:span text:style-name="T10">który</text:span></text:span><text:span text:style-name="Citation"><text:span text:style-name="T9"> </text:span></text:span><text:span text:style-name="Citation"><text:span text:style-name="T10">zapewnia </text:span></text:span><text:span text:style-name="Citation"><text:span text:style-name="T9">spełni</text:span></text:span><text:span text:style-name="Citation"><text:span text:style-name="T10">enie </text:span></text:span><text:span text:style-name="Citation"><text:span text:style-name="T9">konkretn</text:span></text:span><text:span text:style-name="Citation"><text:span text:style-name="T10">ych</text:span></text:span><text:span text:style-name="Citation"><text:span text:style-name="T9">, ściśle zdefiniowan</text:span></text:span><text:span text:style-name="Citation"><text:span text:style-name="T10">ych</text:span></text:span><text:span text:style-name="Citation"><text:span text:style-name="T9"> założe</text:span></text:span><text:span text:style-name="Citation"><text:span text:style-name="T10">ń</text:span></text:span><text:span text:style-name="Citation"><text:span text:style-name="T9"> </text:span></text:span><text:span text:style-name="Citation"><text:span text:style-name="T10">lub ograniczeń.</text:span></text:span></text:p>
      <text:p text:style-name="P105"><text:span text:style-name="Citation"><text:span text:style-name="T23">Potrzeba stworzenia harmonogramu, który pozwala na wykonanie pewnej pracy w minimalnym czasie przy optymalnym wykorzystaniu zasobów pojawia się wszędzie tam gdzie jest potrzeba wykonania zestawu zadań </text:span></text:span><text:span text:style-name="Citation"><text:span text:style-name="T24">i dochodzi do planowania przebiegu ich wykonywania</text:span></text:span><text:span text:style-name="Citation"><text:span text:style-name="T23"> </text:span></text:span><text:span text:style-name="Citation"><text:span text:style-name="T24">przy limitowanych zasobach różnego rodzaju (pieniędzy, pracowników, urządzeń itd.) i istnieje potrzeba optymalizacji np. minimalizacja czasu wykonania lub zużycia zasobów. Ponadto zwykle dodatkową trudnością są pewne odgórne ograniczenia, których nie można wyeliminować. </text:span></text:span><text:span text:style-name="Citation"><text:span text:style-name="T19">W związku z tym, przeprowadzenie harmonogramo</text:span></text:span><text:span text:style-name="Citation"><text:span text:style-name="T18">wani</text:span></text:span><text:span text:style-name="Citation"><text:span text:style-name="T19">a wymaga </text:span></text:span><text:span text:style-name="Citation"><text:span text:style-name="T32">kombinatorycznego </text:span></text:span><text:span text:style-name="Citation"><text:span text:style-name="T19">przeanalizowania </text:span></text:span><text:span text:style-name="Citation"><text:span text:style-name="T32">wszystkich możliwości</text:span></text:span><text:span text:style-name="Citation"><text:span text:style-name="T19"> (</text:span></text:span><text:span text:style-name="Citation"><text:span text:style-name="T32">dokonanie przeszukiwania, </text:span></text:span><text:span text:style-name="Citation"><text:span text:style-name="T19">podob</text:span></text:span><text:span text:style-name="Citation"><text:span text:style-name="T32">nie</text:span></text:span><text:span text:style-name="Citation"><text:span text:style-name="T19"> do problemu wędrownego sprzedawcy), co powoduje, że</text:span></text:span><text:span text:style-name="Citation"><text:span text:style-name="T18"> </text:span></text:span><text:span text:style-name="Citation"><text:span text:style-name="T32">problem charakteryzuje się złożonością </text:span></text:span><text:span text:style-name="Citation"><text:span text:style-name="T40">n!</text:span></text:span><text:span text:style-name="Citation"><text:span text:style-name="T32"> (</text:span></text:span><text:span text:style-name="Citation"><text:span text:style-name="T40">w najprostszej wersji</text:span></text:span><text:span text:style-name="Citation"><text:span text:style-name="T32">). Algorytm o czasie wykładniczym trudno stosować w praktyce, ze względu na długi czas wykonowania już przy niewielkim rozmiarze danych – zwykle jest to rozwiązanie nieprzydatne w użyciu, ponieważ zdatne do użycia rozwiązanie można uzyskać przy bardzo niewielkim rozmiarze danych, warunek taki zwykle nie jest spełniony, a w przypadku przeciętnym rozwiązanie nie jest efektywne, czyli </text:span></text:span><text:span text:style-name="Citation"><text:span text:style-name="T33">czas potrzebny na uzyskanie rozwiązania wyklucza możliwość praktycznego zastosowania</text:span></text:span><text:span text:style-name="Citation"><text:span text:style-name="T32">. Harmonogramowanie to problem</text:span></text:span><text:span text:style-name="Citation"><text:span text:style-name="T19"> </text:span></text:span><text:span text:style-name="Citation"><text:span text:style-name="T18">NP-trudny.</text:span></text:span><text:span text:style-name="Citation"><text:span text:style-name="T212"> „Gdy problem optymalizacyjny jest NP-trudny </text:span></text:span><text:span text:style-name="Citation"><text:span text:style-name="T213">(...)</text:span></text:span><text:span text:style-name="Citation"><text:span text:style-name="T212">, nie istnieje algorytm o wielomianowym czasie działania znajdujący najlepsze rozwiązanie, chyba że P = NP </text:span></text:span><text:span text:style-name="Citation"><text:span text:style-name="T220">[</text:span></text:span><text:span text:style-name="Citation"><text:span text:style-name="T221">6]</text:span></text:span><text:span text:style-name="Citation"><text:span text:style-name="T220"> CYTAT.</text:span></text:span><text:span text:style-name="Citation"><text:span text:style-name="T212"> </text:span></text:span><text:span text:style-name="Citation"><text:span text:style-name="T216">J</text:span></text:span><text:span text:style-name="Citation"><text:span text:style-name="T215">est to jeden z problemów milenijnich. </text:span></text:span><text:span text:style-name="Citation"><text:span text:style-name="T216">Natomiast nie tylko nie </text:span></text:span><text:span text:style-name="Citation"><text:span text:style-name="T215">rozstrzygnięto</text:span></text:span><text:span text:style-name="Citation"><text:span text:style-name="T216">, że P != NP, ale i</text:span></text:span><text:span text:style-name="Citation"><text:span text:style-name="T215">sntnieją </text:span></text:span><text:span text:style-name="Citation"><text:span text:style-name="T216">również</text:span></text:span><text:span text:style-name="Citation"><text:span text:style-name="T215"> dowody na to, że nie można dowieść <text:s/>P != NP</text:span></text:span><text:span text:style-name="Citation"><text:span text:style-name="T212">”.</text:span></text:span><text:span text:style-name="Citation"><text:span text:style-name="T220"> </text:span></text:span><text:span text:style-name="Citation"><text:span text:style-name="T214">Ponadto, harmonogramowanie jest czynnością polegającą na uporządkowaniu obiektów w pewnej kolejności, co powoduje, że jest to problem redukowalny do cyklu Hamiltona (problemu TSP) </text:span></text:span><text:span text:style-name="Citation"><text:span text:style-name="T217">lub problemu CSP</text:span></text:span><text:span text:style-name="Citation"><text:span text:style-name="T214">. Z uwagi na to, że są to zagadnienia NP-trudne, analizowany problem harmonogramowania również musi być problemem NP-trudnym.</text:span></text:span><text:span text:style-name="Citation"><text:span text:style-name="T222"> <text:s/></text:span></text:span><text:span text:style-name="Citation"><text:span text:style-name="T25">Sedno problemu w różnych przypadkach harmonogramowania jest takie samo, inne są natomiast ograniczenia, które należy uwzględnić, sposób optymalizacji lub dostępne zasoby posiadają inny charakter.</text:span></text:span><text:span text:style-name="Citation"><text:span text:style-name="T24"> Przykłady </text:span></text:span><text:span text:style-name="Citation"><text:span text:style-name="T25">kontretnych przypadków</text:span></text:span><text:span text:style-name="Citation"><text:span text:style-name="T24">, przy których podejmowano już szczegółowe analizy to harmonogramowanie warsztatu </text:span></text:span><text:span text:style-name="Citation"><text:span text:style-name="T25">(</text:span></text:span><text:span text:style-name="Citation"><text:span text:style-name="T24">tzw. „job shop scheduling”</text:span></text:span><text:span text:style-name="Citation"><text:span text:style-name="T25">)</text:span></text:span><text:span text:style-name="Citation"><text:span text:style-name="T24">, czy </text:span></text:span><text:span text:style-name="Citation"><text:span text:style-name="T25">tzw. </text:span></text:span><text:span text:style-name="Citation"><text:span text:style-name="T24">problem pielęgniarek (nurse scheduling problem). </text:span></text:span><text:span text:style-name="Citation"><text:span text:style-name="T25">Badania w zakresie tych przypadków podejmowano we wczesnych latach 50-tych XX w. [16]. </text:span></text:span><text:span text:style-name="Citation"><text:span text:style-name="T26">W związku z tym, że problem należy do grupy problemów NP-trudnych i pojawia się w codzienności bardzo często (także w przedsiębiorstwach i zarządzaniu dużymi projektami) stanowi bardzo dobrą podstawę do testowania i badania algorytmów w różnych wersjach, podejmujących próbę rozwiązywania harmonogramowania.</text:span></text:span></text:p>
      <text:p text:style-name="P106"><text:span text:style-name="Citation"><text:span text:style-name="T16"><text:s/></text:span></text:span><text:span text:style-name="Citation"><text:span text:style-name="T218">&lt;</text:span></text:span><text:span text:style-name="Citation"><text:span text:style-name="T224">#</text:span></text:span><text:span text:style-name="Citation"><text:span text:style-name="T219">&gt;</text:span></text:span><text:span text:style-name="Citation"><text:span text:style-name="T218">Disjunctive graph, </text:span></text:span><text:span text:style-name="Citation"><text:span text:style-name="T219">czy wspominać&lt;</text:span></text:span><text:span text:style-name="Citation"><text:span text:style-name="T224">#</text:span></text:span><text:span text:style-name="Citation"><text:span text:style-name="T218">&gt;</text:span></text:span></text:p>
      <text:p text:style-name="P107"><text:span text:style-name="Citation"><text:span text:style-name="T223">&lt;</text:span></text:span><text:span text:style-name="Citation"><text:span text:style-name="T224">#</text:span></text:span><text:span text:style-name="Citation"><text:span text:style-name="T223">&gt;Można też opisać problem jako Constraint Satisfaction Problem&lt;/</text:span></text:span><text:span text:style-name="Citation"><text:span text:style-name="T224">#</text:span></text:span><text:span text:style-name="Citation"><text:span text:style-name="T223">&gt;</text:span></text:span></text:p>
      <text:p text:style-name="P4"><text:span text:style-name="Citation"><text:span text:style-name="T72">2.1. </text:span></text:span><text:span text:style-name="Citation"><text:span text:style-name="T79">P</text:span></text:span><text:span text:style-name="Citation"><text:span text:style-name="T72">rzegląd dotychczasowych badań</text:span></text:span></text:p>
      <text:p text:style-name="P10"><text:span text:style-name="Citation"><text:span text:style-name="T97">Harmonogramowanie w podstawowej wersji</text:span></text:span></text:p>
      <text:p text:style-name="P10"><text:span text:style-name="Citation"><text:span text:style-name="T22">Problem harmonogramowania w </text:span></text:span><text:span text:style-name="Citation"><text:span text:style-name="T27">klasycznych odsłonach (harmonogramowanie pracy warsztatu lub problem pielęgniarek) </text:span></text:span><text:span text:style-name="Citation"><text:span text:style-name="T28">był wielokrotnie analizowany. Samo harmonogramowanie jest dosyć powszechnym problemem stąd zaproponowane zostały różne metody - </text:span></text:span><text:span text:style-name="Citation"><text:span text:style-name="T56">algorytmy zachłanne oraz heurystyki</text:span></text:span><text:span text:style-name="Citation"><text:span text:style-name="T28"> umożliwiające uzyskania praktycznego rozwiązania. </text:span></text:span><text:span text:style-name="Citation"><text:span text:style-name="T56">W dużej części </text:span></text:span><text:span text:style-name="Citation"><text:span text:style-name="T29">są to </text:span></text:span><text:span text:style-name="Citation"><text:span text:style-name="T30">heurystyki </text:span></text:span><text:span text:style-name="Citation"><text:span text:style-name="T56">i </text:span></text:span><text:span text:style-name="Citation"><text:span text:style-name="T29">strategie </text:span></text:span><text:span text:style-name="Citation"><text:span text:style-name="T30">ewolucyjne </text:span></text:span><text:span text:style-name="Citation"><text:span text:style-name="T52">z których interesujące są </text:span></text:span><text:span text:style-name="Citation"><text:span text:style-name="T51">między innymi:</text:span></text:span><text:span text:style-name="Citation"><text:span text:style-name="T30"> [18</text:span></text:span><text:span text:style-name="Citation"><text:span text:style-name="T56">]</text:span></text:span><text:span text:style-name="Citation"><text:span text:style-name="T29">:</text:span></text:span></text:p>
      <text:p text:style-name="P9"><text:soft-page-break/><text:span text:style-name="Citation"><text:span text:style-name="T97">- </text:span></text:span><text:span text:style-name="Citation"><text:span text:style-name="T99">z</text:span></text:span><text:span text:style-name="Citation"><text:span text:style-name="T97">optymalizowane heurystyczne przeszukiwanie w połączeniu z</text:span></text:span><text:span text:style-name="Citation"><text:span text:style-name="T100">e strategią</text:span></text:span><text:span text:style-name="Citation"><text:span text:style-name="T97"> branch and bound</text:span></text:span></text:p>
      <text:p text:style-name="P94">Stworzono <text:span text:style-name="T284">zoptymalizowaną heurystykę</text:span> <text:span text:style-name="T284">przeszukującą </text:span>wewnętrznie łączącą GRASP (Greedy Randomised Adaptive Search Procedure) z<text:span text:style-name="T283">e strategią </text:span>branch &amp; bound <text:span text:style-name="T283">[20] dla harmonogramowania pracy maszyn</text:span>. <text:span text:style-name="T284">Jest to hybryda heurystyki działającej na bazie lokalnego przeszukiwania z algorytmem dokładnym.</text:span></text:p>
      <text:p text:style-name="P95">&lt;<text:span text:style-name="T285">#</text:span>&gt;Tabu search krótko&lt;/<text:span text:style-name="T285">#</text:span>&gt;</text:p>
      <text:p text:style-name="P10"><text:span text:style-name="Citation"><text:span text:style-name="T37">Harmonogramowanie obserwacji satelitarnych </text:span></text:span><text:span text:style-name="Citation"><text:span text:style-name="T51">jest przypadkiem harmonogramowania, </text:span></text:span><text:span text:style-name="Citation"><text:span text:style-name="T53">gdzie</text:span></text:span><text:span text:style-name="Citation"><text:span text:style-name="T51"> dodatkowe ograniczenia wynikają między innymi z orbitowania satelity nad powierzchnią Ziemi </text:span></text:span><text:span text:style-name="Citation"><text:span text:style-name="T52">(okna czasowe widoczności)</text:span></text:span><text:span text:style-name="Citation"><text:span text:style-name="T51">. </text:span></text:span><text:span text:style-name="Citation"><text:span text:style-name="T57">Istnieją metody algorytmy dokładne i metody przybliżone, przy czym te pierwsze są efektywne dla problemów mniejszych rozmiarów [21]. </text:span></text:span><text:span text:style-name="Citation"><text:span text:style-name="T51">Dla </text:span></text:span><text:span text:style-name="Citation"><text:span text:style-name="T57">przypadku </text:span></text:span><text:span text:style-name="Citation"><text:span text:style-name="T51">harmonogramowania obserwacji satelitarnych opisano między innymi </text:span></text:span><text:span text:style-name="Citation"><text:span text:style-name="T56">[</text:span></text:span><text:span text:style-name="Citation"><text:span text:style-name="T54">21</text:span></text:span><text:span text:style-name="Citation"><text:span text:style-name="T30">]</text:span></text:span><text:span text:style-name="Citation"><text:span text:style-name="T51">:</text:span></text:span></text:p>
      <text:p text:style-name="P10"><text:span text:style-name="Citation"><text:span text:style-name="T29">- </text:span></text:span><text:span text:style-name="Citation"><text:span text:style-name="T56">algorytmy zachłanne</text:span></text:span></text:p>
      <text:p text:style-name="P10"><text:span text:style-name="Citation"><text:span text:style-name="T29">- </text:span></text:span><text:span text:style-name="Citation"><text:span text:style-name="T30">algorytmy genetyczne</text:span></text:span></text:p>
      <text:p text:style-name="P10"><text:span text:style-name="Citation"><text:span text:style-name="T30">- </text:span></text:span><text:span text:style-name="Citation"><text:span text:style-name="T55">dyferencja różnicowa</text:span></text:span></text:p>
      <text:p text:style-name="P10"><text:span text:style-name="Citation"><text:span text:style-name="T30">- optymalizacja mrówkowa</text:span></text:span></text:p>
      <text:p text:style-name="P10"><text:span text:style-name="Citation"><text:span text:style-name="T30">- </text:span></text:span><text:span text:style-name="Citation"><text:span text:style-name="T55">optymalizacja stadna cząstek</text:span></text:span></text:p>
      <text:p text:style-name="P10"><text:span text:style-name="Citation"><text:span text:style-name="T30">- symulowane wyżarzanie</text:span></text:span></text:p>
      <text:p text:style-name="P10"><text:span text:style-name="Citation"><text:span text:style-name="T34">- </text:span></text:span><text:span text:style-name="Citation"><text:span text:style-name="T35">programowanie </text:span></text:span><text:span text:style-name="Citation"><text:span text:style-name="T36">ograniczeniami</text:span></text:span></text:p>
      <text:p text:style-name="P10"><text:span text:style-name="Citation"><text:span text:style-name="T30">- </text:span></text:span><text:span text:style-name="Citation"><text:span text:style-name="T34">przeszukiwanie „tab</text:span></text:span><text:span text:style-name="Citation"><text:span text:style-name="T50">u</text:span></text:span><text:span text:style-name="Citation"><text:span text:style-name="T34"> search” </text:span></text:span><text:span text:style-name="Citation"><text:span text:style-name="T35">itp.</text:span></text:span></text:p>
      <text:p text:style-name="P10"><text:span text:style-name="Citation"><text:span text:style-name="T29">- </text:span></text:span><text:span text:style-name="Citation"><text:span text:style-name="T34">strategia „branch and bound”</text:span></text:span></text:p>
      <text:p text:style-name="P5"><text:span text:style-name="Citation"><text:span text:style-name="T98">Programowanie ograniczeniami</text:span></text:span></text:p>
      <text:p text:style-name="P8"><text:span text:style-name="Citation"><text:span text:style-name="T37">W tej metodzie zaproponowano podejście GREAS (Generic Resource, Event, and Activity Scheduler) łączącą elastyczne przypisywanie zasobów do zadań w okn</text:span></text:span><text:span text:style-name="Citation"><text:span text:style-name="T38">ach</text:span></text:span><text:span text:style-name="Citation"><text:span text:style-name="T37"> czasowy</text:span></text:span><text:span text:style-name="Citation"><text:span text:style-name="T38">ch</text:span></text:span><text:span text:style-name="Citation"><text:span text:style-name="T37"> widoczności oraz zastosowanie solvera „IBM ILOG scheduler” do analizy spełnialności wszystkich założonych ograniczeń. </text:span></text:span><text:span text:style-name="Citation"><text:span text:style-name="T39">Metoda ta zmniejsza przestrzeń poszukiwań w trakcie przypisywania kolejnych zmiennych przez zastosowanie techniki propagacji ograniczeń (każde ograniczenie ma konkretne konsekwencje przy uporządkowywaniu zadań i przypisywaniu zasobów).</text:span></text:span><text:span text:style-name="Citation"><text:span text:style-name="T37"> </text:span></text:span><text:span text:style-name="Citation"><text:span text:style-name="T38">W pierwszej kolejności zamodelowano problem przekształcając charakterystyczne wielkości (zadania, okna czasowe widoczności, </text:span></text:span><text:span text:style-name="Citation"><text:span text:style-name="T39">start zadania i czas jego wykonywania </text:span></text:span><text:span text:style-name="Citation"><text:span text:style-name="T38">itd.) do struktur zmiennych </text:span></text:span><text:span text:style-name="Citation"><text:span text:style-name="T42">o pewnych akceptowalnych wartościach</text:span></text:span><text:span text:style-name="Citation"><text:span text:style-name="T38">.</text:span></text:span><text:span text:style-name="Citation"><text:span text:style-name="T39"> </text:span></text:span><text:span text:style-name="Citation"><text:span text:style-name="T42">Następnie dochodzi do szczegółowej analizy zadań, zasobów i ograniczeń w poszukiwaniu efektywnego harmonogramu </text:span></text:span><text:span text:style-name="Citation"><text:span text:style-name="T49">[19]</text:span></text:span><text:span text:style-name="Citation"><text:span text:style-name="T42">. </text:span></text:span><text:span text:style-name="Citation"><text:span text:style-name="T41">Ostatecznie</text:span></text:span><text:span text:style-name="Citation"><text:span text:style-name="T38"> przebieg harmonogramowania </text:span></text:span><text:span text:style-name="Citation"><text:span text:style-name="T42">dla danego przyjętego modelu </text:span></text:span><text:span text:style-name="Citation"><text:span text:style-name="T38">wygląda w następujący sposób </text:span></text:span><text:span text:style-name="Citation"><text:span text:style-name="T49">[19]</text:span></text:span><text:span text:style-name="Citation"><text:span text:style-name="T38">:</text:span></text:span></text:p>
      <text:p text:style-name="P6"><text:span text:style-name="Citation"><text:span text:style-name="T41">1.</text:span></text:span><text:span text:style-name="Citation"><text:span text:style-name="T38"> </text:span></text:span><text:span text:style-name="Citation"><text:span text:style-name="T41">Wybór zmiennej i </text:span></text:span><text:span text:style-name="Citation"><text:span text:style-name="T42">jej</text:span></text:span><text:span text:style-name="Citation"><text:span text:style-name="T41"> </text:span></text:span><text:span text:style-name="Citation"><text:span text:style-name="T42">akceptowalnej </text:span></text:span><text:span text:style-name="Citation"><text:span text:style-name="T41">wartości. </text:span></text:span><text:span text:style-name="Citation"><text:span text:style-name="T45">Zwykle wykonywanie jest heurystyczne przeszukiwanie z możliwych dostępnych wartości.</text:span></text:span></text:p>
      <text:p text:style-name="P8"><text:span text:style-name="Citation"><text:span text:style-name="T41">2. </text:span></text:span><text:span text:style-name="Citation"><text:span text:style-name="T42">P</text:span></text:span><text:span text:style-name="Citation"><text:span text:style-name="T41">ropagacja wpływu </text:span></text:span><text:span text:style-name="Citation"><text:span text:style-name="T42">wyboru </text:span></text:span><text:span text:style-name="Citation"><text:span text:style-name="T41">na pozostałe zmienne </text:span></text:span><text:span text:style-name="Citation"><text:span text:style-name="T42">w modelu </text:span></text:span><text:span text:style-name="Citation"><text:span text:style-name="T41">- a</text:span></text:span><text:span text:style-name="Citation"><text:span text:style-name="T42">na</text:span></text:span><text:span text:style-name="Citation"><text:span text:style-name="T41">liza wpływu przypisania </text:span></text:span><text:span text:style-name="Citation"><text:span text:style-name="T42">tej </text:span></text:span><text:span text:style-name="Citation"><text:span text:style-name="T41">wartości na </text:span></text:span><text:span text:style-name="Citation"><text:span text:style-name="T42">całość harmonogramu i korekty innych wielkości</text:span></text:span></text:p>
      <text:p text:style-name="P7"><text:span text:style-name="Citation"><text:span text:style-name="T41">3. Powtórzenie kroków 1 i 2, aż do momentu, aż wszystkie zmienne modelu będą miały przypisane wartości zgodne z ograniczeniami. </text:span></text:span><text:span text:style-name="Citation"><text:span text:style-name="T43">Jeśli podczas propagacji okaże się, że nie ma możliwości </text:span></text:span><text:soft-page-break/><text:span text:style-name="Citation"><text:span text:style-name="T43">przypisania poprawnej wartości do zmiennej algorytm cofa się i powtarza czynności </text:span></text:span><text:span text:style-name="Citation"><text:span text:style-name="T44">wybierając inną wartość z dostępnego zakresu.</text:span></text:span></text:p>
      <text:p text:style-name="P109"><text:span text:style-name="Citation"><text:span text:style-name="T45">Czas startu i zakończenie wykonywania zadania wybierany jest w sposób heurystyczny. Oznacza to, że z całego dostępnego okna czasowego dla danego zadania wybierany jest ten okres jego wykonywania, który jest najbardziej optymalny z perspektywy dalszej analizy (przypisywania kolejnych zadań i zasobów). </text:span></text:span><text:span text:style-name="Citation"><text:span text:style-name="T44">W przypadku zadań przy których rolę odgrywa kilka zmiennych i ograniczeń, na przykład <text:s/>odsyłanie danych do stacji naziemnej (możliwe okna czasowe </text:span></text:span><text:span text:style-name="Citation"><text:span text:style-name="T45">widoczności </text:span></text:span><text:span text:style-name="Citation"><text:span text:style-name="T44">stacji i satelitów, które w danym momencie </text:span></text:span><text:span text:style-name="Citation"><text:span text:style-name="T45">oczekują na komunikację z nią</text:span></text:span><text:span text:style-name="Citation"><text:span text:style-name="T44">) metoda ta uwzględnia </text:span></text:span><text:span text:style-name="Citation"><text:span text:style-name="T45">poszukiwanie optymalnej</text:span></text:span><text:span text:style-name="Citation"><text:span text:style-name="T44"> kolejnoś</text:span></text:span><text:span text:style-name="Citation"><text:span text:style-name="T45">ci</text:span></text:span><text:span text:style-name="Citation"><text:span text:style-name="T44"> łączenia się z danymi satelitami w </text:span></text:span><text:span text:style-name="Citation"><text:span text:style-name="T45">czasie. </text:span></text:span><text:span text:style-name="Citation"><text:span text:style-name="T46">Ponadto istnieje także możliwość harmonogramowania z uwzględnianiem dzielenia czasu wykonywania zadań na kilka części. Przerywanie wykonywanie zadań i wykonywanie ich przez satelitę w kilku krokach zwiększa do ilość możliwych kombinacji, ale pozwala również na uzyskanie bardziej optymalnego podziału zasobów.</text:span></text:span><text:span text:style-name="Citation"><text:span text:style-name="T39"> </text:span></text:span><text:span text:style-name="Citation"><text:span text:style-name="T46">W przypadku zadań polegających na odnawianiu zasobów, czyli odsyłaniu danych (odzyskiwanie pamięci) stosowane są heurystyki po</text:span></text:span><text:span text:style-name="Citation"><text:span text:style-name="T47">legające</text:span></text:span><text:span text:style-name="Citation"><text:span text:style-name="T46"> na minimalizacji tych czynności przy jednoczesnym zachowaniu pełnej możliwości wykonywania zadań obserwacyjnych konsumujących pamięć. </text:span></text:span><text:span text:style-name="Citation"><text:span text:style-name="T47">Jest to bezpośrednio związane z ostatecznym harmonogramem, jednak metoda pozwala też na odgórne zdefiniowanie ilości zadań odnawiających zasoby i wygenerowanie niekoniecznie optymalnego, ale spójnego6 harmonogramu przy uwzględnieniu tych odgórnych ustaleń </text:span></text:span><text:span text:style-name="Citation"><text:span text:style-name="T48">[19]</text:span></text:span><text:span text:style-name="Citation"><text:span text:style-name="T47">.</text:span></text:span></text:p>
      <text:p text:style-name="P10"><text:span text:style-name="Citation"><text:span text:style-name="T102">Adaptacyjne s</text:span></text:span><text:span text:style-name="Citation"><text:span text:style-name="T101">ymulowane wyżarzanie z </text:span></text:span><text:span text:style-name="Citation"><text:span text:style-name="T102">dynamicznym </text:span></text:span><text:span text:style-name="Citation"><text:span text:style-name="T101">grupowaniem zadań [21]</text:span></text:span></text:p>
      <text:p text:style-name="P14"><text:span text:style-name="Citation"><text:span text:style-name="T59">ASA-DTC </text:span></text:span><text:span text:style-name="Citation"><text:span text:style-name="T65">(Adaptive Simulated Annealing with Dynamic Task Clustering strategy) j</text:span></text:span><text:span text:style-name="Citation"><text:span text:style-name="T59">est to kombinacja różnych heurystyk i metod</text:span></text:span><text:span text:style-name="Citation"><text:span text:style-name="T60"> (w tym np. symulowane wyżarzanie, „tabu search”), w której główną rolę odgrywają heurystyczne harmonogramowanie i dodatkowe zwiększanie efektywności poprzez zgrupowanie zadań. </text:span></text:span><text:span text:style-name="Citation"><text:span text:style-name="T61">Zauważono, że konwencjonalne symulowane wyżarzanie w rozwiązywaniu harmonogramowania może mimo wszystko zwracać rozwiązanie mało optymalne, a uzyskanie wyników dokładniejszych wiąże się z dużym wzrostem ilości czasu potrzebnego na zakończenie procesu harmonogramowania. </text:span></text:span><text:span text:style-name="Citation"><text:span text:style-name="T60">Grupowanie bazuje na tym, że niektóre zadania obserwacyjne docelowo wykonywane są na niewielkiej powierzchni, zatem okna czasowe widoczności </text:span></text:span><text:span text:style-name="Citation"><text:span text:style-name="T69">i położenie sensorów dla tych zadań są takie same</text:span></text:span><text:span text:style-name="Citation"><text:span text:style-name="T60">. </text:span></text:span><text:span text:style-name="Citation"><text:span text:style-name="T69">W związku z tym bardziej efektywnym staje się wykonanie kilku zadań traktując je jako pojedyncze. </text:span></text:span><text:span text:style-name="Citation"><text:span text:style-name="T57">Grupowanie zadań znacząco zwiększa </text:span></text:span><text:span text:style-name="Citation"><text:span text:style-name="T69">zatem </text:span></text:span><text:span text:style-name="Citation"><text:span text:style-name="T57">efektywność generowania harmonogramu, </text:span></text:span><text:span text:style-name="Citation"><text:span text:style-name="T58">jednak statyczne grupowanie </text:span></text:span><text:span text:style-name="Citation"><text:span text:style-name="T60">bezpośrednio </text:span></text:span><text:span text:style-name="Citation"><text:span text:style-name="T58">przed przeprowadzeniem harmonogramowania uniemożliwia określanie maksymalnie optymalnego porządku wykonywania zadań (podczas harmonogramowania może okazać się, że inne zgrupowanie niektórych zadań jest efektywniejsze). </text:span></text:span><text:span text:style-name="Citation"><text:span text:style-name="T59">Grupowanie w sposób dynamiczny wbudowane jest w </text:span></text:span><text:span text:style-name="Citation"><text:span text:style-name="T60">proces </text:span></text:span><text:span text:style-name="Citation"><text:span text:style-name="T59">przeszukiwani</text:span></text:span><text:span text:style-name="Citation"><text:span text:style-name="T60">a</text:span></text:span><text:span text:style-name="Citation"><text:span text:style-name="T59"> sąsiednich punktów </text:span></text:span><text:span text:style-name="Citation"><text:span text:style-name="T60">(</text:span></text:span><text:span text:style-name="Citation"><text:span text:style-name="T59">symulowane wyżarzani</text:span></text:span><text:span text:style-name="Citation"><text:span text:style-name="T60">e)</text:span></text:span><text:span text:style-name="Citation"><text:span text:style-name="T59"> i znacząco poprawia <text:s/>niedogodność </text:span></text:span><text:span text:style-name="Citation"><text:span text:style-name="T60">występującą w przypadku grupowania statycznego </text:span></text:span><text:span text:style-name="Citation"><text:span text:style-name="T69">w efekcie uzyskując lepszą jakość harmonogramowania</text:span></text:span><text:span text:style-name="Citation"><text:span text:style-name="T59">.</text:span></text:span></text:p>
      <text:p text:style-name="P11"><text:span text:style-name="Citation"><text:span text:style-name="T61">W metodzie tej ważną rolę odgrywają:</text:span></text:span></text:p>
      <text:p text:style-name="P12"><text:span text:style-name="Citation"><text:span text:style-name="T61">- adaptacyjne sterowanie wartością temperatury </text:span></text:span><text:span text:style-name="Citation"><text:span text:style-name="T63">i zoptymalizowany dobór sąsiedztwa </text:span></text:span><text:span text:style-name="Citation"><text:span text:style-name="T61">w procedurze symulowanego wyżarzania</text:span></text:span></text:p>
      <text:p text:style-name="P11"><text:span text:style-name="Citation"><text:span text:style-name="T61">- </text:span></text:span><text:span text:style-name="Citation"><text:span text:style-name="T62">przeszukiwanie „tabu”</text:span></text:span><text:span text:style-name="Citation"><text:span text:style-name="T61">, które</text:span></text:span><text:span text:style-name="Citation"><text:span text:style-name="T62">go</text:span></text:span><text:span text:style-name="Citation"><text:span text:style-name="T61"> zadaniem jest spowodowanie pomijania wielokrotnej analizy tych samych kombinacji przy rozwiązywaniu</text:span></text:span></text:p>
      <text:p text:style-name="P13"><text:soft-page-break/><text:span text:style-name="Citation"><text:span text:style-name="T64">Docelowo, metoda dąży do maksymalizacji efektu (jakości) harmonogramowania, co przedstawia się formalnie jako:</text:span></text:span></text:p>
      <text:p text:style-name="P13"><text:span text:style-name="Citation"><text:span text:style-name="T103">max ∑</text:span></text:span><text:span text:style-name="Citation"><text:span text:style-name="T105">N</text:span></text:span><text:span text:style-name="Citation"><text:span text:style-name="T103"> ∑</text:span></text:span><text:span text:style-name="Citation"><text:span text:style-name="T105">M</text:span></text:span><text:span text:style-name="Citation"><text:span text:style-name="T103"> xij · pi</text:span></text:span><text:span text:style-name="Citation"><text:span text:style-name="T64"> gdzie:</text:span></text:span></text:p>
      <text:p text:style-name="P14"><text:span text:style-name="Citation"><text:span text:style-name="T65">j = 1, 2 .. M – zbiór analizowanych orbit</text:span></text:span></text:p>
      <text:p text:style-name="P14"><text:span text:style-name="Citation"><text:span text:style-name="T65">i = 1, 2 .. N – zbiór zadań obserwacyjnych</text:span></text:span></text:p>
      <text:p text:style-name="P13"><text:span text:style-name="Citation"><text:span text:style-name="T64">xij – zadanie obserwacyjne i wykonane z orbity j</text:span></text:span></text:p>
      <text:p text:style-name="P13"><text:span text:style-name="Citation"><text:span text:style-name="T64">pi – priorytet zadania obserwacyjnego</text:span></text:span></text:p>
      <text:p text:style-name="P13"><text:span text:style-name="Citation"><text:span text:style-name="T64">&lt;#&gt;</text:span></text:span><text:span text:style-name="Citation"><text:span text:style-name="T65">Dokończyć</text:span></text:span><text:span text:style-name="Citation"><text:span text:style-name="T64">&lt;/#&gt;</text:span></text:span></text:p>
      <text:p text:style-name="P14"><text:span text:style-name="Citation"><text:span text:style-name="T66">M</text:span></text:span><text:span text:style-name="Citation"><text:span text:style-name="T65">etod</text:span></text:span><text:span text:style-name="Citation"><text:span text:style-name="T66">a</text:span></text:span><text:span text:style-name="Citation"><text:span text:style-name="T65"> ASA-DTC </text:span></text:span><text:span text:style-name="Citation"><text:span text:style-name="T66">określa następujące ograniczenia </text:span></text:span><text:span text:style-name="Citation"><text:span text:style-name="T68">dla </text:span></text:span><text:span text:style-name="Citation"><text:span text:style-name="T65">harmonogramowania</text:span></text:span></text:p>
      <text:p text:style-name="P14"><text:span text:style-name="Citation"><text:span text:style-name="T65">1. Każde zadanie może być wy</text:span></text:span><text:span text:style-name="Citation"><text:span text:style-name="T67">k</text:span></text:span><text:span text:style-name="Citation"><text:span text:style-name="T65">onane maksymalnie raz.</text:span></text:span></text:p>
      <text:p text:style-name="P15"><text:span text:style-name="Citation"><text:span text:style-name="T65">2. Pomiędzy wykonywanymi zadaniami obserwacyjnymi wymagany jest pewien przedział czasu wykorzystany na kalibrację sensora </text:span></text:span><text:span text:style-name="Citation"><text:span text:style-name="T67">i </text:span></text:span><text:span text:style-name="Citation"><text:span text:style-name="T65">ładowanie energii, </text:span></text:span><text:span text:style-name="Citation"><text:span text:style-name="T67">która zużyta zostanie przez sensor w trakcie kolejnego zadania</text:span></text:span><text:span text:style-name="Citation"><text:span text:style-name="T65"> – </text:span></text:span><text:span text:style-name="Citation"><text:span text:style-name="T67">dochodzi do </text:span></text:span><text:span text:style-name="Citation"><text:span text:style-name="T65">przerw</text:span></text:span><text:span text:style-name="Citation"><text:span text:style-name="T67">y</text:span></text:span><text:span text:style-name="Citation"><text:span text:style-name="T65"> w wykonywaniu </text:span></text:span><text:span text:style-name="Citation"><text:span text:style-name="T67">obserwacji.</text:span></text:span></text:p>
      <text:p text:style-name="P16"><text:span text:style-name="Citation"><text:span text:style-name="T68">3. Ładowanie i kalibracja sensora wykonywana jest między każdymi kolejnymi zadaniami.</text:span></text:span></text:p>
      <text:p text:style-name="P14"><text:span text:style-name="Citation"><text:span text:style-name="T68">4</text:span></text:span><text:span text:style-name="Citation"><text:span text:style-name="T65">. </text:span></text:span><text:span text:style-name="Citation"><text:span text:style-name="T68">E</text:span></text:span><text:span text:style-name="Citation"><text:span text:style-name="T66">nergi</text:span></text:span><text:span text:style-name="Citation"><text:span text:style-name="T68">a</text:span></text:span><text:span text:style-name="Citation"><text:span text:style-name="T66"> urządzenia satelitarnego nie może się wyczerpać (zużycie nie przekracza akumulowanej pojemności).</text:span></text:span></text:p>
      <text:p text:style-name="P16"><text:span text:style-name="Citation"><text:span text:style-name="T68">5</text:span></text:span><text:span text:style-name="Citation"><text:span text:style-name="T65">. </text:span></text:span><text:span text:style-name="Citation"><text:span text:style-name="T68">Dostępna pamięć komputera </text:span></text:span><text:span text:style-name="Citation"><text:span text:style-name="T66">satelit</text:span></text:span><text:span text:style-name="Citation"><text:span text:style-name="T68">y</text:span></text:span><text:span text:style-name="Citation"><text:span text:style-name="T66"> nie może się </text:span></text:span><text:span text:style-name="Citation"><text:span text:style-name="T68">zapełnić </text:span></text:span><text:span text:style-name="Citation"><text:span text:style-name="T66">(</text:span></text:span><text:span text:style-name="Citation"><text:span text:style-name="T68">zapełnienie </text:span></text:span><text:span text:style-name="Citation"><text:span text:style-name="T66">nie przekracza </text:span></text:span><text:span text:style-name="Citation"><text:span text:style-name="T68">dostępnej </text:span></text:span><text:span text:style-name="Citation"><text:span text:style-name="T66"><text:s/>pojemności).</text:span></text:span></text:p>
      <text:p text:style-name="P11"><text:span text:style-name="Citation"><text:span text:style-name="T61"/></text:span></text:p>
      <text:p text:style-name="P17"><text:span text:style-name="Citation"><text:span text:style-name="T70">Zadania awaryjne przy użyciu RHS w połączeniu z ISBDR</text:span></text:span></text:p>
      <text:p text:style-name="P17"><text:span text:style-name="Citation"><text:span text:style-name="T70"/></text:span></text:p>
      <text:p text:style-name="P3">3. Model DPL <text:span text:style-name="T226">w rozwiązywaniu harmonogramowania</text:span></text:p>
      <text:p text:style-name="P76"><text:span text:style-name="Citation"><text:span text:style-name="T91">Problem harmonogramowania </text:span></text:span><text:span text:style-name="Citation"><text:span text:style-name="T92">obserwacji </text:span></text:span><text:span text:style-name="Citation"><text:span text:style-name="T91">satelit</text:span></text:span><text:span text:style-name="Citation"><text:span text:style-name="T92">arnych </text:span></text:span><text:span text:style-name="Citation"><text:span text:style-name="T91">polega </text:span></text:span><text:span text:style-name="Citation"><text:span text:style-name="T96">ostatecznie</text:span></text:span><text:span text:style-name="Citation"><text:span text:style-name="T91"> na przypisaniu zadań </text:span></text:span><text:span text:style-name="Citation"><text:span text:style-name="T93">obserwacyjnych w wymaganej kolejności</text:span></text:span><text:span text:style-name="Citation"><text:span text:style-name="T91"> do dostępnych zasobów</text:span></text:span><text:span text:style-name="Citation"><text:span text:style-name="T93">, czyli </text:span></text:span><text:span text:style-name="Citation"><text:span text:style-name="T94">satelitów znajdujących się</text:span></text:span><text:span text:style-name="Citation"><text:span text:style-name="T95"> na orbi</text:span></text:span><text:span text:style-name="Citation"><text:span text:style-name="T94">tach </text:span></text:span><text:span text:style-name="Citation"><text:span text:style-name="T93">biorąc pod uwagę </text:span></text:span><text:span text:style-name="Citation"><text:span text:style-name="T96">wymagane </text:span></text:span><text:span text:style-name="Citation"><text:span text:style-name="T93">ograniczenia bezpośrednio wynikające z możliwości tych urządzeń i oczekiwanych rezultatów</text:span></text:span><text:span text:style-name="Citation"><text:span text:style-name="T95">. </text:span></text:span><text:span text:style-name="Citation"><text:span text:style-name="T93">Harmonogram m</text:span></text:span><text:span text:style-name="Citation"><text:span text:style-name="T89">usi </text:span></text:span><text:span text:style-name="Citation"><text:span text:style-name="T93">uwzględniać zatem </text:span></text:span><text:span text:style-name="Citation"><text:span text:style-name="T89">przyjęt</text:span></text:span><text:span text:style-name="Citation"><text:span text:style-name="T93">e </text:span></text:span><text:span text:style-name="Citation"><text:span text:style-name="T89">z góry założenia i ograniczenia, które wynikają z praw fizyki, konstrukcji i sposobu działania urządzenia, </text:span></text:span><text:span text:style-name="Citation"><text:span text:style-name="T90">organizacji</text:span></text:span><text:span text:style-name="Citation"><text:span text:style-name="T89"> </text:span></text:span><text:span text:style-name="Citation"><text:span text:style-name="T93">pracy </text:span></text:span><text:span text:style-name="Citation"><text:span text:style-name="T89">i innych, </text:span></text:span><text:span text:style-name="Citation"><text:span text:style-name="T93">często </text:span></text:span><text:span text:style-name="Citation"><text:span text:style-name="T105">trudnych </text:span></text:span><text:span text:style-name="Citation"><text:span text:style-name="T93">do przewidzenia </text:span></text:span><text:span text:style-name="Citation"><text:span text:style-name="T89">wyzwań. </text:span></text:span><text:span text:style-name="Citation"><text:span text:style-name="T93">Dopiero wtedy </text:span></text:span><text:span text:style-name="Citation"><text:span text:style-name="T88">wygenerowany harmonogram </text:span></text:span><text:span text:style-name="Citation"><text:span text:style-name="T89">nadawał się </text:span></text:span><text:span text:style-name="Citation"><text:span text:style-name="T93">będzie </text:span></text:span><text:span text:style-name="Citation"><text:span text:style-name="T89">do </text:span></text:span><text:span text:style-name="Citation"><text:span text:style-name="T93">praktycznego </text:span></text:span><text:span text:style-name="Citation"><text:span text:style-name="T89">zastosowania w rzeczywist</text:span></text:span><text:span text:style-name="Citation"><text:span text:style-name="T93">ych warunkach.</text:span></text:span></text:p>
      <text:p text:style-name="P77"><text:span text:style-name="Citation"><text:span text:style-name="T110">&lt;</text:span></text:span><text:span text:style-name="Citation"><text:span text:style-name="T111">#&gt;</text:span></text:span><text:span text:style-name="Citation"><text:span text:style-name="T110">tutaj opis mojego modelu</text:span></text:span><text:span text:style-name="Citation"><text:span text:style-name="T111">&lt;/#</text:span></text:span><text:span text:style-name="Citation"><text:span text:style-name="T110">&gt;</text:span></text:span></text:p>
      <text:p text:style-name="P23"/>
      <text:p text:style-name="P32">3.1. Opis modelu</text:p>
      <text:p text:style-name="P32">Założenia:</text:p>
      <text:list xml:id="list4079081625" text:style-name="L3">
        <text:list-item>
          <text:p text:style-name="P136">Istnieją 3 typy zadań:</text:p>
          <text:p text:style-name="P136">- zadanie obserwacyjne</text:p>
          <text:p text:style-name="P136"><text:soft-page-break/>- downlink (dostarczanie danych na powierzchnię Ziemi)</text:p>
          <text:p text:style-name="P136">- uplink (odbieranie danych z powierzchni Ziemi)</text:p>
        </text:list-item>
        <text:list-item>
          <text:p text:style-name="P133">Wykonywanie zadania musi odbyć się w oknie czasowym jego widoczności.</text:p>
        </text:list-item>
        <text:list-item>
          <text:p text:style-name="P128">Zadania obserw<text:span text:style-name="T289">acyjne</text:span> mogą być wykonywane przez satelity znajdujące się na orbitach.</text:p>
        </text:list-item>
        <text:list-item>
          <text:p text:style-name="P132">Zadanie obserwacyjne może być wykonane maksymalnie raz, <text:span text:style-name="T292">przez dowolnego satelitę</text:span>.</text:p>
        </text:list-item>
        <text:list-item>
          <text:p text:style-name="P136">Downlink może być wykonany przez dowolną ilość satelitów znajdujących się w jego oknie czasowym widoczności.</text:p>
        </text:list-item>
        <text:list-item>
          <text:p text:style-name="P136">Uplink musi być wykonany przez wszystkie satelity znajdujące się w jego oknie czasowym widoczności.</text:p>
        </text:list-item>
        <text:list-item>
          <text:p text:style-name="P132">Zadanie obserwacyjne charakteryzuje się jednoznacznie określonym priorytetem. Im wyższy priorytet, tym ważniejsze jest wykonanie zadania.</text:p>
        </text:list-item>
        <text:list-item>
          <text:p text:style-name="P132">Awaryjne zadanie obserwacyjne <text:span text:style-name="T292">musi być obligatoryjnie wykonane</text:span>.</text:p>
        </text:list-item>
        <text:list-item>
          <text:p text:style-name="P134">Satelita charakteryzuje się jednoznacznie określoną ilością dostępnej pamięci.</text:p>
        </text:list-item>
        <text:list-item>
          <text:p text:style-name="P134"><text:s/>Pamięć komputera satelity zajmowana jest przez dane z wykonanych zadań obserwacyjnych.</text:p>
        </text:list-item>
        <text:list-item>
          <text:p text:style-name="P134"><text:s/>Koszt pamięciowy <text:span text:style-name="T286">wykonania </text:span>każdego zadania jest jednakowy <text:span text:style-name="T286">dla tego samego satelity</text:span>, <text:span text:style-name="T287">lecz poszczególne satelity mogą charakteryzować się różnym kosztem pamięciowym wykonywania zadania</text:span>.</text:p>
        </text:list-item>
        <text:list-item>
          <text:p text:style-name="P132"><text:s/>Satelita o ilości wolnej pamięci mniejszej niż koszt pamięciowy wykonania zadania nie może wykonywać zadań obserwacyjnych <text:span text:style-name="T292">do momentu zwolnienia pamięci</text:span>.</text:p>
        </text:list-item>
        <text:list-item>
          <text:p text:style-name="P134"><text:s/>Pamięć komputera satelity jest całkowicie zwalniana podczas odsyłania danych do stacji naziemnej (downlink).</text:p>
        </text:list-item>
        <text:list-item>
          <text:p text:style-name="P129"><text:span text:style-name="T287"><text:s/>Odsyłanie</text:span> danych <text:span text:style-name="T287">(downlink) z wykonanych zadań obserwacyjnych przez satelitę </text:span>odbywa się <text:span text:style-name="T287">w oknie czasowym widoczności stacji</text:span>, <text:span text:style-name="T288">czyli </text:span>gdy <text:span text:style-name="T288">urządzenie </text:span>znajduje<text:span text:style-name="T287"> </text:span>się nad stacją naziemną.</text:p>
        </text:list-item>
        <text:list-item>
          <text:p text:style-name="P130"><text:span text:style-name="T287"><text:s/>Czas</text:span> <text:span text:style-name="T287">odsyłania danych jest jednakowy dla tego samego satelity, lecz poszczególne satelity mogą charakteryzować się różnym czasem wysyłania danych.</text:span></text:p>
        </text:list-item>
        <text:list-item>
          <text:p text:style-name="P134"><text:s/>Satelita charakteryzuje się jednoznacznie określoną ilością dostępnej energii akumulatora.</text:p>
        </text:list-item>
        <text:list-item>
          <text:p text:style-name="P134"><text:s/>Koszt energetyczny <text:span text:style-name="T286">wykonania </text:span>każdego zadania jest jednakowy <text:span text:style-name="T286">dla tego samego satelity</text:span>, <text:span text:style-name="T287">lecz poszczególne satelity mogą charakteryzować się różnym </text:span>zużyciem energii<text:span text:style-name="T287"> </text:span>przy <text:span text:style-name="T287">wykonywani</text:span>u<text:span text:style-name="T287"> zadania</text:span>.</text:p>
        </text:list-item>
        <text:list-item>
          <text:p text:style-name="P132"><text:s/>Satelita o ilości energii mniejszej niż koszt energetyczny wykonania zadania nie może wykonywać zadań obserwacyjnych.</text:p>
        </text:list-item>
        <text:list-item>
          <text:p text:style-name="P135"><text:s/>Energia satelity jest odnawiana proporcjonalnie do upływu czasu. <text:span text:style-name="T292">Wartość generowanej e</text:span>nergi<text:span text:style-name="T292">i</text:span> jest <text:span text:style-name="T290">stałą, odbywa się to </text:span>automatycznie podczas operowania satelity <text:span text:style-name="T290">(</text:span>przy pomocy ogniw słonecznych<text:span text:style-name="T290">)</text:span>. <text:s/><text:span text:style-name="T292">Poszczególne satelity mogą charakteryzować się różną wartością generowaną w jednostce czasu.</text:span></text:p>
        </text:list-item>
        <text:list-item>
          <text:p text:style-name="P131"><text:span text:style-name="T288"><text:s/>Komunikacja kontrolna (uplink) z satelitą </text:span>odbywa się <text:span text:style-name="T287">w oknie czasowym widoczności stacji</text:span>, <text:span text:style-name="T288">czyli </text:span>gdy <text:span text:style-name="T288">urządzenie </text:span>znajduje<text:span text:style-name="T287"> </text:span>się nad stacją <text:span text:style-name="T288">kontrolną</text:span>.</text:p>
        </text:list-item>
        <text:list-item>
          <text:p text:style-name="P131"><text:span text:style-name="T287"><text:s/>Czas</text:span> <text:span text:style-name="T288">komunikacji kontrolnej jest jednakowy dla tego samego satelity, lecz poszczególne satelity mogą charakteryzować się różnym czasem tej komunikacji.</text:span></text:p>
        </text:list-item>
        <text:list-item>
          <text:p text:style-name="P132"><text:s/>Żadne okno czasowe nie może nakładać się na drugie (tylko jedna czynność wykonywana jest w danym czasie)</text:p>
        </text:list-item>
      </text:list>
      <text:p text:style-name="P99">Model:</text:p>
      <text:p text:style-name="P99"/>
      <text:p text:style-name="P36"><text:soft-page-break/>3.2. Przykładowa instatncja problemu</text:p>
      <text:p text:style-name="P116">&lt;#&gt;Tutaj mój model&lt;/#&gt;</text:p>
      <text:p text:style-name="P78"/>
      <text:p text:style-name="P81"><text:span text:style-name="Citation"><text:span text:style-name="T109">4. Wyniki Badań</text:span></text:span></text:p>
      <text:p text:style-name="P24"><text:span text:style-name="Citation"><text:span text:style-name="T80">5. Podsumowanie</text:span></text:span></text:p>
      <text:p text:style-name="P25"><text:span text:style-name="Citation"><text:span text:style-name="T1"/></text:span></text:p>
      <text:p text:style-name="P25"><text:span text:style-name="Citation"><text:span text:style-name="T1"/></text:span></text:p>
      <text:p text:style-name="P25"><text:span text:style-name="Citation"><text:span text:style-name="T1"/></text:span></text:p>
      <text:p text:style-name="P25"><text:span text:style-name="Citation"><text:span text:style-name="T1"/></text:span></text:p>
      <text:p text:style-name="P25"><text:span text:style-name="Citation"><text:span text:style-name="T1"/></text:span></text:p>
      <text:p text:style-name="P25"><text:span text:style-name="Citation"><text:span text:style-name="T1"/></text:span></text:p>
      <text:p text:style-name="P25"><text:span text:style-name="Citation"><text:span text:style-name="T1"/></text:span></text:p>
      <text:p text:style-name="P26"><text:span text:style-name="Citation"><text:span text:style-name="T2">BIBLIOGRAFIA</text:span></text:span></text:p>
      <text:p text:style-name="P27"><text:span text:style-name="Citation"><text:span text:style-name="T272">[a] Materiały i zbiory danych dostępna na stronie </text:span></text:span><text:a xlink:type="simple" xlink:href="https://www.ucsusa.org/" text:style-name="Internet_20_link" text:visited-style-name="Visited_20_Internet_20_Link"><text:span text:style-name="Citation"><text:span text:style-name="T272">https://www.ucsusa.org</text:span></text:span></text:a><text:span text:style-name="Citation"><text:span text:style-name="T272"> (csv)</text:span></text:span></text:p>
      <text:p text:style-name="P37">[1] – Słownik języka polskiego <text:a xlink:type="simple" xlink:href="https://sjp.pl/harmonogramowanie" text:style-name="Internet_20_link" text:visited-style-name="Visited_20_Internet_20_Link">https://sjp.pl/</text:a></text:p>
      <text:p text:style-name="P38">[2] - encyklopedia britanica <text:a xlink:type="simple" xlink:href="https://www.britannica.com/science/orbit-astronomy" text:style-name="Internet_20_link" text:visited-style-name="Visited_20_Internet_20_Link">https://www.britannica.com/science/orbit-astronomy</text:a></text:p>
      <text:p text:style-name="P39">[3] - Autonomiczny wieloczujnikowy system satelitarny na wieloagentowym modelu tablicowym</text:p>
      <text:p text:style-name="P40">[4] - Satellite Communications Systems Engineering Atmospheric Effects, Satellite Link Designand System Performance</text:p>
      <text:p text:style-name="P33">[5] Clingo guide – potassco</text:p>
      <text:p text:style-name="P41">[6] Introduction to the theory of computation</text:p>
      <text:p text:style-name="P42">[<text:span text:style-name="T229">8</text:span>] Legal and Political Aspects of the Use of European Satellite Navigation Systems Galileo and EGNOS</text:p>
      <text:p text:style-name="P42">[<text:span text:style-name="T229">9</text:span>] SATELITARNE sieci teleinformatyczne</text:p>
      <text:p text:style-name="P43">[<text:span text:style-name="T229">10</text:span>] Bellis, Mary. "The History of Satellites - Sputnik I." ThoughtCo. https://www.thoughtco.com/history-of-satellites-4070932 (dostęp 28.08.2020).</text:p>
      <text:p text:style-name="P43">[<text:span text:style-name="T229">11</text:span>] Keith Schmidt, 2001, Using Tabu Search to Solve the Job Shop Scheduling Problem with Sequence Dependent Setup Times</text:p>
      <text:p text:style-name="P44">[12] <text:span text:style-name="T230">Programista 3/2018 (70) 285358</text:span></text:p>
      <text:p text:style-name="P58">[13] AU-18 Space Primer, Prepared <text:s/>by Air Command And Staff College Space Research Electives Seminars, Air University Press Maxwell Air Force Base, Alabama</text:p>
      <text:p text:style-name="P59">[14] Prolog</text:p>
      <text:p text:style-name="P60"><text:soft-page-break/>[15] Applications of Answer Set Programming Esra Erdem, Michael Gelfond, Nicola Leone, 2016, Association for the Advancement of Artificial Intelligence. ISSN 0738-4602</text:p>
      <text:p text:style-name="P61">[16] A SIMPLE OPTIMISED SEARCH HEURISTIC FOR THE JOB-SHOP SCHEDULING PROBLEM</text:p>
      <text:p text:style-name="P62">[17] Introduction to logic programming</text:p>
      <text:p text:style-name="P64">[18] Goodman, Melissa D.; Dowsland, Kathryn A.; Thompson, Jonathan M. (2007). "A grasp-knapsack hybrid for a nurse-scheduling problem"</text:p>
      <text:p text:style-name="P66">[19] A Constraint-Based Approach to Satellite Scheduling Joseph C. Pemberton and Flavius Galiber, Pacific-Sierra Research 1400 Key Boulevard, Suite 700 Arlington, VA 22209</text:p>
      <text:p text:style-name="P67">[20] A SIMPLE OPTIMISED SEARCH HEURISTIC FOR THE JOB-SHOP SCHEDULING PROBLEM</text:p>
      <text:p text:style-name="P68">[21] Satellite observation scheduling with a novel adaptive simulated annealing algorithm and a dynamic task clustering strate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21:21:59.076498196</meta:creation-date>
    <dc:date>2021-01-07T19:58:09.678902320</dc:date>
    <meta:editing-duration>P1DT4H2M41S</meta:editing-duration>
    <meta:editing-cycles>105</meta:editing-cycles>
    <meta:generator>LibreOffice/6.0.7.3$Linux_X86_64 LibreOffice_project/00m0$Build-3</meta:generator>
    <meta:document-statistic meta:table-count="0" meta:image-count="0" meta:object-count="0" meta:page-count="17" meta:paragraph-count="192" meta:word-count="6364" meta:character-count="49392" meta:non-whitespace-character-count="43179"/>
  </office:meta>
</office:document-meta>
</file>